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2" table:default-cell-style-name="Default"/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table:number-columns-repeated="2"/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[.B115]" office:value-type="float" office:value="163861.44" calcext:value-type="float">
            <text:p>163861,44</text:p>
          </table:table-cell>
          <table:table-cell table:formula="of:=[.G115]" office:value-type="float" office:value="108772.54" calcext:value-type="float">
            <text:p>108772,54</text:p>
          </table:table-cell>
          <table:table-cell table:formula="of:=[.L115]" office:value-type="float" office:value="83068.02" calcext:value-type="float">
            <text:p>83068,02</text:p>
          </table:table-cell>
          <table:table-cell office:value-type="float" office:value="1000" calcext:value-type="float">
            <text:p>1000</text:p>
          </table:table-cell>
          <table:table-cell table:formula="of:=[.C115]" office:value-type="float" office:value="6.328" calcext:value-type="float">
            <text:p>6,328</text:p>
          </table:table-cell>
          <table:table-cell table:formula="of:=[.H115]" office:value-type="float" office:value="9.03" calcext:value-type="float">
            <text:p>9,03</text:p>
          </table:table-cell>
          <table:table-cell table:formula="of:=[.M115]" office:value-type="float" office:value="5.75" calcext:value-type="float">
            <text:p>5,75</text:p>
          </table:table-cell>
          <table:table-cell office:value-type="float" office:value="50000" calcext:value-type="float">
            <text:p>50000</text:p>
          </table:table-cell>
          <table:table-cell table:formula="of:=[.D115]" office:value-type="float" office:value="0.7" calcext:value-type="float">
            <text:p>0,7</text:p>
          </table:table-cell>
          <table:table-cell table:formula="of:=[.I115]" office:value-type="float" office:value="1.7" calcext:value-type="float">
            <text:p>1,7</text:p>
          </table:table-cell>
          <table:table-cell table:formula="of:=[.N115]" office:value-type="float" office:value="2.408" calcext:value-type="float">
            <text:p>2,408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formula="of:=[.B116]" office:value-type="float" office:value="541172.267141219" calcext:value-type="float">
            <text:p>541172,267141219</text:p>
          </table:table-cell>
          <table:table-cell table:formula="of:=[.G116]" office:value-type="float" office:value="19571.1603715365" calcext:value-type="float">
            <text:p>19571,1603715365</text:p>
          </table:table-cell>
          <table:table-cell table:formula="of:=[.L116]" office:value-type="float" office:value="24160.932747301" calcext:value-type="float">
            <text:p>24160,932747301</text:p>
          </table:table-cell>
          <table:table-cell office:value-type="float" office:value="50000" calcext:value-type="float">
            <text:p>50000</text:p>
          </table:table-cell>
          <table:table-cell table:formula="of:=[.C116]" office:value-type="float" office:value="0.780779098080885" calcext:value-type="float">
            <text:p>0,780779098080885</text:p>
          </table:table-cell>
          <table:table-cell table:formula="of:=[.H116]" office:value-type="float" office:value="1.90685605120051" calcext:value-type="float">
            <text:p>1,90685605120051</text:p>
          </table:table-cell>
          <table:table-cell table:formula="of:=[.M116]" office:value-type="float" office:value="0.581807528311554" calcext:value-type="float">
            <text:p>0,581807528311554</text:p>
          </table:table-cell>
          <table:table-cell office:value-type="float" office:value="50000" calcext:value-type="float">
            <text:p>50000</text:p>
          </table:table-cell>
          <table:table-cell table:formula="of:=[.D116]" office:value-type="float" office:value="0" calcext:value-type="float">
            <text:p>0</text:p>
          </table:table-cell>
          <table:table-cell table:formula="of:=[.I116]" office:value-type="float" office:value="0" calcext:value-type="float">
            <text:p>0</text:p>
          </table:table-cell>
          <table:table-cell table:formula="of:=[.N116]" office:value-type="float" office:value="0.0271293199325011" calcext:value-type="float">
            <text:p>0,02712931993250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B225]" office:value-type="float" office:value="74915.84" calcext:value-type="float">
            <text:p>74915,84</text:p>
          </table:table-cell>
          <table:table-cell table:formula="of:=[.G225]" office:value-type="float" office:value="126093" calcext:value-type="float">
            <text:p>126093</text:p>
          </table:table-cell>
          <table:table-cell table:formula="of:=[.L225]" office:value-type="float" office:value="64712.54" calcext:value-type="float">
            <text:p>64712,54</text:p>
          </table:table-cell>
          <table:table-cell office:value-type="float" office:value="2000" calcext:value-type="float">
            <text:p>2000</text:p>
          </table:table-cell>
          <table:table-cell table:formula="of:=[.C225]" office:value-type="float" office:value="12.426" calcext:value-type="float">
            <text:p>12,426</text:p>
          </table:table-cell>
          <table:table-cell table:formula="of:=[.H225]" office:value-type="float" office:value="20.958" calcext:value-type="float">
            <text:p>20,958</text:p>
          </table:table-cell>
          <table:table-cell table:formula="of:=[.M225]" office:value-type="float" office:value="11.388" calcext:value-type="float">
            <text:p>11,388</text:p>
          </table:table-cell>
          <table:table-cell office:value-type="float" office:value="100000" calcext:value-type="float">
            <text:p>100000</text:p>
          </table:table-cell>
          <table:table-cell table:formula="of:=[.D225]" office:value-type="float" office:value="1.8" calcext:value-type="float">
            <text:p>1,8</text:p>
          </table:table-cell>
          <table:table-cell table:formula="of:=[.I225]" office:value-type="float" office:value="1.7" calcext:value-type="float">
            <text:p>1,7</text:p>
          </table:table-cell>
          <table:table-cell table:formula="of:=[.N225]" office:value-type="float" office:value="3.2" calcext:value-type="float">
            <text:p>3,2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[.B226]" office:value-type="float" office:value="13797.3474977765" calcext:value-type="float">
            <text:p>13797,3474977765</text:p>
          </table:table-cell>
          <table:table-cell table:formula="of:=[.G226]" office:value-type="float" office:value="23589.3118907695" calcext:value-type="float">
            <text:p>23589,3118907695</text:p>
          </table:table-cell>
          <table:table-cell table:formula="of:=[.L226]" office:value-type="float" office:value="24878.4535493748" calcext:value-type="float">
            <text:p>24878,4535493748</text:p>
          </table:table-cell>
          <table:table-cell office:value-type="float" office:value="100000" calcext:value-type="float">
            <text:p>100000</text:p>
          </table:table-cell>
          <table:table-cell table:formula="of:=[.C226]" office:value-type="float" office:value="1.47645656895149" calcext:value-type="float">
            <text:p>1,47645656895149</text:p>
          </table:table-cell>
          <table:table-cell table:formula="of:=[.H226]" office:value-type="float" office:value="1.95100896973848" calcext:value-type="float">
            <text:p>1,95100896973848</text:p>
          </table:table-cell>
          <table:table-cell table:formula="of:=[.M226]" office:value-type="float" office:value="1.76029997443617" calcext:value-type="float">
            <text:p>1,76029997443617</text:p>
          </table:table-cell>
          <table:table-cell office:value-type="float" office:value="100000" calcext:value-type="float">
            <text:p>100000</text:p>
          </table:table-cell>
          <table:table-cell table:formula="of:=[.D226]" office:value-type="float" office:value="0" calcext:value-type="float">
            <text:p>0</text:p>
          </table:table-cell>
          <table:table-cell table:formula="of:=[.I226]" office:value-type="float" office:value="0" calcext:value-type="float">
            <text:p>0</text:p>
          </table:table-cell>
          <table:table-cell table:formula="of:=[.N2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formula="of:=[.B340]" office:value-type="float" office:value="66164.32" calcext:value-type="float">
            <text:p>66164,32</text:p>
          </table:table-cell>
          <table:table-cell table:formula="of:=[.G340]" office:value-type="float" office:value="151666.98" calcext:value-type="float">
            <text:p>151666,98</text:p>
          </table:table-cell>
          <table:table-cell table:formula="of:=[.L340]" office:value-type="float" office:value="58889.86" calcext:value-type="float">
            <text:p>58889,86</text:p>
          </table:table-cell>
          <table:table-cell office:value-type="float" office:value="4000" calcext:value-type="float">
            <text:p>4000</text:p>
          </table:table-cell>
          <table:table-cell table:formula="of:=[.C340]" office:value-type="float" office:value="23.908" calcext:value-type="float">
            <text:p>23,908</text:p>
          </table:table-cell>
          <table:table-cell table:formula="of:=[.H340]" office:value-type="float" office:value="41.252" calcext:value-type="float">
            <text:p>41,252</text:p>
          </table:table-cell>
          <table:table-cell table:formula="of:=[.M340]" office:value-type="float" office:value="21.836" calcext:value-type="float">
            <text:p>21,836</text:p>
          </table:table-cell>
          <table:table-cell office:value-type="float" office:value="200000" calcext:value-type="float">
            <text:p>200000</text:p>
          </table:table-cell>
          <table:table-cell table:formula="of:=[.D340]" office:value-type="float" office:value="6.658" calcext:value-type="float">
            <text:p>6,658</text:p>
          </table:table-cell>
          <table:table-cell table:formula="of:=[.I340]" office:value-type="float" office:value="1.7" calcext:value-type="float">
            <text:p>1,7</text:p>
          </table:table-cell>
          <table:table-cell table:formula="of:=[.N340]" office:value-type="float" office:value="10.14" calcext:value-type="float">
            <text:p>10,14</text:p>
          </table:table-cell>
          <table:table-cell table:number-columns-repeated="2"/>
          <table:table-cell office:value-type="float" office:value="200000" calcext:value-type="float">
            <text:p>200000</text:p>
          </table:table-cell>
          <table:table-cell table:formula="of:=[.B341]" office:value-type="float" office:value="17195.2032130359" calcext:value-type="float">
            <text:p>17195,2032130359</text:p>
          </table:table-cell>
          <table:table-cell table:formula="of:=[.G341]" office:value-type="float" office:value="98434.9824244389" calcext:value-type="float">
            <text:p>98434,9824244389</text:p>
          </table:table-cell>
          <table:table-cell table:formula="of:=[.L341]" office:value-type="float" office:value="18996.5183947059" calcext:value-type="float">
            <text:p>18996,5183947059</text:p>
          </table:table-cell>
          <table:table-cell office:value-type="float" office:value="200000" calcext:value-type="float">
            <text:p>200000</text:p>
          </table:table-cell>
          <table:table-cell table:formula="of:=[.C341]" office:value-type="float" office:value="2.67498336443425" calcext:value-type="float">
            <text:p>2,67498336443425</text:p>
          </table:table-cell>
          <table:table-cell table:formula="of:=[.H341]" office:value-type="float" office:value="2.74074734333539" calcext:value-type="float">
            <text:p>2,74074734333539</text:p>
          </table:table-cell>
          <table:table-cell table:formula="of:=[.M341]" office:value-type="float" office:value="2.70368341341955" calcext:value-type="float">
            <text:p>2,70368341341955</text:p>
          </table:table-cell>
          <table:table-cell office:value-type="float" office:value="200000" calcext:value-type="float">
            <text:p>200000</text:p>
          </table:table-cell>
          <table:table-cell table:formula="of:=[.D341]" office:value-type="float" office:value="0.0493558507170125" calcext:value-type="float">
            <text:p>0,049355850717013</text:p>
          </table:table-cell>
          <table:table-cell table:formula="of:=[.I341]" office:value-type="float" office:value="0" calcext:value-type="float">
            <text:p>0</text:p>
          </table:table-cell>
          <table:table-cell table:formula="of:=[.N341]" office:value-type="float" office:value="0.0489897948556634" calcext:value-type="float">
            <text:p>0,048989794855663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formula="of:=[.B455]" office:value-type="float" office:value="71787.2" calcext:value-type="float">
            <text:p>71787,2</text:p>
          </table:table-cell>
          <table:table-cell table:formula="of:=[.G455]" office:value-type="float" office:value="120171.58" calcext:value-type="float">
            <text:p>120171,58</text:p>
          </table:table-cell>
          <table:table-cell table:formula="of:=[.L455]" office:value-type="float" office:value="46352.26" calcext:value-type="float">
            <text:p>46352,26</text:p>
          </table:table-cell>
          <table:table-cell office:value-type="float" office:value="8000" calcext:value-type="float">
            <text:p>8000</text:p>
          </table:table-cell>
          <table:table-cell table:formula="of:=[.C455]" office:value-type="float" office:value="48.07" calcext:value-type="float">
            <text:p>48,07</text:p>
          </table:table-cell>
          <table:table-cell table:formula="of:=[.H455]" office:value-type="float" office:value="77.18" calcext:value-type="float">
            <text:p>77,18</text:p>
          </table:table-cell>
          <table:table-cell table:formula="of:=[.M455]" office:value-type="float" office:value="37.874" calcext:value-type="float">
            <text:p>37,874</text:p>
          </table:table-cell>
          <table:table-cell office:value-type="float" office:value="400000" calcext:value-type="float">
            <text:p>400000</text:p>
          </table:table-cell>
          <table:table-cell table:formula="of:=[.D455]" office:value-type="float" office:value="8.41999999999999" calcext:value-type="float">
            <text:p>8,41999999999999</text:p>
          </table:table-cell>
          <table:table-cell table:formula="of:=[.I455]" office:value-type="float" office:value="1.7" calcext:value-type="float">
            <text:p>1,7</text:p>
          </table:table-cell>
          <table:table-cell table:formula="of:=[.N455]" office:value-type="float" office:value="8.10600000000001" calcext:value-type="float">
            <text:p>8,10600000000001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  <table:table-cell table:formula="of:=[.B456]" office:value-type="float" office:value="16423.189028931" calcext:value-type="float">
            <text:p>16423,189028931</text:p>
          </table:table-cell>
          <table:table-cell table:formula="of:=[.G456]" office:value-type="float" office:value="30123.8075801118" calcext:value-type="float">
            <text:p>30123,8075801118</text:p>
          </table:table-cell>
          <table:table-cell table:formula="of:=[.L456]" office:value-type="float" office:value="14110.1216930401" calcext:value-type="float">
            <text:p>14110,1216930401</text:p>
          </table:table-cell>
          <table:table-cell office:value-type="float" office:value="400000" calcext:value-type="float">
            <text:p>400000</text:p>
          </table:table-cell>
          <table:table-cell table:formula="of:=[.C456]" office:value-type="float" office:value="1.91575050567656" calcext:value-type="float">
            <text:p>1,91575050567656</text:p>
          </table:table-cell>
          <table:table-cell table:formula="of:=[.H456]" office:value-type="float" office:value="11.4430590315702" calcext:value-type="float">
            <text:p>11,4430590315702</text:p>
          </table:table-cell>
          <table:table-cell table:formula="of:=[.M456]" office:value-type="float" office:value="2.93699233911156" calcext:value-type="float">
            <text:p>2,93699233911156</text:p>
          </table:table-cell>
          <table:table-cell office:value-type="float" office:value="400000" calcext:value-type="float">
            <text:p>400000</text:p>
          </table:table-cell>
          <table:table-cell table:formula="of:=[.D456]" office:value-type="float" office:value="0.0399999999999998" calcext:value-type="float">
            <text:p>0,04</text:p>
          </table:table-cell>
          <table:table-cell table:formula="of:=[.I456]" office:value-type="float" office:value="0" calcext:value-type="float">
            <text:p>0</text:p>
          </table:table-cell>
          <table:table-cell table:formula="of:=[.N456]" office:value-type="float" office:value="0.0237486841740758" calcext:value-type="float">
            <text:p>0,023748684174076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formula="of:=[.B570]" office:value-type="float" office:value="142819.72" calcext:value-type="float">
            <text:p>142819,72</text:p>
          </table:table-cell>
          <table:table-cell table:formula="of:=[.G570]" office:value-type="float" office:value="110884.88" calcext:value-type="float">
            <text:p>110884,88</text:p>
          </table:table-cell>
          <table:table-cell table:formula="of:=[.L570]" office:value-type="float" office:value="43974.8" calcext:value-type="float">
            <text:p>43974,8</text:p>
          </table:table-cell>
          <table:table-cell office:value-type="float" office:value="16000" calcext:value-type="float">
            <text:p>16000</text:p>
          </table:table-cell>
          <table:table-cell table:formula="of:=[.C570]" office:value-type="float" office:value="68.944" calcext:value-type="float">
            <text:p>68,944</text:p>
          </table:table-cell>
          <table:table-cell table:formula="of:=[.H570]" office:value-type="float" office:value="99.58" calcext:value-type="float">
            <text:p>99,58</text:p>
          </table:table-cell>
          <table:table-cell table:formula="of:=[.M570]" office:value-type="float" office:value="63.462" calcext:value-type="float">
            <text:p>63,462</text:p>
          </table:table-cell>
          <table:table-cell office:value-type="float" office:value="800000" calcext:value-type="float">
            <text:p>800000</text:p>
          </table:table-cell>
          <table:table-cell table:formula="of:=[.D570]" office:value-type="float" office:value="8.5" calcext:value-type="float">
            <text:p>8,5</text:p>
          </table:table-cell>
          <table:table-cell table:formula="of:=[.I570]" office:value-type="float" office:value="1.7" calcext:value-type="float">
            <text:p>1,7</text:p>
          </table:table-cell>
          <table:table-cell table:formula="of:=[.N570]" office:value-type="float" office:value="7" calcext:value-type="float">
            <text:p>7</text:p>
          </table:table-cell>
          <table:table-cell table:number-columns-repeated="2"/>
          <table:table-cell office:value-type="float" office:value="800000" calcext:value-type="float">
            <text:p>800000</text:p>
          </table:table-cell>
          <table:table-cell table:formula="of:=[.B571]" office:value-type="float" office:value="263155.564491427" calcext:value-type="float">
            <text:p>263155,564491427</text:p>
          </table:table-cell>
          <table:table-cell table:formula="of:=[.G571]" office:value-type="float" office:value="37393.4148842493" calcext:value-type="float">
            <text:p>37393,4148842493</text:p>
          </table:table-cell>
          <table:table-cell table:formula="of:=[.L571]" office:value-type="float" office:value="14515.8278317153" calcext:value-type="float">
            <text:p>14515,8278317153</text:p>
          </table:table-cell>
          <table:table-cell office:value-type="float" office:value="800000" calcext:value-type="float">
            <text:p>800000</text:p>
          </table:table-cell>
          <table:table-cell table:formula="of:=[.C571]" office:value-type="float" office:value="4.17938560077914" calcext:value-type="float">
            <text:p>4,17938560077914</text:p>
          </table:table-cell>
          <table:table-cell table:formula="of:=[.H571]" office:value-type="float" office:value="0.695413546028548" calcext:value-type="float">
            <text:p>0,695413546028548</text:p>
          </table:table-cell>
          <table:table-cell table:formula="of:=[.M571]" office:value-type="float" office:value="2.70435870401839" calcext:value-type="float">
            <text:p>2,70435870401839</text:p>
          </table:table-cell>
          <table:table-cell office:value-type="float" office:value="800000" calcext:value-type="float">
            <text:p>800000</text:p>
          </table:table-cell>
          <table:table-cell table:formula="of:=[.D571]" office:value-type="float" office:value="0" calcext:value-type="float">
            <text:p>0</text:p>
          </table:table-cell>
          <table:table-cell table:formula="of:=[.I571]" office:value-type="float" office:value="0" calcext:value-type="float">
            <text:p>0</text:p>
          </table:table-cell>
          <table:table-cell table:formula="of:=[.N5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5"/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td Dev 51-100</text:p>
          </table:table-cell>
          <table:table-cell table:number-columns-repeated="11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_J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NI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8860862" calcext:value-type="float">
            <text:p>28860862</text:p>
          </table:table-cell>
          <table:table-cell office:value-type="float" office:value="6.7" calcext:value-type="float">
            <text:p>6,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114680" calcext:value-type="float">
            <text:p>114680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48157377" calcext:value-type="float">
            <text:p>48157377</text:p>
          </table:table-cell>
          <table:table-cell office:value-type="float" office:value="13.3" calcext:value-type="float">
            <text:p>13,3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0217" calcext:value-type="float">
            <text:p>440217</text:p>
          </table:table-cell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65300" calcext:value-type="float">
            <text:p>1653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27329" calcext:value-type="float">
            <text:p>427329</text:p>
          </table:table-cell>
          <table:table-cell office:value-type="float" office:value="17" calcext:value-type="float">
            <text:p>1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8179" calcext:value-type="float">
            <text:p>338179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232110" calcext:value-type="float">
            <text:p>232110</text:p>
          </table:table-cell>
          <table:table-cell office:value-type="float" office:value="10" calcext:value-type="float">
            <text:p>10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327117" calcext:value-type="float">
            <text:p>327117</text:p>
          </table:table-cell>
          <table:table-cell office:value-type="float" office:value="11" calcext:value-type="float">
            <text:p>1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9697" calcext:value-type="float">
            <text:p>319697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2297" calcext:value-type="float">
            <text:p>142297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6329" calcext:value-type="float">
            <text:p>256329</text:p>
          </table:table-cell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1709" calcext:value-type="float">
            <text:p>411709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8986" calcext:value-type="float">
            <text:p>148986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6032" calcext:value-type="float">
            <text:p>306032</text:p>
          </table:table-cell>
          <table:table-cell office:value-type="float" office:value="7" calcext:value-type="float">
            <text:p>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0014" calcext:value-type="float">
            <text:p>390014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215937" calcext:value-type="float">
            <text:p>215937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9177" calcext:value-type="float">
            <text:p>389177</text:p>
          </table:table-cell>
          <table:table-cell office:value-type="float" office:value="7.9" calcext:value-type="float">
            <text:p>7,9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7071" calcext:value-type="float">
            <text:p>197071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88185" calcext:value-type="float">
            <text:p>88185</text:p>
          </table:table-cell>
          <table:table-cell office:value-type="float" office:value="6.9" calcext:value-type="float">
            <text:p>6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3620" calcext:value-type="float">
            <text:p>133620</text:p>
          </table:table-cell>
          <table:table-cell office:value-type="float" office:value="10" calcext:value-type="float">
            <text:p>10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0346" calcext:value-type="float">
            <text:p>210346</text:p>
          </table:table-cell>
          <table:table-cell office:value-type="float" office:value="7.9" calcext:value-type="float">
            <text:p>7,9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95808" calcext:value-type="float">
            <text:p>95808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6659" calcext:value-type="float">
            <text:p>116659</text:p>
          </table:table-cell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3447" calcext:value-type="float">
            <text:p>193447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6204" calcext:value-type="float">
            <text:p>136204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53597" calcext:value-type="float">
            <text:p>153597</text:p>
          </table:table-cell>
          <table:table-cell office:value-type="float" office:value="7" calcext:value-type="float">
            <text:p>7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9491" calcext:value-type="float">
            <text:p>219491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89590" calcext:value-type="float">
            <text:p>89590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4706" calcext:value-type="float">
            <text:p>104706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5770" calcext:value-type="float">
            <text:p>195770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89079" calcext:value-type="float">
            <text:p>89079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910" calcext:value-type="float">
            <text:p>51910</text:p>
          </table:table-cell>
          <table:table-cell office:value-type="float" office:value="5" calcext:value-type="float">
            <text:p>5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2305" calcext:value-type="float">
            <text:p>132305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61134" calcext:value-type="float">
            <text:p>161134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4062" calcext:value-type="float">
            <text:p>74062</text:p>
          </table:table-cell>
          <table:table-cell office:value-type="float" office:value="7" calcext:value-type="float">
            <text:p>7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6605" calcext:value-type="float">
            <text:p>206605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96901" calcext:value-type="float">
            <text:p>96901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478" calcext:value-type="float">
            <text:p>61478</text:p>
          </table:table-cell>
          <table:table-cell office:value-type="float" office:value="5" calcext:value-type="float">
            <text:p>5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2129" calcext:value-type="float">
            <text:p>472129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21440" calcext:value-type="float">
            <text:p>121440</text:p>
          </table:table-cell>
          <table:table-cell office:value-type="float" office:value="10.9" calcext:value-type="float">
            <text:p>10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6039" calcext:value-type="float">
            <text:p>96039</text:p>
          </table:table-cell>
          <table:table-cell office:value-type="float" office:value="7" calcext:value-type="float">
            <text:p>7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0496" calcext:value-type="float">
            <text:p>140496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27348" calcext:value-type="float">
            <text:p>127348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5171" calcext:value-type="float">
            <text:p>115171</text:p>
          </table:table-cell>
          <table:table-cell office:value-type="float" office:value="5.9" calcext:value-type="float">
            <text:p>5,9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5972" calcext:value-type="float">
            <text:p>185972</text:p>
          </table:table-cell>
          <table:table-cell office:value-type="float" office:value="6.9" calcext:value-type="float">
            <text:p>6,9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29419" calcext:value-type="float">
            <text:p>129419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0996" calcext:value-type="float">
            <text:p>110996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716" calcext:value-type="float">
            <text:p>97716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05366" calcext:value-type="float">
            <text:p>105366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8921" calcext:value-type="float">
            <text:p>98921</text:p>
          </table:table-cell>
          <table:table-cell office:value-type="float" office:value="7" calcext:value-type="float">
            <text:p>7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3213" calcext:value-type="float">
            <text:p>93213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12921" calcext:value-type="float">
            <text:p>112921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858" calcext:value-type="float">
            <text:p>61858</text:p>
          </table:table-cell>
          <table:table-cell office:value-type="float" office:value="5" calcext:value-type="float">
            <text:p>5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1880" calcext:value-type="float">
            <text:p>141880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31426" calcext:value-type="float">
            <text:p>131426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0384" calcext:value-type="float">
            <text:p>70384</text:p>
          </table:table-cell>
          <table:table-cell office:value-type="float" office:value="14" calcext:value-type="float">
            <text:p>14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681" calcext:value-type="float">
            <text:p>85681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00349" calcext:value-type="float">
            <text:p>100349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0647" calcext:value-type="float">
            <text:p>90647</text:p>
          </table:table-cell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3097" calcext:value-type="float">
            <text:p>103097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86696" calcext:value-type="float">
            <text:p>86696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6831" calcext:value-type="float">
            <text:p>96831</text:p>
          </table:table-cell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6338" calcext:value-type="float">
            <text:p>126338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96510" calcext:value-type="float">
            <text:p>96510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562" calcext:value-type="float">
            <text:p>64562</text:p>
          </table:table-cell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691" calcext:value-type="float">
            <text:p>80691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23295" calcext:value-type="float">
            <text:p>123295</text:p>
          </table:table-cell>
          <table:table-cell office:value-type="float" office:value="10.9" calcext:value-type="float">
            <text:p>10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042" calcext:value-type="float">
            <text:p>58042</text:p>
          </table:table-cell>
          <table:table-cell office:value-type="float" office:value="5.9" calcext:value-type="float">
            <text:p>5,9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280" calcext:value-type="float">
            <text:p>89280</text:p>
          </table:table-cell>
          <table:table-cell office:value-type="float" office:value="5.9" calcext:value-type="float">
            <text:p>5,9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09354" calcext:value-type="float">
            <text:p>109354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856" calcext:value-type="float">
            <text:p>55856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716" calcext:value-type="float">
            <text:p>87716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00695" calcext:value-type="float">
            <text:p>100695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016" calcext:value-type="float">
            <text:p>61016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642" calcext:value-type="float">
            <text:p>79642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80690" calcext:value-type="float">
            <text:p>80690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541" calcext:value-type="float">
            <text:p>59541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6969" calcext:value-type="float">
            <text:p>86969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94876" calcext:value-type="float">
            <text:p>94876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94484" calcext:value-type="float">
            <text:p>194484</text:p>
          </table:table-cell>
          <table:table-cell office:value-type="float" office:value="6" calcext:value-type="float">
            <text:p>6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529" calcext:value-type="float">
            <text:p>89529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02535" calcext:value-type="float">
            <text:p>102535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4235" calcext:value-type="float">
            <text:p>104235</text:p>
          </table:table-cell>
          <table:table-cell office:value-type="float" office:value="9" calcext:value-type="float">
            <text:p>9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034" calcext:value-type="float">
            <text:p>60034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00485" calcext:value-type="float">
            <text:p>100485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9043" calcext:value-type="float">
            <text:p>79043</text:p>
          </table:table-cell>
          <table:table-cell office:value-type="float" office:value="7" calcext:value-type="float">
            <text:p>7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4876" calcext:value-type="float">
            <text:p>114876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29918" calcext:value-type="float">
            <text:p>129918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6393" calcext:value-type="float">
            <text:p>136393</text:p>
          </table:table-cell>
          <table:table-cell office:value-type="float" office:value="6" calcext:value-type="float">
            <text:p>6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035" calcext:value-type="float">
            <text:p>83035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09759" calcext:value-type="float">
            <text:p>109759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97791" calcext:value-type="float">
            <text:p>197791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642" calcext:value-type="float">
            <text:p>83642</text:p>
          </table:table-cell>
          <table:table-cell office:value-type="float" office:value="5.9" calcext:value-type="float">
            <text:p>5,9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94854" calcext:value-type="float">
            <text:p>94854</text:p>
          </table:table-cell>
          <table:table-cell office:value-type="float" office:value="9.9" calcext:value-type="float">
            <text:p>9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220" calcext:value-type="float">
            <text:p>59220</text:p>
          </table:table-cell>
          <table:table-cell office:value-type="float" office:value="6" calcext:value-type="float">
            <text:p>6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6440" calcext:value-type="float">
            <text:p>116440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1369" calcext:value-type="float">
            <text:p>101369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7197" calcext:value-type="float">
            <text:p>87197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155" calcext:value-type="float">
            <text:p>85155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19905" calcext:value-type="float">
            <text:p>119905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9445" calcext:value-type="float">
            <text:p>129445</text:p>
          </table:table-cell>
          <table:table-cell office:value-type="float" office:value="7" calcext:value-type="float">
            <text:p>7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476" calcext:value-type="float">
            <text:p>60476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6647" calcext:value-type="float">
            <text:p>96647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358" calcext:value-type="float">
            <text:p>54358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480" calcext:value-type="float">
            <text:p>78480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66417" calcext:value-type="float">
            <text:p>66417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9909" calcext:value-type="float">
            <text:p>89909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854" calcext:value-type="float">
            <text:p>57854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0933" calcext:value-type="float">
            <text:p>140933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920" calcext:value-type="float">
            <text:p>55920</text:p>
          </table:table-cell>
          <table:table-cell office:value-type="float" office:value="6" calcext:value-type="float">
            <text:p>6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123" calcext:value-type="float">
            <text:p>89123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16453" calcext:value-type="float">
            <text:p>116453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50568" calcext:value-type="float">
            <text:p>150568</text:p>
          </table:table-cell>
          <table:table-cell office:value-type="float" office:value="6" calcext:value-type="float">
            <text:p>6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654" calcext:value-type="float">
            <text:p>90654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85173" calcext:value-type="float">
            <text:p>85173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8498" calcext:value-type="float">
            <text:p>88498</text:p>
          </table:table-cell>
          <table:table-cell office:value-type="float" office:value="5.9" calcext:value-type="float">
            <text:p>5,9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261" calcext:value-type="float">
            <text:p>83261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5390" calcext:value-type="float">
            <text:p>95390</text:p>
          </table:table-cell>
          <table:table-cell office:value-type="float" office:value="7.9" calcext:value-type="float">
            <text:p>7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1842" calcext:value-type="float">
            <text:p>71842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664" calcext:value-type="float">
            <text:p>88664</text:p>
          </table:table-cell>
          <table:table-cell office:value-type="float" office:value="5.9" calcext:value-type="float">
            <text:p>5,9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23743" calcext:value-type="float">
            <text:p>123743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7924" calcext:value-type="float">
            <text:p>117924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546" calcext:value-type="float">
            <text:p>88546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3480" calcext:value-type="float">
            <text:p>153480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751" calcext:value-type="float">
            <text:p>49751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145" calcext:value-type="float">
            <text:p>80145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0042" calcext:value-type="float">
            <text:p>100042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1682" calcext:value-type="float">
            <text:p>91682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865" calcext:value-type="float">
            <text:p>83865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3758" calcext:value-type="float">
            <text:p>103758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033" calcext:value-type="float">
            <text:p>52033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574" calcext:value-type="float">
            <text:p>84574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3939" calcext:value-type="float">
            <text:p>133939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6527" calcext:value-type="float">
            <text:p>96527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378" calcext:value-type="float">
            <text:p>84378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1326" calcext:value-type="float">
            <text:p>101326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1248" calcext:value-type="float">
            <text:p>101248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436" calcext:value-type="float">
            <text:p>80436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85814" calcext:value-type="float">
            <text:p>85814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2532" calcext:value-type="float">
            <text:p>82532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876" calcext:value-type="float">
            <text:p>67876</text:p>
          </table:table-cell>
          <table:table-cell office:value-type="float" office:value="6.9" calcext:value-type="float">
            <text:p>6,9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0786" calcext:value-type="float">
            <text:p>100786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4125" calcext:value-type="float">
            <text:p>104125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275" calcext:value-type="float">
            <text:p>81275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17341" calcext:value-type="float">
            <text:p>117341</text:p>
          </table:table-cell>
          <table:table-cell office:value-type="float" office:value="11.9" calcext:value-type="float">
            <text:p>11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096" calcext:value-type="float">
            <text:p>57096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557" calcext:value-type="float">
            <text:p>74557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6631" calcext:value-type="float">
            <text:p>156631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332" calcext:value-type="float">
            <text:p>67332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590" calcext:value-type="float">
            <text:p>80590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7209" calcext:value-type="float">
            <text:p>137209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2279" calcext:value-type="float">
            <text:p>82279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541" calcext:value-type="float">
            <text:p>74541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18245" calcext:value-type="float">
            <text:p>118245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8634" calcext:value-type="float">
            <text:p>118634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019" calcext:value-type="float">
            <text:p>83019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4407" calcext:value-type="float">
            <text:p>94407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1985" calcext:value-type="float">
            <text:p>71985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915" calcext:value-type="float">
            <text:p>85915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7286" calcext:value-type="float">
            <text:p>107286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4555" calcext:value-type="float">
            <text:p>84555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7693" calcext:value-type="float">
            <text:p>107693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2020" calcext:value-type="float">
            <text:p>152020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9590" calcext:value-type="float">
            <text:p>79590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7479" calcext:value-type="float">
            <text:p>107479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27868" calcext:value-type="float">
            <text:p>127868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3533" calcext:value-type="float">
            <text:p>143533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912" calcext:value-type="float">
            <text:p>83912</text:p>
          </table:table-cell>
          <table:table-cell office:value-type="float" office:value="7.9" calcext:value-type="float">
            <text:p>7,9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2431" calcext:value-type="float">
            <text:p>102431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3150" calcext:value-type="float">
            <text:p>83150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502" calcext:value-type="float">
            <text:p>84502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1318" calcext:value-type="float">
            <text:p>131318</text:p>
          </table:table-cell>
          <table:table-cell office:value-type="float" office:value="8.9" calcext:value-type="float">
            <text:p>8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2691" calcext:value-type="float">
            <text:p>122691</text:p>
          </table:table-cell>
          <table:table-cell office:value-type="float" office:value="5.9" calcext:value-type="float">
            <text:p>5,9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9308" calcext:value-type="float">
            <text:p>99308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9849" calcext:value-type="float">
            <text:p>99849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238" calcext:value-type="float">
            <text:p>65238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847" calcext:value-type="float">
            <text:p>94847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0605" calcext:value-type="float">
            <text:p>90605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851" calcext:value-type="float">
            <text:p>51851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477" calcext:value-type="float">
            <text:p>94477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6681" calcext:value-type="float">
            <text:p>96681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0354" calcext:value-type="float">
            <text:p>120354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9467" calcext:value-type="float">
            <text:p>99467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16719" calcext:value-type="float">
            <text:p>116719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2732" calcext:value-type="float">
            <text:p>102732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141" calcext:value-type="float">
            <text:p>81141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5301" calcext:value-type="float">
            <text:p>105301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299" calcext:value-type="float">
            <text:p>53299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656" calcext:value-type="float">
            <text:p>97656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1022" calcext:value-type="float">
            <text:p>101022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2883" calcext:value-type="float">
            <text:p>82883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158" calcext:value-type="float">
            <text:p>80158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86854" calcext:value-type="float">
            <text:p>86854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832" calcext:value-type="float">
            <text:p>56832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1860" calcext:value-type="float">
            <text:p>151860</text:p>
          </table:table-cell>
          <table:table-cell office:value-type="float" office:value="5.9" calcext:value-type="float">
            <text:p>5,9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2197" calcext:value-type="float">
            <text:p>132197</text:p>
          </table:table-cell>
          <table:table-cell office:value-type="float" office:value="9.9" calcext:value-type="float">
            <text:p>9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0233" calcext:value-type="float">
            <text:p>130233</text:p>
          </table:table-cell>
          <table:table-cell office:value-type="float" office:value="5.9" calcext:value-type="float">
            <text:p>5,9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3261" calcext:value-type="float">
            <text:p>103261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5387" calcext:value-type="float">
            <text:p>95387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3794" calcext:value-type="float">
            <text:p>83794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034" calcext:value-type="float">
            <text:p>83034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0435" calcext:value-type="float">
            <text:p>100435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0896" calcext:value-type="float">
            <text:p>90896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3612" calcext:value-type="float">
            <text:p>93612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5414" calcext:value-type="float">
            <text:p>95414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609" calcext:value-type="float">
            <text:p>65609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192" calcext:value-type="float">
            <text:p>76192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5040" calcext:value-type="float">
            <text:p>105040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888" calcext:value-type="float">
            <text:p>68888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3552" calcext:value-type="float">
            <text:p>93552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4120" calcext:value-type="float">
            <text:p>94120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0123" calcext:value-type="float">
            <text:p>80123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3102" calcext:value-type="float">
            <text:p>93102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4722" calcext:value-type="float">
            <text:p>144722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9011" calcext:value-type="float">
            <text:p>139011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175" calcext:value-type="float">
            <text:p>81175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20502" calcext:value-type="float">
            <text:p>120502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0240" calcext:value-type="float">
            <text:p>80240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686" calcext:value-type="float">
            <text:p>97686</text:p>
          </table:table-cell>
          <table:table-cell office:value-type="float" office:value="5.9" calcext:value-type="float">
            <text:p>5,9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6590" calcext:value-type="float">
            <text:p>96590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9169" calcext:value-type="float">
            <text:p>79169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076" calcext:value-type="float">
            <text:p>63076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5534" calcext:value-type="float">
            <text:p>105534</text:p>
          </table:table-cell>
          <table:table-cell office:value-type="float" office:value="11.9" calcext:value-type="float">
            <text:p>11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639" calcext:value-type="float">
            <text:p>76639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641" calcext:value-type="float">
            <text:p>73641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4053" calcext:value-type="float">
            <text:p>154053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4848" calcext:value-type="float">
            <text:p>44848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571" calcext:value-type="float">
            <text:p>147571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82569" calcext:value-type="float">
            <text:p>82569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5156" calcext:value-type="float">
            <text:p>85156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48454" calcext:value-type="float">
            <text:p>3948454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4835" calcext:value-type="float">
            <text:p>144835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5828" calcext:value-type="float">
            <text:p>85828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071" calcext:value-type="float">
            <text:p>55071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89946" calcext:value-type="float">
            <text:p>89946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167" calcext:value-type="float">
            <text:p>48167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714" calcext:value-type="float">
            <text:p>74714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8704" calcext:value-type="float">
            <text:p>138704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908" calcext:value-type="float">
            <text:p>76908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9883" calcext:value-type="float">
            <text:p>129883</text:p>
          </table:table-cell>
          <table:table-cell office:value-type="float" office:value="6.9" calcext:value-type="float">
            <text:p>6,9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0511" calcext:value-type="float">
            <text:p>130511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533" calcext:value-type="float">
            <text:p>50533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479" calcext:value-type="float">
            <text:p>72479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24783" calcext:value-type="float">
            <text:p>124783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7947" calcext:value-type="float">
            <text:p>97947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109" calcext:value-type="float">
            <text:p>71109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4594" calcext:value-type="float">
            <text:p>104594</text:p>
          </table:table-cell>
          <table:table-cell office:value-type="float" office:value="7.9" calcext:value-type="float">
            <text:p>7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7664" calcext:value-type="float">
            <text:p>77664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765" calcext:value-type="float">
            <text:p>67765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0895" calcext:value-type="float">
            <text:p>90895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1078" calcext:value-type="float">
            <text:p>91078</text:p>
          </table:table-cell>
          <table:table-cell office:value-type="float" office:value="5.9" calcext:value-type="float">
            <text:p>5,9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201" calcext:value-type="float">
            <text:p>54201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5994" calcext:value-type="float">
            <text:p>95994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1243" calcext:value-type="float">
            <text:p>81243</text:p>
          </table:table-cell>
          <table:table-cell office:value-type="float" office:value="7" calcext:value-type="float">
            <text:p>7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047" calcext:value-type="float">
            <text:p>53047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6160" calcext:value-type="float">
            <text:p>106160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556" calcext:value-type="float">
            <text:p>62556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5221" calcext:value-type="float">
            <text:p>105221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82761" calcext:value-type="float">
            <text:p>82761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3543" calcext:value-type="float">
            <text:p>143543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5276" calcext:value-type="float">
            <text:p>125276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9060" calcext:value-type="float">
            <text:p>99060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3812" calcext:value-type="float">
            <text:p>73812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477" calcext:value-type="float">
            <text:p>74477</text:p>
          </table:table-cell>
          <table:table-cell office:value-type="float" office:value="8.9" calcext:value-type="float">
            <text:p>8,9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82945" calcext:value-type="float">
            <text:p>82945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0097" calcext:value-type="float">
            <text:p>90097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864" calcext:value-type="float">
            <text:p>82864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3675" calcext:value-type="float">
            <text:p>133675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879" calcext:value-type="float">
            <text:p>52879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787" calcext:value-type="float">
            <text:p>120787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2271" calcext:value-type="float">
            <text:p>102271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1938" calcext:value-type="float">
            <text:p>91938</text:p>
          </table:table-cell>
          <table:table-cell office:value-type="float" office:value="5.9" calcext:value-type="float">
            <text:p>5,9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203" calcext:value-type="float">
            <text:p>72203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85517" calcext:value-type="float">
            <text:p>85517</text:p>
          </table:table-cell>
          <table:table-cell office:value-type="float" office:value="6.9" calcext:value-type="float">
            <text:p>6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898" calcext:value-type="float">
            <text:p>61898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844" calcext:value-type="float">
            <text:p>76844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5305" calcext:value-type="float">
            <text:p>95305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6617" calcext:value-type="float">
            <text:p>86617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976" calcext:value-type="float">
            <text:p>49976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83749" calcext:value-type="float">
            <text:p>83749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8641" calcext:value-type="float">
            <text:p>78641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008" calcext:value-type="float">
            <text:p>96008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86745" calcext:value-type="float">
            <text:p>86745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935" calcext:value-type="float">
            <text:p>53935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5760" calcext:value-type="float">
            <text:p>115760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3908" calcext:value-type="float">
            <text:p>93908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2767" calcext:value-type="float">
            <text:p>72767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2220" calcext:value-type="float">
            <text:p>92220</text:p>
          </table:table-cell>
          <table:table-cell office:value-type="float" office:value="5.9" calcext:value-type="float">
            <text:p>5,9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20758" calcext:value-type="float">
            <text:p>120758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8253" calcext:value-type="float">
            <text:p>88253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716" calcext:value-type="float">
            <text:p>48716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25933" calcext:value-type="float">
            <text:p>125933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547" calcext:value-type="float">
            <text:p>55547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279" calcext:value-type="float">
            <text:p>61279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3941" calcext:value-type="float">
            <text:p>103941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4527" calcext:value-type="float">
            <text:p>84527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251" calcext:value-type="float">
            <text:p>32251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21259" calcext:value-type="float">
            <text:p>121259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2811" calcext:value-type="float">
            <text:p>102811</text:p>
          </table:table-cell>
          <table:table-cell office:value-type="float" office:value="5.9" calcext:value-type="float">
            <text:p>5,9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1:.B110])" office:value-type="float" office:value="440864.8" calcext:value-type="float">
            <text:p>440864,8</text:p>
          </table:table-cell>
          <table:table-cell table:formula="of:=AVERAGE([.C11:.C110])" office:value-type="float" office:value="6.635" calcext:value-type="float">
            <text:p>6,635</text:p>
          </table:table-cell>
          <table:table-cell table:formula="of:=AVERAGE([.D11:.D110])" office:value-type="float" office:value="0.748000000000002" calcext:value-type="float">
            <text:p>0,748000000000002</text:p>
          </table:table-cell>
          <table:table-cell table:number-columns-repeated="2"/>
          <table:table-cell table:formula="of:=AVERAGE([.G11:.G110])" office:value-type="float" office:value="112719.21" calcext:value-type="float">
            <text:p>112719,21</text:p>
          </table:table-cell>
          <table:table-cell table:formula="of:=AVERAGE([.H11:.H110])" office:value-type="float" office:value="9.219" calcext:value-type="float">
            <text:p>9,219</text:p>
          </table:table-cell>
          <table:table-cell table:formula="of:=AVERAGE([.I11:.I110])" office:value-type="float" office:value="1.68" calcext:value-type="float">
            <text:p>1,68</text:p>
          </table:table-cell>
          <table:table-cell table:number-columns-repeated="2"/>
          <table:table-cell table:formula="of:=AVERAGE([.L11:.L110])" office:value-type="float" office:value="580718.11" calcext:value-type="float">
            <text:p>580718,11</text:p>
          </table:table-cell>
          <table:table-cell table:formula="of:=AVERAGE([.M11:.M110])" office:value-type="float" office:value="6.224" calcext:value-type="float">
            <text:p>6,224</text:p>
          </table:table-cell>
          <table:table-cell table:formula="of:=AVERAGE([.N11:.N110])" office:value-type="float" office:value="2.494" calcext:value-type="float">
            <text:p>2,4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1:.B110])" office:value-type="float" office:value="2882787.38215324" calcext:value-type="float">
            <text:p>2882787,38215324</text:p>
          </table:table-cell>
          <table:table-cell table:formula="of:=STDEVP([.C11:.C110])" office:value-type="float" office:value="1.490930917246" calcext:value-type="float">
            <text:p>1,490930917246</text:p>
          </table:table-cell>
          <table:table-cell table:formula="of:=STDEVP([.D11:.D110])" office:value-type="float" office:value="0.0754718490564528" calcext:value-type="float">
            <text:p>0,075471849056453</text:p>
          </table:table-cell>
          <table:table-cell table:number-columns-repeated="2"/>
          <table:table-cell table:formula="of:=STDEVP([.G11:.G110])" office:value-type="float" office:value="26334.6471171706" calcext:value-type="float">
            <text:p>26334,6471171706</text:p>
          </table:table-cell>
          <table:table-cell table:formula="of:=STDEVP([.H11:.H110])" office:value-type="float" office:value="2.0907269070828" calcext:value-type="float">
            <text:p>2,0907269070828</text:p>
          </table:table-cell>
          <table:table-cell table:formula="of:=STDEVP([.I11:.I110])" office:value-type="float" office:value="0.124096736459908" calcext:value-type="float">
            <text:p>0,124096736459908</text:p>
          </table:table-cell>
          <table:table-cell table:number-columns-repeated="2"/>
          <table:table-cell table:formula="of:=STDEVP([.L11:.L110])" office:value-type="float" office:value="4782064.387907" calcext:value-type="float">
            <text:p>4782064,387907</text:p>
          </table:table-cell>
          <table:table-cell table:formula="of:=STDEVP([.M11:.M110])" office:value-type="float" office:value="1.85462233352238" calcext:value-type="float">
            <text:p>1,85462233352238</text:p>
          </table:table-cell>
          <table:table-cell table:formula="of:=STDEVP([.N11:.N110])" office:value-type="float" office:value="0.122327429466984" calcext:value-type="float">
            <text:p>0,1223274294669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1:.B110])" office:value-type="float" office:value="88605" calcext:value-type="float">
            <text:p>88605</text:p>
          </table:table-cell>
          <table:table-cell table:formula="of:=MEDIAN([.C11:.C110])" office:value-type="float" office:value="6" calcext:value-type="float">
            <text:p>6</text:p>
          </table:table-cell>
          <table:table-cell table:formula="of:=MEDIAN([.D11:.D110])" office:value-type="float" office:value="0.7" calcext:value-type="float">
            <text:p>0,7</text:p>
          </table:table-cell>
          <table:table-cell table:number-columns-repeated="2"/>
          <table:table-cell table:formula="of:=MEDIAN([.G11:.G110])" office:value-type="float" office:value="104267.5" calcext:value-type="float">
            <text:p>104267,5</text:p>
          </table:table-cell>
          <table:table-cell table:formula="of:=MEDIAN([.H11:.H110])" office:value-type="float" office:value="9" calcext:value-type="float">
            <text:p>9</text:p>
          </table:table-cell>
          <table:table-cell table:formula="of:=MEDIAN([.I11:.I110])" office:value-type="float" office:value="1.7" calcext:value-type="float">
            <text:p>1,7</text:p>
          </table:table-cell>
          <table:table-cell table:number-columns-repeated="2"/>
          <table:table-cell table:formula="of:=MEDIAN([.L11:.L110])" office:value-type="float" office:value="84160.5" calcext:value-type="float">
            <text:p>84160,5</text:p>
          </table:table-cell>
          <table:table-cell table:formula="of:=MEDIAN([.M11:.M110])" office:value-type="float" office:value="6" calcext:value-type="float">
            <text:p>6</text:p>
          </table:table-cell>
          <table:table-cell table:formula="of:=MEDIAN([.N11:.N110])"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1:.B60])" office:value-type="float" office:value="717868.16" calcext:value-type="float">
            <text:p>717868,16</text:p>
          </table:table-cell>
          <table:table-cell table:formula="of:=AVERAGE([.C11:.C60])" office:value-type="float" office:value="6.942" calcext:value-type="float">
            <text:p>6,942</text:p>
          </table:table-cell>
          <table:table-cell table:formula="of:=AVERAGE([.D11:.D60])" office:value-type="float" office:value="0.796000000000001" calcext:value-type="float">
            <text:p>0,796000000000001</text:p>
          </table:table-cell>
          <table:table-cell table:number-columns-repeated="2"/>
          <table:table-cell table:formula="of:=AVERAGE([.G11:.G60])" office:value-type="float" office:value="116665.88" calcext:value-type="float">
            <text:p>116665,88</text:p>
          </table:table-cell>
          <table:table-cell table:formula="of:=AVERAGE([.H11:.H60])" office:value-type="float" office:value="9.408" calcext:value-type="float">
            <text:p>9,408</text:p>
          </table:table-cell>
          <table:table-cell table:formula="of:=AVERAGE([.I11:.I60])" office:value-type="float" office:value="1.66" calcext:value-type="float">
            <text:p>1,66</text:p>
          </table:table-cell>
          <table:table-cell table:number-columns-repeated="2"/>
          <table:table-cell table:formula="of:=AVERAGE([.L11:.L60])" office:value-type="float" office:value="1078368.2" calcext:value-type="float">
            <text:p>1078368,2</text:p>
          </table:table-cell>
          <table:table-cell table:formula="of:=AVERAGE([.M11:.M60])" office:value-type="float" office:value="6.698" calcext:value-type="float">
            <text:p>6,698</text:p>
          </table:table-cell>
          <table:table-cell table:formula="of:=AVERAGE([.N11:.N60])" office:value-type="float" office:value="2.58" calcext:value-type="float">
            <text:p>2,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61:.B110])" office:value-type="float" office:value="163861.44" calcext:value-type="float">
            <text:p>163861,44</text:p>
          </table:table-cell>
          <table:table-cell table:formula="of:=AVERAGE([.C61:.C110])" office:value-type="float" office:value="6.328" calcext:value-type="float">
            <text:p>6,328</text:p>
          </table:table-cell>
          <table:table-cell table:formula="of:=AVERAGE([.D61:.D110])" office:value-type="float" office:value="0.7" calcext:value-type="float">
            <text:p>0,7</text:p>
          </table:table-cell>
          <table:table-cell table:number-columns-repeated="2"/>
          <table:table-cell table:formula="of:=AVERAGE([.G61:.G110])" office:value-type="float" office:value="108772.54" calcext:value-type="float">
            <text:p>108772,54</text:p>
          </table:table-cell>
          <table:table-cell table:formula="of:=AVERAGE([.H61:.H110])" office:value-type="float" office:value="9.03" calcext:value-type="float">
            <text:p>9,03</text:p>
          </table:table-cell>
          <table:table-cell table:formula="of:=AVERAGE([.I61:.I110])" office:value-type="float" office:value="1.7" calcext:value-type="float">
            <text:p>1,7</text:p>
          </table:table-cell>
          <table:table-cell table:number-columns-repeated="2"/>
          <table:table-cell table:formula="of:=AVERAGE([.L61:.L110])" office:value-type="float" office:value="83068.02" calcext:value-type="float">
            <text:p>83068,02</text:p>
          </table:table-cell>
          <table:table-cell table:formula="of:=AVERAGE([.M61:.M110])" office:value-type="float" office:value="5.75" calcext:value-type="float">
            <text:p>5,75</text:p>
          </table:table-cell>
          <table:table-cell table:formula="of:=AVERAGE([.N61:.N110])" office:value-type="float" office:value="2.408" calcext:value-type="float">
            <text:p>2,4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61:.B110])" office:value-type="float" office:value="541172.267141219" calcext:value-type="float">
            <text:p>541172,267141219</text:p>
          </table:table-cell>
          <table:table-cell table:formula="of:=STDEVP([.C61:.C110])" office:value-type="float" office:value="0.780779098080885" calcext:value-type="float">
            <text:p>0,780779098080885</text:p>
          </table:table-cell>
          <table:table-cell table:formula="of:=STDEVP([.D61:.D110])" office:value-type="float" office:value="0" calcext:value-type="float">
            <text:p>0</text:p>
          </table:table-cell>
          <table:table-cell table:number-columns-repeated="2"/>
          <table:table-cell table:formula="of:=STDEVP([.G61:.G110])" office:value-type="float" office:value="19571.1603715365" calcext:value-type="float">
            <text:p>19571,1603715365</text:p>
          </table:table-cell>
          <table:table-cell table:formula="of:=STDEVP([.H61:.H110])" office:value-type="float" office:value="1.90685605120051" calcext:value-type="float">
            <text:p>1,90685605120051</text:p>
          </table:table-cell>
          <table:table-cell table:formula="of:=STDEVP([.I61:.I110])" office:value-type="float" office:value="0" calcext:value-type="float">
            <text:p>0</text:p>
          </table:table-cell>
          <table:table-cell table:number-columns-repeated="2"/>
          <table:table-cell table:formula="of:=STDEVP([.L61:.L110])" office:value-type="float" office:value="24160.932747301" calcext:value-type="float">
            <text:p>24160,932747301</text:p>
          </table:table-cell>
          <table:table-cell table:formula="of:=STDEVP([.M61:.M110])" office:value-type="float" office:value="0.581807528311554" calcext:value-type="float">
            <text:p>0,581807528311554</text:p>
          </table:table-cell>
          <table:table-cell table:formula="of:=STDEVP([.N61:.N110])" office:value-type="float" office:value="0.0271293199325011" calcext:value-type="float">
            <text:p>0,027129319932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1:.B60])" office:value-type="float" office:value="89404.5" calcext:value-type="float">
            <text:p>89404,5</text:p>
          </table:table-cell>
          <table:table-cell table:formula="of:=MEDIAN([.C11:.C60])" office:value-type="float" office:value="7" calcext:value-type="float">
            <text:p>7</text:p>
          </table:table-cell>
          <table:table-cell table:formula="of:=MEDIAN([.D11:.D60])" office:value-type="float" office:value="0.8" calcext:value-type="float">
            <text:p>0,8</text:p>
          </table:table-cell>
          <table:table-cell table:number-columns-repeated="2"/>
          <table:table-cell table:formula="of:=MEDIAN([.G11:.G60])" office:value-type="float" office:value="107360" calcext:value-type="float">
            <text:p>107360</text:p>
          </table:table-cell>
          <table:table-cell table:formula="of:=MEDIAN([.H11:.H60])" office:value-type="float" office:value="9" calcext:value-type="float">
            <text:p>9</text:p>
          </table:table-cell>
          <table:table-cell table:formula="of:=MEDIAN([.I11:.I60])" office:value-type="float" office:value="1.7" calcext:value-type="float">
            <text:p>1,7</text:p>
          </table:table-cell>
          <table:table-cell table:number-columns-repeated="2"/>
          <table:table-cell table:formula="of:=MEDIAN([.L11:.L60])" office:value-type="float" office:value="93860.5" calcext:value-type="float">
            <text:p>93860,5</text:p>
          </table:table-cell>
          <table:table-cell table:formula="of:=MEDIAN([.M11:.M60])" office:value-type="float" office:value="6" calcext:value-type="float">
            <text:p>6</text:p>
          </table:table-cell>
          <table:table-cell table:formula="of:=MEDIAN([.N11:.N60])"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61:.B110])" office:value-type="float" office:value="83473" calcext:value-type="float">
            <text:p>83473</text:p>
          </table:table-cell>
          <table:table-cell table:formula="of:=MEDIAN([.C61:.C110])" office:value-type="float" office:value="6" calcext:value-type="float">
            <text:p>6</text:p>
          </table:table-cell>
          <table:table-cell table:formula="of:=MEDIAN([.D61:.D110])" office:value-type="float" office:value="0.7" calcext:value-type="float">
            <text:p>0,7</text:p>
          </table:table-cell>
          <table:table-cell table:number-columns-repeated="2"/>
          <table:table-cell table:formula="of:=MEDIAN([.G61:.G110])" office:value-type="float" office:value="103186" calcext:value-type="float">
            <text:p>103186</text:p>
          </table:table-cell>
          <table:table-cell table:formula="of:=MEDIAN([.H61:.H110])" office:value-type="float" office:value="8.95" calcext:value-type="float">
            <text:p>8,95</text:p>
          </table:table-cell>
          <table:table-cell table:formula="of:=MEDIAN([.I61:.I110])" office:value-type="float" office:value="1.7" calcext:value-type="float">
            <text:p>1,7</text:p>
          </table:table-cell>
          <table:table-cell table:number-columns-repeated="2"/>
          <table:table-cell table:formula="of:=MEDIAN([.L61:.L110])" office:value-type="float" office:value="80741.5" calcext:value-type="float">
            <text:p>80741,5</text:p>
          </table:table-cell>
          <table:table-cell table:formula="of:=MEDIAN([.M61:.M110])" office:value-type="float" office:value="6" calcext:value-type="float">
            <text:p>6</text:p>
          </table:table-cell>
          <table:table-cell table:formula="of:=MEDIAN([.N61:.N110])"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4612079" calcext:value-type="float">
            <text:p>14612079</text:p>
          </table:table-cell>
          <table:table-cell office:value-type="float" office:value="131.2" calcext:value-type="float">
            <text:p>131,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00055" calcext:value-type="float">
            <text:p>100055</text:p>
          </table:table-cell>
          <table:table-cell office:value-type="float" office:value="26.7" calcext:value-type="float">
            <text:p>26,7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31664139" calcext:value-type="float">
            <text:p>31664139</text:p>
          </table:table-cell>
          <table:table-cell office:value-type="float" office:value="133.3" calcext:value-type="float">
            <text:p>133,3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0622" calcext:value-type="float">
            <text:p>290622</text:p>
          </table:table-cell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12517" calcext:value-type="float">
            <text:p>112517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6378" calcext:value-type="float">
            <text:p>276378</text:p>
          </table:table-cell>
          <table:table-cell office:value-type="float" office:value="15" calcext:value-type="float">
            <text:p>1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6548" calcext:value-type="float">
            <text:p>336548</text:p>
          </table:table-cell>
          <table:table-cell office:value-type="float" office:value="17" calcext:value-type="float">
            <text:p>17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18976" calcext:value-type="float">
            <text:p>118976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5563" calcext:value-type="float">
            <text:p>255563</text:p>
          </table:table-cell>
          <table:table-cell office:value-type="float" office:value="15" calcext:value-type="float">
            <text:p>15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2548" calcext:value-type="float">
            <text:p>212548</text:p>
          </table:table-cell>
          <table:table-cell office:value-type="float" office:value="17" calcext:value-type="float">
            <text:p>17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98074" calcext:value-type="float">
            <text:p>98074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12729" calcext:value-type="float">
            <text:p>212729</text:p>
          </table:table-cell>
          <table:table-cell office:value-type="float" office:value="14" calcext:value-type="float">
            <text:p>14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0822" calcext:value-type="float">
            <text:p>180822</text:p>
          </table:table-cell>
          <table:table-cell office:value-type="float" office:value="15" calcext:value-type="float">
            <text:p>15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45346" calcext:value-type="float">
            <text:p>145346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3191" calcext:value-type="float">
            <text:p>253191</text:p>
          </table:table-cell>
          <table:table-cell office:value-type="float" office:value="14.9" calcext:value-type="float">
            <text:p>14,9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6297" calcext:value-type="float">
            <text:p>276297</text:p>
          </table:table-cell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95397" calcext:value-type="float">
            <text:p>95397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73985" calcext:value-type="float">
            <text:p>173985</text:p>
          </table:table-cell>
          <table:table-cell office:value-type="float" office:value="13" calcext:value-type="float">
            <text:p>13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3192" calcext:value-type="float">
            <text:p>24319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9472" calcext:value-type="float">
            <text:p>129472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68398" calcext:value-type="float">
            <text:p>168398</text:p>
          </table:table-cell>
          <table:table-cell office:value-type="float" office:value="20" calcext:value-type="float">
            <text:p>20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639" calcext:value-type="float">
            <text:p>7963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6339" calcext:value-type="float">
            <text:p>86339</text:p>
          </table:table-cell>
          <table:table-cell office:value-type="float" office:value="15.8" calcext:value-type="float">
            <text:p>15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2535" calcext:value-type="float">
            <text:p>102535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914" calcext:value-type="float">
            <text:p>1179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1086" calcext:value-type="float">
            <text:p>191086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8818" calcext:value-type="float">
            <text:p>108818</text:p>
          </table:table-cell>
          <table:table-cell office:value-type="float" office:value="16" calcext:value-type="float">
            <text:p>16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4361" calcext:value-type="float">
            <text:p>194361</text:p>
          </table:table-cell>
          <table:table-cell office:value-type="float" office:value="14.9" calcext:value-type="float">
            <text:p>14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3911" calcext:value-type="float">
            <text:p>83911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8914" calcext:value-type="float">
            <text:p>98914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4373" calcext:value-type="float">
            <text:p>1143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7518" calcext:value-type="float">
            <text:p>147518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0013" calcext:value-type="float">
            <text:p>90013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483" calcext:value-type="float">
            <text:p>7448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4539" calcext:value-type="float">
            <text:p>134539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004" calcext:value-type="float">
            <text:p>57004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681" calcext:value-type="float">
            <text:p>10868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6283" calcext:value-type="float">
            <text:p>86283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0559" calcext:value-type="float">
            <text:p>90559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479" calcext:value-type="float">
            <text:p>94479</text:p>
          </table:table-cell>
          <table:table-cell office:value-type="float" office:value="15" calcext:value-type="float">
            <text:p>1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51110" calcext:value-type="float">
            <text:p>151110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7805746" calcext:value-type="float">
            <text:p>17805746</text:p>
          </table:table-cell>
          <table:table-cell office:value-type="float" office:value="16.8" calcext:value-type="float">
            <text:p>16,8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840" calcext:value-type="float">
            <text:p>10084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1155" calcext:value-type="float">
            <text:p>101155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9901" calcext:value-type="float">
            <text:p>89901</text:p>
          </table:table-cell>
          <table:table-cell office:value-type="float" office:value="13" calcext:value-type="float">
            <text:p>13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160" calcext:value-type="float">
            <text:p>10616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4628" calcext:value-type="float">
            <text:p>104628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1196" calcext:value-type="float">
            <text:p>81196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5056" calcext:value-type="float">
            <text:p>95056</text:p>
          </table:table-cell>
          <table:table-cell office:value-type="float" office:value="11.9" calcext:value-type="float">
            <text:p>11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3419" calcext:value-type="float">
            <text:p>103419</text:p>
          </table:table-cell>
          <table:table-cell office:value-type="float" office:value="16.8" calcext:value-type="float">
            <text:p>16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520" calcext:value-type="float">
            <text:p>58520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587" calcext:value-type="float">
            <text:p>10958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7318" calcext:value-type="float">
            <text:p>127318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598" calcext:value-type="float">
            <text:p>63598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222" calcext:value-type="float">
            <text:p>12022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7815" calcext:value-type="float">
            <text:p>147815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3758" calcext:value-type="float">
            <text:p>113758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195" calcext:value-type="float">
            <text:p>9419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8175" calcext:value-type="float">
            <text:p>148175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0148" calcext:value-type="float">
            <text:p>70148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1633" calcext:value-type="float">
            <text:p>10163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5628" calcext:value-type="float">
            <text:p>155628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6067" calcext:value-type="float">
            <text:p>86067</text:p>
          </table:table-cell>
          <table:table-cell office:value-type="float" office:value="9.9" calcext:value-type="float">
            <text:p>9,9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092" calcext:value-type="float">
            <text:p>8809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0905" calcext:value-type="float">
            <text:p>90905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900" calcext:value-type="float">
            <text:p>65900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179" calcext:value-type="float">
            <text:p>9817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4816" calcext:value-type="float">
            <text:p>144816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0679" calcext:value-type="float">
            <text:p>90679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919" calcext:value-type="float">
            <text:p>9891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4396" calcext:value-type="float">
            <text:p>94396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2728" calcext:value-type="float">
            <text:p>82728</text:p>
          </table:table-cell>
          <table:table-cell office:value-type="float" office:value="11" calcext:value-type="float">
            <text:p>11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2.9" calcext:value-type="float">
            <text:p>12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62710" calcext:value-type="float">
            <text:p>162710</text:p>
          </table:table-cell>
          <table:table-cell office:value-type="float" office:value="23.8" calcext:value-type="float">
            <text:p>23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5017" calcext:value-type="float">
            <text:p>85017</text:p>
          </table:table-cell>
          <table:table-cell office:value-type="float" office:value="11" calcext:value-type="float">
            <text:p>11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025" calcext:value-type="float">
            <text:p>9602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1753" calcext:value-type="float">
            <text:p>111753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2650" calcext:value-type="float">
            <text:p>82650</text:p>
          </table:table-cell>
          <table:table-cell office:value-type="float" office:value="24" calcext:value-type="float">
            <text:p>24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4508" calcext:value-type="float">
            <text:p>11450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4518" calcext:value-type="float">
            <text:p>174518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1216" calcext:value-type="float">
            <text:p>81216</text:p>
          </table:table-cell>
          <table:table-cell office:value-type="float" office:value="11" calcext:value-type="float">
            <text:p>11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870" calcext:value-type="float">
            <text:p>98870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9449" calcext:value-type="float">
            <text:p>99449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2818" calcext:value-type="float">
            <text:p>112818</text:p>
          </table:table-cell>
          <table:table-cell office:value-type="float" office:value="11" calcext:value-type="float">
            <text:p>11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9416" calcext:value-type="float">
            <text:p>129416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08869" calcext:value-type="float">
            <text:p>108869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0649" calcext:value-type="float">
            <text:p>80649</text:p>
          </table:table-cell>
          <table:table-cell office:value-type="float" office:value="10" calcext:value-type="float">
            <text:p>10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2451" calcext:value-type="float">
            <text:p>102451</text:p>
          </table:table-cell>
          <table:table-cell office:value-type="float" office:value="14" calcext:value-type="float">
            <text:p>1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12648" calcext:value-type="float">
            <text:p>112648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2726" calcext:value-type="float">
            <text:p>82726</text:p>
          </table:table-cell>
          <table:table-cell office:value-type="float" office:value="10.9" calcext:value-type="float">
            <text:p>10,9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9634" calcext:value-type="float">
            <text:p>99634</text:p>
          </table:table-cell>
          <table:table-cell office:value-type="float" office:value="11" calcext:value-type="float">
            <text:p>1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53730" calcext:value-type="float">
            <text:p>153730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6332" calcext:value-type="float">
            <text:p>86332</text:p>
          </table:table-cell>
          <table:table-cell office:value-type="float" office:value="11" calcext:value-type="float">
            <text:p>11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1786" calcext:value-type="float">
            <text:p>101786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00686" calcext:value-type="float">
            <text:p>100686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4509" calcext:value-type="float">
            <text:p>94509</text:p>
          </table:table-cell>
          <table:table-cell office:value-type="float" office:value="10" calcext:value-type="float">
            <text:p>10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7205" calcext:value-type="float">
            <text:p>187205</text:p>
          </table:table-cell>
          <table:table-cell office:value-type="float" office:value="13" calcext:value-type="float">
            <text:p>1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6798" calcext:value-type="float">
            <text:p>86798</text:p>
          </table:table-cell>
          <table:table-cell office:value-type="float" office:value="23.8" calcext:value-type="float">
            <text:p>23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2903" calcext:value-type="float">
            <text:p>92903</text:p>
          </table:table-cell>
          <table:table-cell office:value-type="float" office:value="11" calcext:value-type="float">
            <text:p>11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289" calcext:value-type="float">
            <text:p>91289</text:p>
          </table:table-cell>
          <table:table-cell office:value-type="float" office:value="10.9" calcext:value-type="float">
            <text:p>10,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43465" calcext:value-type="float">
            <text:p>143465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7229" calcext:value-type="float">
            <text:p>77229</text:p>
          </table:table-cell>
          <table:table-cell office:value-type="float" office:value="11" calcext:value-type="float">
            <text:p>11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7544" calcext:value-type="float">
            <text:p>157544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01670" calcext:value-type="float">
            <text:p>101670</text:p>
          </table:table-cell>
          <table:table-cell office:value-type="float" office:value="25" calcext:value-type="float">
            <text:p>2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0844" calcext:value-type="float">
            <text:p>80844</text:p>
          </table:table-cell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199" calcext:value-type="float">
            <text:p>90199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31470" calcext:value-type="float">
            <text:p>131470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1182" calcext:value-type="float">
            <text:p>81182</text:p>
          </table:table-cell>
          <table:table-cell office:value-type="float" office:value="11" calcext:value-type="float">
            <text:p>11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3995" calcext:value-type="float">
            <text:p>93995</text:p>
          </table:table-cell>
          <table:table-cell office:value-type="float" office:value="13" calcext:value-type="float">
            <text:p>1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6663" calcext:value-type="float">
            <text:p>86663</text:p>
          </table:table-cell>
          <table:table-cell office:value-type="float" office:value="14" calcext:value-type="float">
            <text:p>1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3688" calcext:value-type="float">
            <text:p>83688</text:p>
          </table:table-cell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140" calcext:value-type="float">
            <text:p>98140</text:p>
          </table:table-cell>
          <table:table-cell office:value-type="float" office:value="13" calcext:value-type="float">
            <text:p>1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5294" calcext:value-type="float">
            <text:p>85294</text:p>
          </table:table-cell>
          <table:table-cell office:value-type="float" office:value="25" calcext:value-type="float">
            <text:p>2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8805" calcext:value-type="float">
            <text:p>88805</text:p>
          </table:table-cell>
          <table:table-cell office:value-type="float" office:value="10.9" calcext:value-type="float">
            <text:p>10,9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8962" calcext:value-type="float">
            <text:p>198962</text:p>
          </table:table-cell>
          <table:table-cell office:value-type="float" office:value="13" calcext:value-type="float">
            <text:p>1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48907" calcext:value-type="float">
            <text:p>148907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06789" calcext:value-type="float">
            <text:p>4806789</text:p>
          </table:table-cell>
          <table:table-cell office:value-type="float" office:value="12" calcext:value-type="float">
            <text:p>12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049" calcext:value-type="float">
            <text:p>98049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47917" calcext:value-type="float">
            <text:p>147917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304" calcext:value-type="float">
            <text:p>57304</text:p>
          </table:table-cell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6151" calcext:value-type="float">
            <text:p>146151</text:p>
          </table:table-cell>
          <table:table-cell office:value-type="float" office:value="11.9" calcext:value-type="float">
            <text:p>11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2223" calcext:value-type="float">
            <text:p>92223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680" calcext:value-type="float">
            <text:p>55680</text:p>
          </table:table-cell>
          <table:table-cell office:value-type="float" office:value="11" calcext:value-type="float">
            <text:p>11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423" calcext:value-type="float">
            <text:p>94423</text:p>
          </table:table-cell>
          <table:table-cell office:value-type="float" office:value="10" calcext:value-type="float">
            <text:p>1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4399" calcext:value-type="float">
            <text:p>84399</text:p>
          </table:table-cell>
          <table:table-cell office:value-type="float" office:value="21.8" calcext:value-type="float">
            <text:p>21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4848" calcext:value-type="float">
            <text:p>124848</text:p>
          </table:table-cell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3715" calcext:value-type="float">
            <text:p>103715</text:p>
          </table:table-cell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5809" calcext:value-type="float">
            <text:p>155809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6295" calcext:value-type="float">
            <text:p>96295</text:p>
          </table:table-cell>
          <table:table-cell office:value-type="float" office:value="11" calcext:value-type="float">
            <text:p>11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2733" calcext:value-type="float">
            <text:p>92733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1884" calcext:value-type="float">
            <text:p>131884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9542" calcext:value-type="float">
            <text:p>79542</text:p>
          </table:table-cell>
          <table:table-cell office:value-type="float" office:value="11" calcext:value-type="float">
            <text:p>11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296" calcext:value-type="float">
            <text:p>96296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2222" calcext:value-type="float">
            <text:p>102222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2533" calcext:value-type="float">
            <text:p>82533</text:p>
          </table:table-cell>
          <table:table-cell office:value-type="float" office:value="11" calcext:value-type="float">
            <text:p>11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066" calcext:value-type="float">
            <text:p>88066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7597" calcext:value-type="float">
            <text:p>127597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1837" calcext:value-type="float">
            <text:p>71837</text:p>
          </table:table-cell>
          <table:table-cell office:value-type="float" office:value="9.9" calcext:value-type="float">
            <text:p>9,9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631" calcext:value-type="float">
            <text:p>96631</text:p>
          </table:table-cell>
          <table:table-cell office:value-type="float" office:value="11" calcext:value-type="float">
            <text:p>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8723" calcext:value-type="float">
            <text:p>158723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4425" calcext:value-type="float">
            <text:p>74425</text:p>
          </table:table-cell>
          <table:table-cell office:value-type="float" office:value="11" calcext:value-type="float">
            <text:p>11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1184" calcext:value-type="float">
            <text:p>101184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5060" calcext:value-type="float">
            <text:p>155060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449" calcext:value-type="float">
            <text:p>47449</text:p>
          </table:table-cell>
          <table:table-cell office:value-type="float" office:value="11" calcext:value-type="float">
            <text:p>11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170" calcext:value-type="float">
            <text:p>97170</text:p>
          </table:table-cell>
          <table:table-cell office:value-type="float" office:value="12.9" calcext:value-type="float">
            <text:p>12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4143" calcext:value-type="float">
            <text:p>94143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2787" calcext:value-type="float">
            <text:p>82787</text:p>
          </table:table-cell>
          <table:table-cell office:value-type="float" office:value="11" calcext:value-type="float">
            <text:p>11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569" calcext:value-type="float">
            <text:p>97569</text:p>
          </table:table-cell>
          <table:table-cell office:value-type="float" office:value="11" calcext:value-type="float">
            <text:p>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2042" calcext:value-type="float">
            <text:p>142042</text:p>
          </table:table-cell>
          <table:table-cell office:value-type="float" office:value="20.8" calcext:value-type="float">
            <text:p>20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6700" calcext:value-type="float">
            <text:p>86700</text:p>
          </table:table-cell>
          <table:table-cell office:value-type="float" office:value="11" calcext:value-type="float">
            <text:p>11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334" calcext:value-type="float">
            <text:p>88334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4260" calcext:value-type="float">
            <text:p>104260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1663" calcext:value-type="float">
            <text:p>121663</text:p>
          </table:table-cell>
          <table:table-cell office:value-type="float" office:value="12" calcext:value-type="float">
            <text:p>12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364" calcext:value-type="float">
            <text:p>78364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2693" calcext:value-type="float">
            <text:p>142693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102" calcext:value-type="float">
            <text:p>76102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641" calcext:value-type="float">
            <text:p>96641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4852" calcext:value-type="float">
            <text:p>164852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9914" calcext:value-type="float">
            <text:p>89914</text:p>
          </table:table-cell>
          <table:table-cell office:value-type="float" office:value="11.9" calcext:value-type="float">
            <text:p>11,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402" calcext:value-type="float">
            <text:p>88402</text:p>
          </table:table-cell>
          <table:table-cell office:value-type="float" office:value="10.9" calcext:value-type="float">
            <text:p>10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6142" calcext:value-type="float">
            <text:p>96142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7744" calcext:value-type="float">
            <text:p>77744</text:p>
          </table:table-cell>
          <table:table-cell office:value-type="float" office:value="12" calcext:value-type="float">
            <text:p>12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747" calcext:value-type="float">
            <text:p>91747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5489" calcext:value-type="float">
            <text:p>95489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163" calcext:value-type="float">
            <text:p>76163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010" calcext:value-type="float">
            <text:p>89010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8880" calcext:value-type="float">
            <text:p>98880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762" calcext:value-type="float">
            <text:p>47762</text:p>
          </table:table-cell>
          <table:table-cell office:value-type="float" office:value="14" calcext:value-type="float">
            <text:p>14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998" calcext:value-type="float">
            <text:p>79998</text:p>
          </table:table-cell>
          <table:table-cell office:value-type="float" office:value="11" calcext:value-type="float">
            <text:p>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3120" calcext:value-type="float">
            <text:p>93120</text:p>
          </table:table-cell>
          <table:table-cell office:value-type="float" office:value="14.9" calcext:value-type="float">
            <text:p>14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973" calcext:value-type="float">
            <text:p>65973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616" calcext:value-type="float">
            <text:p>79616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0666" calcext:value-type="float">
            <text:p>100666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596" calcext:value-type="float">
            <text:p>63596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872" calcext:value-type="float">
            <text:p>80872</text:p>
          </table:table-cell>
          <table:table-cell office:value-type="float" office:value="11" calcext:value-type="float">
            <text:p>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6332" calcext:value-type="float">
            <text:p>136332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972" calcext:value-type="float">
            <text:p>50972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263" calcext:value-type="float">
            <text:p>82263</text:p>
          </table:table-cell>
          <table:table-cell office:value-type="float" office:value="12.9" calcext:value-type="float">
            <text:p>12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8220" calcext:value-type="float">
            <text:p>128220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5617" calcext:value-type="float">
            <text:p>75617</text:p>
          </table:table-cell>
          <table:table-cell office:value-type="float" office:value="12" calcext:value-type="float">
            <text:p>12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573" calcext:value-type="float">
            <text:p>70573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6814" calcext:value-type="float">
            <text:p>136814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865" calcext:value-type="float">
            <text:p>52865</text:p>
          </table:table-cell>
          <table:table-cell office:value-type="float" office:value="8.9" calcext:value-type="float">
            <text:p>8,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800" calcext:value-type="float">
            <text:p>72800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7565" calcext:value-type="float">
            <text:p>137565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318" calcext:value-type="float">
            <text:p>76318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351" calcext:value-type="float">
            <text:p>48351</text:p>
          </table:table-cell>
          <table:table-cell office:value-type="float" office:value="11" calcext:value-type="float">
            <text:p>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6150" calcext:value-type="float">
            <text:p>156150</text:p>
          </table:table-cell>
          <table:table-cell office:value-type="float" office:value="25" calcext:value-type="float">
            <text:p>2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250" calcext:value-type="float">
            <text:p>61250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839" calcext:value-type="float">
            <text:p>54839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9767" calcext:value-type="float">
            <text:p>149767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9673" calcext:value-type="float">
            <text:p>79673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195" calcext:value-type="float">
            <text:p>82195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8195" calcext:value-type="float">
            <text:p>98195</text:p>
          </table:table-cell>
          <table:table-cell office:value-type="float" office:value="21.8" calcext:value-type="float">
            <text:p>21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592" calcext:value-type="float">
            <text:p>69592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117" calcext:value-type="float">
            <text:p>73117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4211" calcext:value-type="float">
            <text:p>164211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3196" calcext:value-type="float">
            <text:p>73196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509" calcext:value-type="float">
            <text:p>73509</text:p>
          </table:table-cell>
          <table:table-cell office:value-type="float" office:value="11.9" calcext:value-type="float">
            <text:p>11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8936" calcext:value-type="float">
            <text:p>108936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4759" calcext:value-type="float">
            <text:p>74759</text:p>
          </table:table-cell>
          <table:table-cell office:value-type="float" office:value="22" calcext:value-type="float">
            <text:p>22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040" calcext:value-type="float">
            <text:p>75040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2917" calcext:value-type="float">
            <text:p>152917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435" calcext:value-type="float">
            <text:p>52435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501" calcext:value-type="float">
            <text:p>62501</text:p>
          </table:table-cell>
          <table:table-cell office:value-type="float" office:value="11" calcext:value-type="float">
            <text:p>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9376" calcext:value-type="float">
            <text:p>129376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453" calcext:value-type="float">
            <text:p>49453</text:p>
          </table:table-cell>
          <table:table-cell office:value-type="float" office:value="10.9" calcext:value-type="float">
            <text:p>10,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034" calcext:value-type="float">
            <text:p>66034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1213" calcext:value-type="float">
            <text:p>91213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286" calcext:value-type="float">
            <text:p>60286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178" calcext:value-type="float">
            <text:p>74178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7114" calcext:value-type="float">
            <text:p>147114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6308" calcext:value-type="float">
            <text:p>106308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571" calcext:value-type="float">
            <text:p>73571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5701" calcext:value-type="float">
            <text:p>155701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843" calcext:value-type="float">
            <text:p>61843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667" calcext:value-type="float">
            <text:p>81667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2167" calcext:value-type="float">
            <text:p>102167</text:p>
          </table:table-cell>
          <table:table-cell office:value-type="float" office:value="20.8" calcext:value-type="float">
            <text:p>20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2108" calcext:value-type="float">
            <text:p>92108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842" calcext:value-type="float">
            <text:p>65842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6086" calcext:value-type="float">
            <text:p>136086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7322" calcext:value-type="float">
            <text:p>77322</text:p>
          </table:table-cell>
          <table:table-cell office:value-type="float" office:value="12" calcext:value-type="float">
            <text:p>12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226" calcext:value-type="float">
            <text:p>71226</text:p>
          </table:table-cell>
          <table:table-cell office:value-type="float" office:value="11.9" calcext:value-type="float">
            <text:p>11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6061" calcext:value-type="float">
            <text:p>136061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9911" calcext:value-type="float">
            <text:p>119911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683" calcext:value-type="float">
            <text:p>64683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9978" calcext:value-type="float">
            <text:p>149978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375" calcext:value-type="float">
            <text:p>51375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215" calcext:value-type="float">
            <text:p>66215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0781" calcext:value-type="float">
            <text:p>150781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51702" calcext:value-type="float">
            <text:p>151702</text:p>
          </table:table-cell>
          <table:table-cell office:value-type="float" office:value="12" calcext:value-type="float">
            <text:p>12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706" calcext:value-type="float">
            <text:p>46706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7164" calcext:value-type="float">
            <text:p>147164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871" calcext:value-type="float">
            <text:p>29871</text:p>
          </table:table-cell>
          <table:table-cell office:value-type="float" office:value="11.9" calcext:value-type="float">
            <text:p>11,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356" calcext:value-type="float">
            <text:p>63356</text:p>
          </table:table-cell>
          <table:table-cell office:value-type="float" office:value="11" calcext:value-type="float">
            <text:p>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8775" calcext:value-type="float">
            <text:p>148775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373" calcext:value-type="float">
            <text:p>61373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648" calcext:value-type="float">
            <text:p>68648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9654" calcext:value-type="float">
            <text:p>99654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752" calcext:value-type="float">
            <text:p>53752</text:p>
          </table:table-cell>
          <table:table-cell office:value-type="float" office:value="12" calcext:value-type="float">
            <text:p>12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651" calcext:value-type="float">
            <text:p>62651</text:p>
          </table:table-cell>
          <table:table-cell office:value-type="float" office:value="11" calcext:value-type="float">
            <text:p>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4883" calcext:value-type="float">
            <text:p>104883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357" calcext:value-type="float">
            <text:p>31357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829" calcext:value-type="float">
            <text:p>72829</text:p>
          </table:table-cell>
          <table:table-cell office:value-type="float" office:value="11.9" calcext:value-type="float">
            <text:p>11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9259" calcext:value-type="float">
            <text:p>139259</text:p>
          </table:table-cell>
          <table:table-cell office:value-type="float" office:value="20.8" calcext:value-type="float">
            <text:p>20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571" calcext:value-type="float">
            <text:p>48571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783" calcext:value-type="float">
            <text:p>66783</text:p>
          </table:table-cell>
          <table:table-cell office:value-type="float" office:value="11" calcext:value-type="float">
            <text:p>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6940" calcext:value-type="float">
            <text:p>96940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340" calcext:value-type="float">
            <text:p>50340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970" calcext:value-type="float">
            <text:p>67970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7549" calcext:value-type="float">
            <text:p>97549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365" calcext:value-type="float">
            <text:p>47365</text:p>
          </table:table-cell>
          <table:table-cell office:value-type="float" office:value="12" calcext:value-type="float">
            <text:p>12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183" calcext:value-type="float">
            <text:p>66183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7544" calcext:value-type="float">
            <text:p>97544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720" calcext:value-type="float">
            <text:p>35720</text:p>
          </table:table-cell>
          <table:table-cell office:value-type="float" office:value="9.9" calcext:value-type="float">
            <text:p>9,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444" calcext:value-type="float">
            <text:p>100444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4786" calcext:value-type="float">
            <text:p>104786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355" calcext:value-type="float">
            <text:p>25355</text:p>
          </table:table-cell>
          <table:table-cell office:value-type="float" office:value="12" calcext:value-type="float">
            <text:p>12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148" calcext:value-type="float">
            <text:p>73148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0987" calcext:value-type="float">
            <text:p>130987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555" calcext:value-type="float">
            <text:p>48555</text:p>
          </table:table-cell>
          <table:table-cell office:value-type="float" office:value="12" calcext:value-type="float">
            <text:p>12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774" calcext:value-type="float">
            <text:p>65774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4809" calcext:value-type="float">
            <text:p>104809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533" calcext:value-type="float">
            <text:p>55533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168" calcext:value-type="float">
            <text:p>94168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9023" calcext:value-type="float">
            <text:p>149023</text:p>
          </table:table-cell>
          <table:table-cell office:value-type="float" office:value="23.8" calcext:value-type="float">
            <text:p>23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769" calcext:value-type="float">
            <text:p>30769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893" calcext:value-type="float">
            <text:p>69893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1822" calcext:value-type="float">
            <text:p>121822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1589" calcext:value-type="float">
            <text:p>71589</text:p>
          </table:table-cell>
          <table:table-cell office:value-type="float" office:value="13" calcext:value-type="float">
            <text:p>13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440" calcext:value-type="float">
            <text:p>69440</text:p>
          </table:table-cell>
          <table:table-cell office:value-type="float" office:value="10.9" calcext:value-type="float">
            <text:p>10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0719" calcext:value-type="float">
            <text:p>100719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143" calcext:value-type="float">
            <text:p>60143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3267" calcext:value-type="float">
            <text:p>113267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3404" calcext:value-type="float">
            <text:p>133404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066" calcext:value-type="float">
            <text:p>50066</text:p>
          </table:table-cell>
          <table:table-cell office:value-type="float" office:value="12" calcext:value-type="float">
            <text:p>12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180" calcext:value-type="float">
            <text:p>62180</text:p>
          </table:table-cell>
          <table:table-cell office:value-type="float" office:value="15" calcext:value-type="float">
            <text:p>1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1036" calcext:value-type="float">
            <text:p>131036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256" calcext:value-type="float">
            <text:p>37256</text:p>
          </table:table-cell>
          <table:table-cell office:value-type="float" office:value="9.9" calcext:value-type="float">
            <text:p>9,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895" calcext:value-type="float">
            <text:p>78895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7210" calcext:value-type="float">
            <text:p>87210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322" calcext:value-type="float">
            <text:p>46322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105" calcext:value-type="float">
            <text:p>106105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2311" calcext:value-type="float">
            <text:p>142311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874" calcext:value-type="float">
            <text:p>29874</text:p>
          </table:table-cell>
          <table:table-cell office:value-type="float" office:value="12" calcext:value-type="float">
            <text:p>12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261" calcext:value-type="float">
            <text:p>66261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9699" calcext:value-type="float">
            <text:p>149699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9921" calcext:value-type="float">
            <text:p>79921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410" calcext:value-type="float">
            <text:p>63410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7204" calcext:value-type="float">
            <text:p>167204</text:p>
          </table:table-cell>
          <table:table-cell office:value-type="float" office:value="21.8" calcext:value-type="float">
            <text:p>21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9828" calcext:value-type="float">
            <text:p>99828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642" calcext:value-type="float">
            <text:p>66642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3759" calcext:value-type="float">
            <text:p>143759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386" calcext:value-type="float">
            <text:p>60386</text:p>
          </table:table-cell>
          <table:table-cell office:value-type="float" office:value="12" calcext:value-type="float">
            <text:p>12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3927" calcext:value-type="float">
            <text:p>103927</text:p>
          </table:table-cell>
          <table:table-cell office:value-type="float" office:value="12.9" calcext:value-type="float">
            <text:p>12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7821" calcext:value-type="float">
            <text:p>107821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681" calcext:value-type="float">
            <text:p>50681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524" calcext:value-type="float">
            <text:p>65524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4606" calcext:value-type="float">
            <text:p>134606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5098" calcext:value-type="float">
            <text:p>75098</text:p>
          </table:table-cell>
          <table:table-cell office:value-type="float" office:value="12" calcext:value-type="float">
            <text:p>12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21:.B220])" office:value-type="float" office:value="245667.24" calcext:value-type="float">
            <text:p>245667,24</text:p>
          </table:table-cell>
          <table:table-cell table:formula="of:=AVERAGE([.C121:.C220])" office:value-type="float" office:value="13.839" calcext:value-type="float">
            <text:p>13,839</text:p>
          </table:table-cell>
          <table:table-cell table:formula="of:=AVERAGE([.D121:.D220])" office:value-type="float" office:value="1.82" calcext:value-type="float">
            <text:p>1,82</text:p>
          </table:table-cell>
          <table:table-cell table:number-columns-repeated="2"/>
          <table:table-cell table:formula="of:=AVERAGE([.G121:.G220])" office:value-type="float" office:value="124041.77" calcext:value-type="float">
            <text:p>124041,77</text:p>
          </table:table-cell>
          <table:table-cell table:formula="of:=AVERAGE([.H121:.H220])" office:value-type="float" office:value="20.764" calcext:value-type="float">
            <text:p>20,764</text:p>
          </table:table-cell>
          <table:table-cell table:formula="of:=AVERAGE([.I121:.I220])" office:value-type="float" office:value="1.697" calcext:value-type="float">
            <text:p>1,697</text:p>
          </table:table-cell>
          <table:table-cell table:number-columns-repeated="2"/>
          <table:table-cell table:formula="of:=AVERAGE([.L121:.L220])" office:value-type="float" office:value="622728.51" calcext:value-type="float">
            <text:p>622728,51</text:p>
          </table:table-cell>
          <table:table-cell table:formula="of:=AVERAGE([.M121:.M220])" office:value-type="float" office:value="12.89" calcext:value-type="float">
            <text:p>12,89</text:p>
          </table:table-cell>
          <table:table-cell table:formula="of:=AVERAGE([.N121:.N220])" office:value-type="float" office:value="3.248" calcext:value-type="float">
            <text:p>3,2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21:.B220])" office:value-type="float" office:value="1444708.91203898" calcext:value-type="float">
            <text:p>1444708,91203898</text:p>
          </table:table-cell>
          <table:table-cell table:formula="of:=STDEVP([.C121:.C220])" office:value-type="float" office:value="11.9112459046063" calcext:value-type="float">
            <text:p>11,9112459046063</text:p>
          </table:table-cell>
          <table:table-cell table:formula="of:=STDEVP([.D121:.D220])" office:value-type="float" office:value="0.185472369909914" calcext:value-type="float">
            <text:p>0,185472369909914</text:p>
          </table:table-cell>
          <table:table-cell table:number-columns-repeated="2"/>
          <table:table-cell table:formula="of:=STDEVP([.G121:.G220])" office:value-type="float" office:value="25981.0135660082" calcext:value-type="float">
            <text:p>25981,0135660082</text:p>
          </table:table-cell>
          <table:table-cell table:formula="of:=STDEVP([.H121:.H220])" office:value-type="float" office:value="2.37143500859711" calcext:value-type="float">
            <text:p>2,37143500859711</text:p>
          </table:table-cell>
          <table:table-cell table:formula="of:=STDEVP([.I121:.I220])" office:value-type="float" office:value="0.0298496231131986" calcext:value-type="float">
            <text:p>0,029849623113199</text:p>
          </table:table-cell>
          <table:table-cell table:number-columns-repeated="2"/>
          <table:table-cell table:formula="of:=STDEVP([.L121:.L220])" office:value-type="float" office:value="3612249.15186328" calcext:value-type="float">
            <text:p>3612249,15186328</text:p>
          </table:table-cell>
          <table:table-cell table:formula="of:=STDEVP([.M121:.M220])" office:value-type="float" office:value="12.3117139342985" calcext:value-type="float">
            <text:p>12,3117139342985</text:p>
          </table:table-cell>
          <table:table-cell table:formula="of:=STDEVP([.N121:.N220])" office:value-type="float" office:value="0.219763509254835" calcext:value-type="float">
            <text:p>0,2197635092548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21:.B220])" office:value-type="float" office:value="92240" calcext:value-type="float">
            <text:p>92240</text:p>
          </table:table-cell>
          <table:table-cell table:formula="of:=MEDIAN([.C121:.C220])" office:value-type="float" office:value="12" calcext:value-type="float">
            <text:p>12</text:p>
          </table:table-cell>
          <table:table-cell table:formula="of:=MEDIAN([.D121:.D220])" office:value-type="float" office:value="1.8" calcext:value-type="float">
            <text:p>1,8</text:p>
          </table:table-cell>
          <table:table-cell table:number-columns-repeated="2"/>
          <table:table-cell table:formula="of:=MEDIAN([.G121:.G220])" office:value-type="float" office:value="128798" calcext:value-type="float">
            <text:p>128798</text:p>
          </table:table-cell>
          <table:table-cell table:formula="of:=MEDIAN([.H121:.H220])" office:value-type="float" office:value="21" calcext:value-type="float">
            <text:p>21</text:p>
          </table:table-cell>
          <table:table-cell table:formula="of:=MEDIAN([.I121:.I220])" office:value-type="float" office:value="1.7" calcext:value-type="float">
            <text:p>1,7</text:p>
          </table:table-cell>
          <table:table-cell table:number-columns-repeated="2"/>
          <table:table-cell table:formula="of:=MEDIAN([.L121:.L220])" office:value-type="float" office:value="77275.5" calcext:value-type="float">
            <text:p>77275,5</text:p>
          </table:table-cell>
          <table:table-cell table:formula="of:=MEDIAN([.M121:.M220])" office:value-type="float" office:value="11" calcext:value-type="float">
            <text:p>11</text:p>
          </table:table-cell>
          <table:table-cell table:formula="of:=MEDIAN([.N121:.N220])"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21:.B170])" office:value-type="float" office:value="416418.64" calcext:value-type="float">
            <text:p>416418,64</text:p>
          </table:table-cell>
          <table:table-cell table:formula="of:=AVERAGE([.C121:.C170])" office:value-type="float" office:value="15.252" calcext:value-type="float">
            <text:p>15,252</text:p>
          </table:table-cell>
          <table:table-cell table:formula="of:=AVERAGE([.D121:.D170])" office:value-type="float" office:value="1.84" calcext:value-type="float">
            <text:p>1,84</text:p>
          </table:table-cell>
          <table:table-cell table:number-columns-repeated="2"/>
          <table:table-cell table:formula="of:=AVERAGE([.G121:.G170])" office:value-type="float" office:value="121990.54" calcext:value-type="float">
            <text:p>121990,54</text:p>
          </table:table-cell>
          <table:table-cell table:formula="of:=AVERAGE([.H121:.H170])" office:value-type="float" office:value="20.57" calcext:value-type="float">
            <text:p>20,57</text:p>
          </table:table-cell>
          <table:table-cell table:formula="of:=AVERAGE([.I121:.I170])" office:value-type="float" office:value="1.694" calcext:value-type="float">
            <text:p>1,694</text:p>
          </table:table-cell>
          <table:table-cell table:number-columns-repeated="2"/>
          <table:table-cell table:formula="of:=AVERAGE([.L121:.L170])" office:value-type="float" office:value="1180744.48" calcext:value-type="float">
            <text:p>1180744,48</text:p>
          </table:table-cell>
          <table:table-cell table:formula="of:=AVERAGE([.M121:.M170])" office:value-type="float" office:value="14.392" calcext:value-type="float">
            <text:p>14,392</text:p>
          </table:table-cell>
          <table:table-cell table:formula="of:=AVERAGE([.N121:.N170])" office:value-type="float" office:value="3.296" calcext:value-type="float">
            <text:p>3,2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171:.B220])" office:value-type="float" office:value="74915.84" calcext:value-type="float">
            <text:p>74915,84</text:p>
          </table:table-cell>
          <table:table-cell table:formula="of:=AVERAGE([.C171:.C220])" office:value-type="float" office:value="12.426" calcext:value-type="float">
            <text:p>12,426</text:p>
          </table:table-cell>
          <table:table-cell table:formula="of:=AVERAGE([.D171:.D220])" office:value-type="float" office:value="1.8" calcext:value-type="float">
            <text:p>1,8</text:p>
          </table:table-cell>
          <table:table-cell table:number-columns-repeated="2"/>
          <table:table-cell table:formula="of:=AVERAGE([.G171:.G220])" office:value-type="float" office:value="126093" calcext:value-type="float">
            <text:p>126093</text:p>
          </table:table-cell>
          <table:table-cell table:formula="of:=AVERAGE([.H171:.H220])" office:value-type="float" office:value="20.958" calcext:value-type="float">
            <text:p>20,958</text:p>
          </table:table-cell>
          <table:table-cell table:formula="of:=AVERAGE([.I171:.I220])" office:value-type="float" office:value="1.7" calcext:value-type="float">
            <text:p>1,7</text:p>
          </table:table-cell>
          <table:table-cell table:number-columns-repeated="2"/>
          <table:table-cell table:formula="of:=AVERAGE([.L171:.L220])" office:value-type="float" office:value="64712.54" calcext:value-type="float">
            <text:p>64712,54</text:p>
          </table:table-cell>
          <table:table-cell table:formula="of:=AVERAGE([.M171:.M220])" office:value-type="float" office:value="11.388" calcext:value-type="float">
            <text:p>11,388</text:p>
          </table:table-cell>
          <table:table-cell table:formula="of:=AVERAGE([.N171:.N220])"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171:.B220])" office:value-type="float" office:value="13797.3474977765" calcext:value-type="float">
            <text:p>13797,3474977765</text:p>
          </table:table-cell>
          <table:table-cell table:formula="of:=STDEVP([.C171:.C220])" office:value-type="float" office:value="1.47645656895149" calcext:value-type="float">
            <text:p>1,47645656895149</text:p>
          </table:table-cell>
          <table:table-cell table:formula="of:=STDEVP([.D171:.D220])" office:value-type="float" office:value="0" calcext:value-type="float">
            <text:p>0</text:p>
          </table:table-cell>
          <table:table-cell table:number-columns-repeated="2"/>
          <table:table-cell table:formula="of:=STDEVP([.G171:.G220])" office:value-type="float" office:value="23589.3118907695" calcext:value-type="float">
            <text:p>23589,3118907695</text:p>
          </table:table-cell>
          <table:table-cell table:formula="of:=STDEVP([.H171:.H220])" office:value-type="float" office:value="1.95100896973848" calcext:value-type="float">
            <text:p>1,95100896973848</text:p>
          </table:table-cell>
          <table:table-cell table:formula="of:=STDEVP([.I171:.I220])" office:value-type="float" office:value="0" calcext:value-type="float">
            <text:p>0</text:p>
          </table:table-cell>
          <table:table-cell table:number-columns-repeated="2"/>
          <table:table-cell table:formula="of:=STDEVP([.L171:.L220])" office:value-type="float" office:value="24878.4535493748" calcext:value-type="float">
            <text:p>24878,4535493748</text:p>
          </table:table-cell>
          <table:table-cell table:formula="of:=STDEVP([.M171:.M220])" office:value-type="float" office:value="1.76029997443617" calcext:value-type="float">
            <text:p>1,76029997443617</text:p>
          </table:table-cell>
          <table:table-cell table:formula="of:=STDEVP([.N171:.N220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21:.B170])" office:value-type="float" office:value="101012" calcext:value-type="float">
            <text:p>101012</text:p>
          </table:table-cell>
          <table:table-cell table:formula="of:=MEDIAN([.C121:.C170])" office:value-type="float" office:value="12" calcext:value-type="float">
            <text:p>12</text:p>
          </table:table-cell>
          <table:table-cell table:formula="of:=MEDIAN([.D121:.D170])" office:value-type="float" office:value="1.9" calcext:value-type="float">
            <text:p>1,9</text:p>
          </table:table-cell>
          <table:table-cell table:number-columns-repeated="2"/>
          <table:table-cell table:formula="of:=MEDIAN([.G121:.G170])" office:value-type="float" office:value="115812" calcext:value-type="float">
            <text:p>115812</text:p>
          </table:table-cell>
          <table:table-cell table:formula="of:=MEDIAN([.H121:.H170])" office:value-type="float" office:value="21" calcext:value-type="float">
            <text:p>21</text:p>
          </table:table-cell>
          <table:table-cell table:formula="of:=MEDIAN([.I121:.I170])" office:value-type="float" office:value="1.7" calcext:value-type="float">
            <text:p>1,7</text:p>
          </table:table-cell>
          <table:table-cell table:number-columns-repeated="2"/>
          <table:table-cell table:formula="of:=MEDIAN([.L121:.L170])" office:value-type="float" office:value="86199.5" calcext:value-type="float">
            <text:p>86199,5</text:p>
          </table:table-cell>
          <table:table-cell table:formula="of:=MEDIAN([.M121:.M170])" office:value-type="float" office:value="11" calcext:value-type="float">
            <text:p>11</text:p>
          </table:table-cell>
          <table:table-cell table:formula="of:=MEDIAN([.N121:.N170])"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171:.B220])" office:value-type="float" office:value="72814.5" calcext:value-type="float">
            <text:p>72814,5</text:p>
          </table:table-cell>
          <table:table-cell table:formula="of:=MEDIAN([.C171:.C220])" office:value-type="float" office:value="12" calcext:value-type="float">
            <text:p>12</text:p>
          </table:table-cell>
          <table:table-cell table:formula="of:=MEDIAN([.D171:.D220])" office:value-type="float" office:value="1.8" calcext:value-type="float">
            <text:p>1,8</text:p>
          </table:table-cell>
          <table:table-cell table:number-columns-repeated="2"/>
          <table:table-cell table:formula="of:=MEDIAN([.G171:.G220])" office:value-type="float" office:value="132220" calcext:value-type="float">
            <text:p>132220</text:p>
          </table:table-cell>
          <table:table-cell table:formula="of:=MEDIAN([.H171:.H220])" office:value-type="float" office:value="21" calcext:value-type="float">
            <text:p>21</text:p>
          </table:table-cell>
          <table:table-cell table:formula="of:=MEDIAN([.I171:.I220])" office:value-type="float" office:value="1.7" calcext:value-type="float">
            <text:p>1,7</text:p>
          </table:table-cell>
          <table:table-cell table:number-columns-repeated="2"/>
          <table:table-cell table:formula="of:=MEDIAN([.L171:.L220])" office:value-type="float" office:value="60818" calcext:value-type="float">
            <text:p>60818</text:p>
          </table:table-cell>
          <table:table-cell table:formula="of:=MEDIAN([.M171:.M220])" office:value-type="float" office:value="11" calcext:value-type="float">
            <text:p>11</text:p>
          </table:table-cell>
          <table:table-cell table:formula="of:=MEDIAN([.N171:.N220])" office:value-type="float" office:value="3.2" calcext:value-type="float">
            <text:p>3,2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&amp;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9479988" calcext:value-type="float">
            <text:p>39479988</text:p>
          </table:table-cell>
          <table:table-cell office:value-type="float" office:value="86.7" calcext:value-type="float">
            <text:p>86,7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167033" calcext:value-type="float">
            <text:p>167033</text:p>
          </table:table-cell>
          <table:table-cell office:value-type="float" office:value="33.3" calcext:value-type="float">
            <text:p>33,3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29994465" calcext:value-type="float">
            <text:p>29994465</text:p>
          </table:table-cell>
          <table:table-cell office:value-type="float" office:value="133.3" calcext:value-type="float">
            <text:p>133,3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0437" calcext:value-type="float">
            <text:p>360437</text:p>
          </table:table-cell>
          <table:table-cell office:value-type="float" office:value="56.4" calcext:value-type="float">
            <text:p>56,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5800" calcext:value-type="float">
            <text:p>125800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1947" calcext:value-type="float">
            <text:p>251947</text:p>
          </table:table-cell>
          <table:table-cell office:value-type="float" office:value="64" calcext:value-type="float">
            <text:p>64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2159" calcext:value-type="float">
            <text:p>142159</text:p>
          </table:table-cell>
          <table:table-cell office:value-type="float" office:value="31" calcext:value-type="float">
            <text:p>3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04316" calcext:value-type="float">
            <text:p>104316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0412" calcext:value-type="float">
            <text:p>110412</text:p>
          </table:table-cell>
          <table:table-cell office:value-type="float" office:value="33.7" calcext:value-type="float">
            <text:p>33,7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9069" calcext:value-type="float">
            <text:p>99069</text:p>
          </table:table-cell>
          <table:table-cell office:value-type="float" office:value="30" calcext:value-type="float">
            <text:p>30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95928" calcext:value-type="float">
            <text:p>95928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9512" calcext:value-type="float">
            <text:p>99512</text:p>
          </table:table-cell>
          <table:table-cell office:value-type="float" office:value="32" calcext:value-type="float">
            <text:p>32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307" calcext:value-type="float">
            <text:p>108307</text:p>
          </table:table-cell>
          <table:table-cell office:value-type="float" office:value="25" calcext:value-type="float">
            <text:p>2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56630" calcext:value-type="float">
            <text:p>156630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0013" calcext:value-type="float">
            <text:p>110013</text:p>
          </table:table-cell>
          <table:table-cell office:value-type="float" office:value="24" calcext:value-type="float">
            <text:p>24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7736" calcext:value-type="float">
            <text:p>107736</text:p>
          </table:table-cell>
          <table:table-cell office:value-type="float" office:value="34" calcext:value-type="float">
            <text:p>34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156515" calcext:value-type="float">
            <text:p>156515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3101" calcext:value-type="float">
            <text:p>93101</text:p>
          </table:table-cell>
          <table:table-cell office:value-type="float" office:value="31" calcext:value-type="float">
            <text:p>31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947" calcext:value-type="float">
            <text:p>82947</text:p>
          </table:table-cell>
          <table:table-cell office:value-type="float" office:value="32" calcext:value-type="float">
            <text:p>3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3062" calcext:value-type="float">
            <text:p>103062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2909" calcext:value-type="float">
            <text:p>102909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753" calcext:value-type="float">
            <text:p>63753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4202" calcext:value-type="float">
            <text:p>154202</text:p>
          </table:table-cell>
          <table:table-cell office:value-type="float" office:value="37.6" calcext:value-type="float">
            <text:p>37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3913" calcext:value-type="float">
            <text:p>103913</text:p>
          </table:table-cell>
          <table:table-cell office:value-type="float" office:value="24" calcext:value-type="float">
            <text:p>24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1991" calcext:value-type="float">
            <text:p>131991</text:p>
          </table:table-cell>
          <table:table-cell office:value-type="float" office:value="26" calcext:value-type="float">
            <text:p>2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9730" calcext:value-type="float">
            <text:p>89730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0708" calcext:value-type="float">
            <text:p>100708</text:p>
          </table:table-cell>
          <table:table-cell office:value-type="float" office:value="22" calcext:value-type="float">
            <text:p>2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173" calcext:value-type="float">
            <text:p>64173</text:p>
          </table:table-cell>
          <table:table-cell office:value-type="float" office:value="23.8" calcext:value-type="float">
            <text:p>23,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69293" calcext:value-type="float">
            <text:p>169293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410" calcext:value-type="float">
            <text:p>63410</text:p>
          </table:table-cell>
          <table:table-cell office:value-type="float" office:value="22" calcext:value-type="float">
            <text:p>2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036" calcext:value-type="float">
            <text:p>64036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62842" calcext:value-type="float">
            <text:p>162842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3729" calcext:value-type="float">
            <text:p>103729</text:p>
          </table:table-cell>
          <table:table-cell office:value-type="float" office:value="21" calcext:value-type="float">
            <text:p>2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449" calcext:value-type="float">
            <text:p>85449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17315" calcext:value-type="float">
            <text:p>117315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8264" calcext:value-type="float">
            <text:p>88264</text:p>
          </table:table-cell>
          <table:table-cell office:value-type="float" office:value="23" calcext:value-type="float">
            <text:p>23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6414" calcext:value-type="float">
            <text:p>126414</text:p>
          </table:table-cell>
          <table:table-cell office:value-type="float" office:value="36" calcext:value-type="float">
            <text:p>36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102856" calcext:value-type="float">
            <text:p>102856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6246" calcext:value-type="float">
            <text:p>86246</text:p>
          </table:table-cell>
          <table:table-cell office:value-type="float" office:value="27" calcext:value-type="float">
            <text:p>27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432" calcext:value-type="float">
            <text:p>7643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38829" calcext:value-type="float">
            <text:p>138829</text:p>
          </table:table-cell>
          <table:table-cell office:value-type="float" office:value="32" calcext:value-type="float">
            <text:p>3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5125" calcext:value-type="float">
            <text:p>115125</text:p>
          </table:table-cell>
          <table:table-cell office:value-type="float" office:value="32.7" calcext:value-type="float">
            <text:p>32,7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494" calcext:value-type="float">
            <text:p>94494</text:p>
          </table:table-cell>
          <table:table-cell office:value-type="float" office:value="29" calcext:value-type="float">
            <text:p>29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71259" calcext:value-type="float">
            <text:p>171259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5548" calcext:value-type="float">
            <text:p>105548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2649" calcext:value-type="float">
            <text:p>92649</text:p>
          </table:table-cell>
          <table:table-cell office:value-type="float" office:value="23" calcext:value-type="float">
            <text:p>23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96777" calcext:value-type="float">
            <text:p>96777</text:p>
          </table:table-cell>
          <table:table-cell office:value-type="float" office:value="42.6" calcext:value-type="float">
            <text:p>42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8150" calcext:value-type="float">
            <text:p>8815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940" calcext:value-type="float">
            <text:p>64940</text:p>
          </table:table-cell>
          <table:table-cell office:value-type="float" office:value="25" calcext:value-type="float">
            <text:p>25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14172" calcext:value-type="float">
            <text:p>114172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9430" calcext:value-type="float">
            <text:p>8943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165" calcext:value-type="float">
            <text:p>100165</text:p>
          </table:table-cell>
          <table:table-cell office:value-type="float" office:value="22" calcext:value-type="float">
            <text:p>22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94421" calcext:value-type="float">
            <text:p>194421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8998" calcext:value-type="float">
            <text:p>7899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551" calcext:value-type="float">
            <text:p>81551</text:p>
          </table:table-cell>
          <table:table-cell office:value-type="float" office:value="22.8" calcext:value-type="float">
            <text:p>22,8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58233" calcext:value-type="float">
            <text:p>158233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4595" calcext:value-type="float">
            <text:p>7459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026" calcext:value-type="float">
            <text:p>80026</text:p>
          </table:table-cell>
          <table:table-cell office:value-type="float" office:value="22" calcext:value-type="float">
            <text:p>22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99187" calcext:value-type="float">
            <text:p>99187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3587" calcext:value-type="float">
            <text:p>73587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201" calcext:value-type="float">
            <text:p>55201</text:p>
          </table:table-cell>
          <table:table-cell office:value-type="float" office:value="24" calcext:value-type="float">
            <text:p>24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50693" calcext:value-type="float">
            <text:p>150693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694" calcext:value-type="float">
            <text:p>68694</text:p>
          </table:table-cell>
          <table:table-cell office:value-type="float" office:value="21.8" calcext:value-type="float">
            <text:p>21,8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582" calcext:value-type="float">
            <text:p>89582</text:p>
          </table:table-cell>
          <table:table-cell office:value-type="float" office:value="25" calcext:value-type="float">
            <text:p>25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7357" calcext:value-type="float">
            <text:p>147357</text:p>
          </table:table-cell>
          <table:table-cell office:value-type="float" office:value="43.6" calcext:value-type="float">
            <text:p>43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310" calcext:value-type="float">
            <text:p>5631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743" calcext:value-type="float">
            <text:p>79743</text:p>
          </table:table-cell>
          <table:table-cell office:value-type="float" office:value="25" calcext:value-type="float">
            <text:p>25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0402" calcext:value-type="float">
            <text:p>140402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193" calcext:value-type="float">
            <text:p>69193</text:p>
          </table:table-cell>
          <table:table-cell office:value-type="float" office:value="22" calcext:value-type="float">
            <text:p>22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276" calcext:value-type="float">
            <text:p>77276</text:p>
          </table:table-cell>
          <table:table-cell office:value-type="float" office:value="24" calcext:value-type="float">
            <text:p>24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8566" calcext:value-type="float">
            <text:p>148566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665" calcext:value-type="float">
            <text:p>58665</text:p>
          </table:table-cell>
          <table:table-cell office:value-type="float" office:value="25" calcext:value-type="float">
            <text:p>25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718" calcext:value-type="float">
            <text:p>59718</text:p>
          </table:table-cell>
          <table:table-cell office:value-type="float" office:value="23" calcext:value-type="float">
            <text:p>23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55106" calcext:value-type="float">
            <text:p>155106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6371" calcext:value-type="float">
            <text:p>106371</text:p>
          </table:table-cell>
          <table:table-cell office:value-type="float" office:value="30" calcext:value-type="float">
            <text:p>30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427" calcext:value-type="float">
            <text:p>73427</text:p>
          </table:table-cell>
          <table:table-cell office:value-type="float" office:value="27" calcext:value-type="float">
            <text:p>27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61390" calcext:value-type="float">
            <text:p>161390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2174" calcext:value-type="float">
            <text:p>72174</text:p>
          </table:table-cell>
          <table:table-cell office:value-type="float" office:value="27" calcext:value-type="float">
            <text:p>27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885" calcext:value-type="float">
            <text:p>79885</text:p>
          </table:table-cell>
          <table:table-cell office:value-type="float" office:value="23.8" calcext:value-type="float">
            <text:p>23,8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6844" calcext:value-type="float">
            <text:p>146844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8686" calcext:value-type="float">
            <text:p>288686</text:p>
          </table:table-cell>
          <table:table-cell office:value-type="float" office:value="24" calcext:value-type="float">
            <text:p>24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196" calcext:value-type="float">
            <text:p>70196</text:p>
          </table:table-cell>
          <table:table-cell office:value-type="float" office:value="34" calcext:value-type="float">
            <text:p>34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44391" calcext:value-type="float">
            <text:p>144391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417" calcext:value-type="float">
            <text:p>64417</text:p>
          </table:table-cell>
          <table:table-cell office:value-type="float" office:value="21" calcext:value-type="float">
            <text:p>21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139" calcext:value-type="float">
            <text:p>89139</text:p>
          </table:table-cell>
          <table:table-cell office:value-type="float" office:value="23" calcext:value-type="float">
            <text:p>23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02684" calcext:value-type="float">
            <text:p>102684</text:p>
          </table:table-cell>
          <table:table-cell office:value-type="float" office:value="44.6" calcext:value-type="float">
            <text:p>44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617" calcext:value-type="float">
            <text:p>41617</text:p>
          </table:table-cell>
          <table:table-cell office:value-type="float" office:value="18" calcext:value-type="float">
            <text:p>18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980" calcext:value-type="float">
            <text:p>49980</text:p>
          </table:table-cell>
          <table:table-cell office:value-type="float" office:value="23" calcext:value-type="float">
            <text:p>23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35567" calcext:value-type="float">
            <text:p>135567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274" calcext:value-type="float">
            <text:p>50274</text:p>
          </table:table-cell>
          <table:table-cell office:value-type="float" office:value="17" calcext:value-type="float">
            <text:p>17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711" calcext:value-type="float">
            <text:p>51711</text:p>
          </table:table-cell>
          <table:table-cell office:value-type="float" office:value="22" calcext:value-type="float">
            <text:p>22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94784" calcext:value-type="float">
            <text:p>194784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485" calcext:value-type="float">
            <text:p>49485</text:p>
          </table:table-cell>
          <table:table-cell office:value-type="float" office:value="18.8" calcext:value-type="float">
            <text:p>18,8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350" calcext:value-type="float">
            <text:p>71350</text:p>
          </table:table-cell>
          <table:table-cell office:value-type="float" office:value="23" calcext:value-type="float">
            <text:p>23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3733" calcext:value-type="float">
            <text:p>143733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64600" calcext:value-type="float">
            <text:p>3564600</text:p>
          </table:table-cell>
          <table:table-cell office:value-type="float" office:value="29" calcext:value-type="float">
            <text:p>29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888" calcext:value-type="float">
            <text:p>49888</text:p>
          </table:table-cell>
          <table:table-cell office:value-type="float" office:value="24" calcext:value-type="float">
            <text:p>24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89488" calcext:value-type="float">
            <text:p>189488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317" calcext:value-type="float">
            <text:p>40317</text:p>
          </table:table-cell>
          <table:table-cell office:value-type="float" office:value="21" calcext:value-type="float">
            <text:p>21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158" calcext:value-type="float">
            <text:p>65158</text:p>
          </table:table-cell>
          <table:table-cell office:value-type="float" office:value="22" calcext:value-type="float">
            <text:p>22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64821" calcext:value-type="float">
            <text:p>164821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670" calcext:value-type="float">
            <text:p>68670</text:p>
          </table:table-cell>
          <table:table-cell office:value-type="float" office:value="22" calcext:value-type="float">
            <text:p>22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347" calcext:value-type="float">
            <text:p>66347</text:p>
          </table:table-cell>
          <table:table-cell office:value-type="float" office:value="25.7" calcext:value-type="float">
            <text:p>25,7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38253" calcext:value-type="float">
            <text:p>138253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786" calcext:value-type="float">
            <text:p>68786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828" calcext:value-type="float">
            <text:p>70828</text:p>
          </table:table-cell>
          <table:table-cell office:value-type="float" office:value="22" calcext:value-type="float">
            <text:p>22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3394" calcext:value-type="float">
            <text:p>143394</text:p>
          </table:table-cell>
          <table:table-cell office:value-type="float" office:value="46.5" calcext:value-type="float">
            <text:p>46,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605" calcext:value-type="float">
            <text:p>38605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476" calcext:value-type="float">
            <text:p>49476</text:p>
          </table:table-cell>
          <table:table-cell office:value-type="float" office:value="22" calcext:value-type="float">
            <text:p>22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29727" calcext:value-type="float">
            <text:p>129727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236" calcext:value-type="float">
            <text:p>58236</text:p>
          </table:table-cell>
          <table:table-cell office:value-type="float" office:value="24" calcext:value-type="float">
            <text:p>24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472" calcext:value-type="float">
            <text:p>54472</text:p>
          </table:table-cell>
          <table:table-cell office:value-type="float" office:value="23" calcext:value-type="float">
            <text:p>23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97823" calcext:value-type="float">
            <text:p>97823</text:p>
          </table:table-cell>
          <table:table-cell office:value-type="float" office:value="47" calcext:value-type="float">
            <text:p>4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292" calcext:value-type="float">
            <text:p>60292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652" calcext:value-type="float">
            <text:p>59652</text:p>
          </table:table-cell>
          <table:table-cell office:value-type="float" office:value="23" calcext:value-type="float">
            <text:p>23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6529" calcext:value-type="float">
            <text:p>146529</text:p>
          </table:table-cell>
          <table:table-cell office:value-type="float" office:value="48" calcext:value-type="float">
            <text:p>4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074" calcext:value-type="float">
            <text:p>35074</text:p>
          </table:table-cell>
          <table:table-cell office:value-type="float" office:value="18" calcext:value-type="float">
            <text:p>18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602" calcext:value-type="float">
            <text:p>68602</text:p>
          </table:table-cell>
          <table:table-cell office:value-type="float" office:value="23" calcext:value-type="float">
            <text:p>23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8090" calcext:value-type="float">
            <text:p>148090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415" calcext:value-type="float">
            <text:p>51415</text:p>
          </table:table-cell>
          <table:table-cell office:value-type="float" office:value="21.8" calcext:value-type="float">
            <text:p>21,8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137" calcext:value-type="float">
            <text:p>69137</text:p>
          </table:table-cell>
          <table:table-cell office:value-type="float" office:value="23" calcext:value-type="float">
            <text:p>23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94109" calcext:value-type="float">
            <text:p>94109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2181" calcext:value-type="float">
            <text:p>42181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063" calcext:value-type="float">
            <text:p>67063</text:p>
          </table:table-cell>
          <table:table-cell office:value-type="float" office:value="24" calcext:value-type="float">
            <text:p>24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04456" calcext:value-type="float">
            <text:p>104456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023" calcext:value-type="float">
            <text:p>41023</text:p>
          </table:table-cell>
          <table:table-cell office:value-type="float" office:value="22" calcext:value-type="float">
            <text:p>22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856" calcext:value-type="float">
            <text:p>64856</text:p>
          </table:table-cell>
          <table:table-cell office:value-type="float" office:value="25" calcext:value-type="float">
            <text:p>25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3970" calcext:value-type="float">
            <text:p>143970</text:p>
          </table:table-cell>
          <table:table-cell office:value-type="float" office:value="47" calcext:value-type="float">
            <text:p>4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187" calcext:value-type="float">
            <text:p>67187</text:p>
          </table:table-cell>
          <table:table-cell office:value-type="float" office:value="22" calcext:value-type="float">
            <text:p>22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121" calcext:value-type="float">
            <text:p>73121</text:p>
          </table:table-cell>
          <table:table-cell office:value-type="float" office:value="23.8" calcext:value-type="float">
            <text:p>23,8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5237" calcext:value-type="float">
            <text:p>145237</text:p>
          </table:table-cell>
          <table:table-cell office:value-type="float" office:value="39.6" calcext:value-type="float">
            <text:p>39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280" calcext:value-type="float">
            <text:p>61280</text:p>
          </table:table-cell>
          <table:table-cell office:value-type="float" office:value="22" calcext:value-type="float">
            <text:p>22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195" calcext:value-type="float">
            <text:p>59195</text:p>
          </table:table-cell>
          <table:table-cell office:value-type="float" office:value="22" calcext:value-type="float">
            <text:p>22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7367" calcext:value-type="float">
            <text:p>147367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803" calcext:value-type="float">
            <text:p>60803</text:p>
          </table:table-cell>
          <table:table-cell office:value-type="float" office:value="21" calcext:value-type="float">
            <text:p>21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845" calcext:value-type="float">
            <text:p>31845</text:p>
          </table:table-cell>
          <table:table-cell office:value-type="float" office:value="21" calcext:value-type="float">
            <text:p>21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23977" calcext:value-type="float">
            <text:p>123977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379" calcext:value-type="float">
            <text:p>38379</text:p>
          </table:table-cell>
          <table:table-cell office:value-type="float" office:value="22" calcext:value-type="float">
            <text:p>22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576" calcext:value-type="float">
            <text:p>33576</text:p>
          </table:table-cell>
          <table:table-cell office:value-type="float" office:value="22" calcext:value-type="float">
            <text:p>22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30166" calcext:value-type="float">
            <text:p>130166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579" calcext:value-type="float">
            <text:p>65579</text:p>
          </table:table-cell>
          <table:table-cell office:value-type="float" office:value="19" calcext:value-type="float">
            <text:p>19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530" calcext:value-type="float">
            <text:p>72530</text:p>
          </table:table-cell>
          <table:table-cell office:value-type="float" office:value="24" calcext:value-type="float">
            <text:p>24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58999" calcext:value-type="float">
            <text:p>158999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217" calcext:value-type="float">
            <text:p>36217</text:p>
          </table:table-cell>
          <table:table-cell office:value-type="float" office:value="18.8" calcext:value-type="float">
            <text:p>18,8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597" calcext:value-type="float">
            <text:p>70597</text:p>
          </table:table-cell>
          <table:table-cell office:value-type="float" office:value="23" calcext:value-type="float">
            <text:p>23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40567" calcext:value-type="float">
            <text:p>140567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806" calcext:value-type="float">
            <text:p>60806</text:p>
          </table:table-cell>
          <table:table-cell office:value-type="float" office:value="21" calcext:value-type="float">
            <text:p>21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359" calcext:value-type="float">
            <text:p>79359</text:p>
          </table:table-cell>
          <table:table-cell office:value-type="float" office:value="24" calcext:value-type="float">
            <text:p>24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85742" calcext:value-type="float">
            <text:p>185742</text:p>
          </table:table-cell>
          <table:table-cell office:value-type="float" office:value="47" calcext:value-type="float">
            <text:p>4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968" calcext:value-type="float">
            <text:p>69968</text:p>
          </table:table-cell>
          <table:table-cell office:value-type="float" office:value="21" calcext:value-type="float">
            <text:p>21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317" calcext:value-type="float">
            <text:p>40317</text:p>
          </table:table-cell>
          <table:table-cell office:value-type="float" office:value="24" calcext:value-type="float">
            <text:p>24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37638" calcext:value-type="float">
            <text:p>137638</text:p>
          </table:table-cell>
          <table:table-cell office:value-type="float" office:value="39.6" calcext:value-type="float">
            <text:p>39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223" calcext:value-type="float">
            <text:p>37223</text:p>
          </table:table-cell>
          <table:table-cell office:value-type="float" office:value="22" calcext:value-type="float">
            <text:p>22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587" calcext:value-type="float">
            <text:p>48587</text:p>
          </table:table-cell>
          <table:table-cell office:value-type="float" office:value="24.8" calcext:value-type="float">
            <text:p>24,8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303804" calcext:value-type="float">
            <text:p>303804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3079" calcext:value-type="float">
            <text:p>73079</text:p>
          </table:table-cell>
          <table:table-cell office:value-type="float" office:value="22" calcext:value-type="float">
            <text:p>22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361" calcext:value-type="float">
            <text:p>73361</text:p>
          </table:table-cell>
          <table:table-cell office:value-type="float" office:value="22" calcext:value-type="float">
            <text:p>22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46100" calcext:value-type="float">
            <text:p>146100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6378" calcext:value-type="float">
            <text:p>106378</text:p>
          </table:table-cell>
          <table:table-cell office:value-type="float" office:value="23" calcext:value-type="float">
            <text:p>23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675" calcext:value-type="float">
            <text:p>68675</text:p>
          </table:table-cell>
          <table:table-cell office:value-type="float" office:value="25" calcext:value-type="float">
            <text:p>25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05544" calcext:value-type="float">
            <text:p>105544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2768" calcext:value-type="float">
            <text:p>72768</text:p>
          </table:table-cell>
          <table:table-cell office:value-type="float" office:value="23" calcext:value-type="float">
            <text:p>23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435" calcext:value-type="float">
            <text:p>59435</text:p>
          </table:table-cell>
          <table:table-cell office:value-type="float" office:value="22" calcext:value-type="float">
            <text:p>22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66695" calcext:value-type="float">
            <text:p>66695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993" calcext:value-type="float">
            <text:p>76993</text:p>
          </table:table-cell>
          <table:table-cell office:value-type="float" office:value="24" calcext:value-type="float">
            <text:p>24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543" calcext:value-type="float">
            <text:p>49543</text:p>
          </table:table-cell>
          <table:table-cell office:value-type="float" office:value="21" calcext:value-type="float">
            <text:p>21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38525" calcext:value-type="float">
            <text:p>138525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163" calcext:value-type="float">
            <text:p>58163</text:p>
          </table:table-cell>
          <table:table-cell office:value-type="float" office:value="20.8" calcext:value-type="float">
            <text:p>20,8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263" calcext:value-type="float">
            <text:p>39263</text:p>
          </table:table-cell>
          <table:table-cell office:value-type="float" office:value="24" calcext:value-type="float">
            <text:p>24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51414" calcext:value-type="float">
            <text:p>151414</text:p>
          </table:table-cell>
          <table:table-cell office:value-type="float" office:value="40.6" calcext:value-type="float">
            <text:p>40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316" calcext:value-type="float">
            <text:p>68316</text:p>
          </table:table-cell>
          <table:table-cell office:value-type="float" office:value="22" calcext:value-type="float">
            <text:p>22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371" calcext:value-type="float">
            <text:p>74371</text:p>
          </table:table-cell>
          <table:table-cell office:value-type="float" office:value="25" calcext:value-type="float">
            <text:p>25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23518" calcext:value-type="float">
            <text:p>123518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138" calcext:value-type="float">
            <text:p>61138</text:p>
          </table:table-cell>
          <table:table-cell office:value-type="float" office:value="22" calcext:value-type="float">
            <text:p>22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549" calcext:value-type="float">
            <text:p>68549</text:p>
          </table:table-cell>
          <table:table-cell office:value-type="float" office:value="23.8" calcext:value-type="float">
            <text:p>23,8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46194" calcext:value-type="float">
            <text:p>146194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860" calcext:value-type="float">
            <text:p>57860</text:p>
          </table:table-cell>
          <table:table-cell office:value-type="float" office:value="22" calcext:value-type="float">
            <text:p>22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431" calcext:value-type="float">
            <text:p>66431</text:p>
          </table:table-cell>
          <table:table-cell office:value-type="float" office:value="24" calcext:value-type="float">
            <text:p>24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39236" calcext:value-type="float">
            <text:p>139236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289" calcext:value-type="float">
            <text:p>64289</text:p>
          </table:table-cell>
          <table:table-cell office:value-type="float" office:value="22" calcext:value-type="float">
            <text:p>22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116" calcext:value-type="float">
            <text:p>65116</text:p>
          </table:table-cell>
          <table:table-cell office:value-type="float" office:value="23" calcext:value-type="float">
            <text:p>23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99741" calcext:value-type="float">
            <text:p>99741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524" calcext:value-type="float">
            <text:p>65524</text:p>
          </table:table-cell>
          <table:table-cell office:value-type="float" office:value="22" calcext:value-type="float">
            <text:p>22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239" calcext:value-type="float">
            <text:p>71239</text:p>
          </table:table-cell>
          <table:table-cell office:value-type="float" office:value="25" calcext:value-type="float">
            <text:p>25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04348" calcext:value-type="float">
            <text:p>104348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438" calcext:value-type="float">
            <text:p>36438</text:p>
          </table:table-cell>
          <table:table-cell office:value-type="float" office:value="23" calcext:value-type="float">
            <text:p>23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398" calcext:value-type="float">
            <text:p>68398</text:p>
          </table:table-cell>
          <table:table-cell office:value-type="float" office:value="24" calcext:value-type="float">
            <text:p>24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01854" calcext:value-type="float">
            <text:p>101854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162" calcext:value-type="float">
            <text:p>67162</text:p>
          </table:table-cell>
          <table:table-cell office:value-type="float" office:value="22" calcext:value-type="float">
            <text:p>22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254" calcext:value-type="float">
            <text:p>68254</text:p>
          </table:table-cell>
          <table:table-cell office:value-type="float" office:value="24" calcext:value-type="float">
            <text:p>24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35676" calcext:value-type="float">
            <text:p>135676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779" calcext:value-type="float">
            <text:p>28779</text:p>
          </table:table-cell>
          <table:table-cell office:value-type="float" office:value="20.8" calcext:value-type="float">
            <text:p>20,8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355" calcext:value-type="float">
            <text:p>43355</text:p>
          </table:table-cell>
          <table:table-cell office:value-type="float" office:value="24" calcext:value-type="float">
            <text:p>24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778378" calcext:value-type="float">
            <text:p>778378</text:p>
          </table:table-cell>
          <table:table-cell office:value-type="float" office:value="35" calcext:value-type="float">
            <text:p>3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656" calcext:value-type="float">
            <text:p>59656</text:p>
          </table:table-cell>
          <table:table-cell office:value-type="float" office:value="21" calcext:value-type="float">
            <text:p>21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692" calcext:value-type="float">
            <text:p>50692</text:p>
          </table:table-cell>
          <table:table-cell office:value-type="float" office:value="23" calcext:value-type="float">
            <text:p>23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44165" calcext:value-type="float">
            <text:p>144165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140" calcext:value-type="float">
            <text:p>59140</text:p>
          </table:table-cell>
          <table:table-cell office:value-type="float" office:value="23" calcext:value-type="float">
            <text:p>23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368" calcext:value-type="float">
            <text:p>51368</text:p>
          </table:table-cell>
          <table:table-cell office:value-type="float" office:value="21.8" calcext:value-type="float">
            <text:p>21,8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209467" calcext:value-type="float">
            <text:p>209467</text:p>
          </table:table-cell>
          <table:table-cell office:value-type="float" office:value="38.6" calcext:value-type="float">
            <text:p>38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101" calcext:value-type="float">
            <text:p>58101</text:p>
          </table:table-cell>
          <table:table-cell office:value-type="float" office:value="22" calcext:value-type="float">
            <text:p>22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819" calcext:value-type="float">
            <text:p>47819</text:p>
          </table:table-cell>
          <table:table-cell office:value-type="float" office:value="23" calcext:value-type="float">
            <text:p>23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201596" calcext:value-type="float">
            <text:p>201596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0599" calcext:value-type="float">
            <text:p>70599</text:p>
          </table:table-cell>
          <table:table-cell office:value-type="float" office:value="23" calcext:value-type="float">
            <text:p>23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546" calcext:value-type="float">
            <text:p>69546</text:p>
          </table:table-cell>
          <table:table-cell office:value-type="float" office:value="22" calcext:value-type="float">
            <text:p>22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37502" calcext:value-type="float">
            <text:p>137502</text:p>
          </table:table-cell>
          <table:table-cell office:value-type="float" office:value="48" calcext:value-type="float">
            <text:p>4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606" calcext:value-type="float">
            <text:p>33606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2035" calcext:value-type="float">
            <text:p>122035</text:p>
          </table:table-cell>
          <table:table-cell office:value-type="float" office:value="24" calcext:value-type="float">
            <text:p>24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20796" calcext:value-type="float">
            <text:p>120796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1304" calcext:value-type="float">
            <text:p>111304</text:p>
          </table:table-cell>
          <table:table-cell office:value-type="float" office:value="21" calcext:value-type="float">
            <text:p>21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099" calcext:value-type="float">
            <text:p>68099</text:p>
          </table:table-cell>
          <table:table-cell office:value-type="float" office:value="23" calcext:value-type="float">
            <text:p>23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60880" calcext:value-type="float">
            <text:p>160880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433" calcext:value-type="float">
            <text:p>63433</text:p>
          </table:table-cell>
          <table:table-cell office:value-type="float" office:value="21" calcext:value-type="float">
            <text:p>21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236" calcext:value-type="float">
            <text:p>65236</text:p>
          </table:table-cell>
          <table:table-cell office:value-type="float" office:value="24.8" calcext:value-type="float">
            <text:p>24,8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43893" calcext:value-type="float">
            <text:p>143893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274" calcext:value-type="float">
            <text:p>62274</text:p>
          </table:table-cell>
          <table:table-cell office:value-type="float" office:value="21.8" calcext:value-type="float">
            <text:p>21,8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208" calcext:value-type="float">
            <text:p>69208</text:p>
          </table:table-cell>
          <table:table-cell office:value-type="float" office:value="23" calcext:value-type="float">
            <text:p>23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34285" calcext:value-type="float">
            <text:p>134285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403" calcext:value-type="float">
            <text:p>66403</text:p>
          </table:table-cell>
          <table:table-cell office:value-type="float" office:value="21" calcext:value-type="float">
            <text:p>21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028" calcext:value-type="float">
            <text:p>45028</text:p>
          </table:table-cell>
          <table:table-cell office:value-type="float" office:value="23" calcext:value-type="float">
            <text:p>23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04031" calcext:value-type="float">
            <text:p>104031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702" calcext:value-type="float">
            <text:p>57702</text:p>
          </table:table-cell>
          <table:table-cell office:value-type="float" office:value="21" calcext:value-type="float">
            <text:p>21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065" calcext:value-type="float">
            <text:p>73065</text:p>
          </table:table-cell>
          <table:table-cell office:value-type="float" office:value="22" calcext:value-type="float">
            <text:p>22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34322" calcext:value-type="float">
            <text:p>134322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2090" calcext:value-type="float">
            <text:p>42090</text:p>
          </table:table-cell>
          <table:table-cell office:value-type="float" office:value="21" calcext:value-type="float">
            <text:p>21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544" calcext:value-type="float">
            <text:p>44544</text:p>
          </table:table-cell>
          <table:table-cell office:value-type="float" office:value="22" calcext:value-type="float">
            <text:p>22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46786" calcext:value-type="float">
            <text:p>146786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1193" calcext:value-type="float">
            <text:p>101193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471" calcext:value-type="float">
            <text:p>59471</text:p>
          </table:table-cell>
          <table:table-cell office:value-type="float" office:value="23" calcext:value-type="float">
            <text:p>23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42475" calcext:value-type="float">
            <text:p>142475</text:p>
          </table:table-cell>
          <table:table-cell office:value-type="float" office:value="36.6" calcext:value-type="float">
            <text:p>36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019" calcext:value-type="float">
            <text:p>63019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411" calcext:value-type="float">
            <text:p>57411</text:p>
          </table:table-cell>
          <table:table-cell office:value-type="float" office:value="25" calcext:value-type="float">
            <text:p>25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20135" calcext:value-type="float">
            <text:p>120135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982" calcext:value-type="float">
            <text:p>64982</text:p>
          </table:table-cell>
          <table:table-cell office:value-type="float" office:value="21" calcext:value-type="float">
            <text:p>21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496" calcext:value-type="float">
            <text:p>74496</text:p>
          </table:table-cell>
          <table:table-cell office:value-type="float" office:value="22" calcext:value-type="float">
            <text:p>22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01985" calcext:value-type="float">
            <text:p>101985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277" calcext:value-type="float">
            <text:p>29277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967" calcext:value-type="float">
            <text:p>52967</text:p>
          </table:table-cell>
          <table:table-cell office:value-type="float" office:value="28" calcext:value-type="float">
            <text:p>28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30080" calcext:value-type="float">
            <text:p>130080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023" calcext:value-type="float">
            <text:p>55023</text:p>
          </table:table-cell>
          <table:table-cell office:value-type="float" office:value="20.8" calcext:value-type="float">
            <text:p>20,8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368" calcext:value-type="float">
            <text:p>80368</text:p>
          </table:table-cell>
          <table:table-cell office:value-type="float" office:value="40.6" calcext:value-type="float">
            <text:p>40,6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16215" calcext:value-type="float">
            <text:p>116215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6303" calcext:value-type="float">
            <text:p>26303</text:p>
          </table:table-cell>
          <table:table-cell office:value-type="float" office:value="38" calcext:value-type="float">
            <text:p>38</text:p>
          </table:table-cell>
          <table:table-cell office:value-type="float" office:value="10.2" calcext:value-type="float">
            <text:p>10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072" calcext:value-type="float">
            <text:p>77072</text:p>
          </table:table-cell>
          <table:table-cell office:value-type="float" office:value="23" calcext:value-type="float">
            <text:p>23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66573" calcext:value-type="float">
            <text:p>166573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319" calcext:value-type="float">
            <text:p>48319</text:p>
          </table:table-cell>
          <table:table-cell office:value-type="float" office:value="21" calcext:value-type="float">
            <text:p>21</text:p>
          </table:table-cell>
          <table:table-cell office:value-type="float" office:value="10.2" calcext:value-type="float">
            <text:p>10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415" calcext:value-type="float">
            <text:p>69415</text:p>
          </table:table-cell>
          <table:table-cell office:value-type="float" office:value="24" calcext:value-type="float">
            <text:p>24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12761" calcext:value-type="float">
            <text:p>112761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185" calcext:value-type="float">
            <text:p>27185</text:p>
          </table:table-cell>
          <table:table-cell office:value-type="float" office:value="19" calcext:value-type="float">
            <text:p>19</text:p>
          </table:table-cell>
          <table:table-cell office:value-type="float" office:value="10.2" calcext:value-type="float">
            <text:p>10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832" calcext:value-type="float">
            <text:p>70832</text:p>
          </table:table-cell>
          <table:table-cell office:value-type="float" office:value="24" calcext:value-type="float">
            <text:p>24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292650" calcext:value-type="float">
            <text:p>292650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809" calcext:value-type="float">
            <text:p>46809</text:p>
          </table:table-cell>
          <table:table-cell office:value-type="float" office:value="21" calcext:value-type="float">
            <text:p>21</text:p>
          </table:table-cell>
          <table:table-cell office:value-type="float" office:value="10.2" calcext:value-type="float">
            <text:p>10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475" calcext:value-type="float">
            <text:p>48475</text:p>
          </table:table-cell>
          <table:table-cell office:value-type="float" office:value="25" calcext:value-type="float">
            <text:p>25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33497" calcext:value-type="float">
            <text:p>133497</text:p>
          </table:table-cell>
          <table:table-cell office:value-type="float" office:value="41.6" calcext:value-type="float">
            <text:p>41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709" calcext:value-type="float">
            <text:p>61709</text:p>
          </table:table-cell>
          <table:table-cell office:value-type="float" office:value="20" calcext:value-type="float">
            <text:p>20</text:p>
          </table:table-cell>
          <table:table-cell office:value-type="float" office:value="10.2" calcext:value-type="float">
            <text:p>10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8206" calcext:value-type="float">
            <text:p>118206</text:p>
          </table:table-cell>
          <table:table-cell office:value-type="float" office:value="24" calcext:value-type="float">
            <text:p>24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07377" calcext:value-type="float">
            <text:p>107377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624" calcext:value-type="float">
            <text:p>50624</text:p>
          </table:table-cell>
          <table:table-cell office:value-type="float" office:value="22" calcext:value-type="float">
            <text:p>22</text:p>
          </table:table-cell>
          <table:table-cell office:value-type="float" office:value="10.2" calcext:value-type="float">
            <text:p>10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515" calcext:value-type="float">
            <text:p>88515</text:p>
          </table:table-cell>
          <table:table-cell office:value-type="float" office:value="24" calcext:value-type="float">
            <text:p>24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40148" calcext:value-type="float">
            <text:p>140148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563" calcext:value-type="float">
            <text:p>39563</text:p>
          </table:table-cell>
          <table:table-cell office:value-type="float" office:value="21" calcext:value-type="float">
            <text:p>21</text:p>
          </table:table-cell>
          <table:table-cell office:value-type="float" office:value="10.2" calcext:value-type="float">
            <text:p>10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21.8" calcext:value-type="float">
            <text:p>21,8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43980" calcext:value-type="float">
            <text:p>143980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161" calcext:value-type="float">
            <text:p>62161</text:p>
          </table:table-cell>
          <table:table-cell office:value-type="float" office:value="19" calcext:value-type="float">
            <text:p>19</text:p>
          </table:table-cell>
          <table:table-cell office:value-type="float" office:value="10.2" calcext:value-type="float">
            <text:p>10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096" calcext:value-type="float">
            <text:p>72096</text:p>
          </table:table-cell>
          <table:table-cell office:value-type="float" office:value="24" calcext:value-type="float">
            <text:p>24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07404" calcext:value-type="float">
            <text:p>107404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109" calcext:value-type="float">
            <text:p>63109</text:p>
          </table:table-cell>
          <table:table-cell office:value-type="float" office:value="20.8" calcext:value-type="float">
            <text:p>20,8</text:p>
          </table:table-cell>
          <table:table-cell office:value-type="float" office:value="10.2" calcext:value-type="float">
            <text:p>10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770" calcext:value-type="float">
            <text:p>96770</text:p>
          </table:table-cell>
          <table:table-cell office:value-type="float" office:value="24" calcext:value-type="float">
            <text:p>24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31092" calcext:value-type="float">
            <text:p>131092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687" calcext:value-type="float">
            <text:p>48687</text:p>
          </table:table-cell>
          <table:table-cell office:value-type="float" office:value="20" calcext:value-type="float">
            <text:p>20</text:p>
          </table:table-cell>
          <table:table-cell office:value-type="float" office:value="10.2" calcext:value-type="float">
            <text:p>10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6885" calcext:value-type="float">
            <text:p>86885</text:p>
          </table:table-cell>
          <table:table-cell office:value-type="float" office:value="24" calcext:value-type="float">
            <text:p>24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06766" calcext:value-type="float">
            <text:p>106766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757" calcext:value-type="float">
            <text:p>36757</text:p>
          </table:table-cell>
          <table:table-cell office:value-type="float" office:value="19" calcext:value-type="float">
            <text:p>19</text:p>
          </table:table-cell>
          <table:table-cell office:value-type="float" office:value="10.2" calcext:value-type="float">
            <text:p>10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649" calcext:value-type="float">
            <text:p>50649</text:p>
          </table:table-cell>
          <table:table-cell office:value-type="float" office:value="22" calcext:value-type="float">
            <text:p>22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11613" calcext:value-type="float">
            <text:p>111613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174" calcext:value-type="float">
            <text:p>60174</text:p>
          </table:table-cell>
          <table:table-cell office:value-type="float" office:value="22" calcext:value-type="float">
            <text:p>22</text:p>
          </table:table-cell>
          <table:table-cell office:value-type="float" office:value="10.2" calcext:value-type="float">
            <text:p>10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409" calcext:value-type="float">
            <text:p>67409</text:p>
          </table:table-cell>
          <table:table-cell office:value-type="float" office:value="23" calcext:value-type="float">
            <text:p>23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99334" calcext:value-type="float">
            <text:p>99334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209" calcext:value-type="float">
            <text:p>58209</text:p>
          </table:table-cell>
          <table:table-cell office:value-type="float" office:value="27" calcext:value-type="float">
            <text:p>27</text:p>
          </table:table-cell>
          <table:table-cell office:value-type="float" office:value="10.2" calcext:value-type="float">
            <text:p>10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227" calcext:value-type="float">
            <text:p>58227</text:p>
          </table:table-cell>
          <table:table-cell office:value-type="float" office:value="23" calcext:value-type="float">
            <text:p>23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46806" calcext:value-type="float">
            <text:p>146806</text:p>
          </table:table-cell>
          <table:table-cell office:value-type="float" office:value="40.6" calcext:value-type="float">
            <text:p>40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540" calcext:value-type="float">
            <text:p>36540</text:p>
          </table:table-cell>
          <table:table-cell office:value-type="float" office:value="20" calcext:value-type="float">
            <text:p>20</text:p>
          </table:table-cell>
          <table:table-cell office:value-type="float" office:value="10.2" calcext:value-type="float">
            <text:p>10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825" calcext:value-type="float">
            <text:p>77825</text:p>
          </table:table-cell>
          <table:table-cell office:value-type="float" office:value="24" calcext:value-type="float">
            <text:p>24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08727" calcext:value-type="float">
            <text:p>108727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058" calcext:value-type="float">
            <text:p>41058</text:p>
          </table:table-cell>
          <table:table-cell office:value-type="float" office:value="22" calcext:value-type="float">
            <text:p>22</text:p>
          </table:table-cell>
          <table:table-cell office:value-type="float" office:value="10.2" calcext:value-type="float">
            <text:p>10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854" calcext:value-type="float">
            <text:p>66854</text:p>
          </table:table-cell>
          <table:table-cell office:value-type="float" office:value="25" calcext:value-type="float">
            <text:p>25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56415" calcext:value-type="float">
            <text:p>156415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335" calcext:value-type="float">
            <text:p>57335</text:p>
          </table:table-cell>
          <table:table-cell office:value-type="float" office:value="22" calcext:value-type="float">
            <text:p>22</text:p>
          </table:table-cell>
          <table:table-cell office:value-type="float" office:value="10.2" calcext:value-type="float">
            <text:p>10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223" calcext:value-type="float">
            <text:p>77223</text:p>
          </table:table-cell>
          <table:table-cell office:value-type="float" office:value="24.8" calcext:value-type="float">
            <text:p>24,8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47134" calcext:value-type="float">
            <text:p>147134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5572" calcext:value-type="float">
            <text:p>75572</text:p>
          </table:table-cell>
          <table:table-cell office:value-type="float" office:value="21" calcext:value-type="float">
            <text:p>21</text:p>
          </table:table-cell>
          <table:table-cell office:value-type="float" office:value="10.2" calcext:value-type="float">
            <text:p>10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742" calcext:value-type="float">
            <text:p>45742</text:p>
          </table:table-cell>
          <table:table-cell office:value-type="float" office:value="23" calcext:value-type="float">
            <text:p>23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47126" calcext:value-type="float">
            <text:p>147126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019" calcext:value-type="float">
            <text:p>67019</text:p>
          </table:table-cell>
          <table:table-cell office:value-type="float" office:value="21.8" calcext:value-type="float">
            <text:p>21,8</text:p>
          </table:table-cell>
          <table:table-cell office:value-type="float" office:value="10.2" calcext:value-type="float">
            <text:p>10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731" calcext:value-type="float">
            <text:p>47731</text:p>
          </table:table-cell>
          <table:table-cell office:value-type="float" office:value="23" calcext:value-type="float">
            <text:p>23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51239" calcext:value-type="float">
            <text:p>151239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159" calcext:value-type="float">
            <text:p>65159</text:p>
          </table:table-cell>
          <table:table-cell office:value-type="float" office:value="24" calcext:value-type="float">
            <text:p>24</text:p>
          </table:table-cell>
          <table:table-cell office:value-type="float" office:value="10.2" calcext:value-type="float">
            <text:p>10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287" calcext:value-type="float">
            <text:p>73287</text:p>
          </table:table-cell>
          <table:table-cell office:value-type="float" office:value="24" calcext:value-type="float">
            <text:p>24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45429" calcext:value-type="float">
            <text:p>145429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0289" calcext:value-type="float">
            <text:p>100289</text:p>
          </table:table-cell>
          <table:table-cell office:value-type="float" office:value="23" calcext:value-type="float">
            <text:p>23</text:p>
          </table:table-cell>
          <table:table-cell office:value-type="float" office:value="10.2" calcext:value-type="float">
            <text:p>10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36:.B335])" office:value-type="float" office:value="467678.42" calcext:value-type="float">
            <text:p>467678,42</text:p>
          </table:table-cell>
          <table:table-cell table:formula="of:=AVERAGE([.C236:.C335])" office:value-type="float" office:value="25.354" calcext:value-type="float">
            <text:p>25,354</text:p>
          </table:table-cell>
          <table:table-cell table:formula="of:=AVERAGE([.D236:.D335])" office:value-type="float" office:value="6.227" calcext:value-type="float">
            <text:p>6,227</text:p>
          </table:table-cell>
          <table:table-cell table:number-columns-repeated="2"/>
          <table:table-cell table:formula="of:=AVERAGE([.G236:.G335])" office:value-type="float" office:value="145659.81" calcext:value-type="float">
            <text:p>145659,81</text:p>
          </table:table-cell>
          <table:table-cell table:formula="of:=AVERAGE([.H236:.H335])" office:value-type="float" office:value="41.594" calcext:value-type="float">
            <text:p>41,594</text:p>
          </table:table-cell>
          <table:table-cell table:formula="of:=AVERAGE([.I236:.I335])" office:value-type="float" office:value="1.7" calcext:value-type="float">
            <text:p>1,7</text:p>
          </table:table-cell>
          <table:table-cell table:number-columns-repeated="2"/>
          <table:table-cell table:formula="of:=AVERAGE([.L236:.L335])" office:value-type="float" office:value="403338.59" calcext:value-type="float">
            <text:p>403338,59</text:p>
          </table:table-cell>
          <table:table-cell table:formula="of:=AVERAGE([.M236:.M335])" office:value-type="float" office:value="23.987" calcext:value-type="float">
            <text:p>23,987</text:p>
          </table:table-cell>
          <table:table-cell table:formula="of:=AVERAGE([.N236:.N335])" office:value-type="float" office:value="9.02400000000002" calcext:value-type="float">
            <text:p>9,024000000000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236:.B335])" office:value-type="float" office:value="3921042.39139878" calcext:value-type="float">
            <text:p>3921042,39139878</text:p>
          </table:table-cell>
          <table:table-cell table:formula="of:=STDEVP([.C236:.C335])" office:value-type="float" office:value="7.62454483887399" calcext:value-type="float">
            <text:p>7,62454483887399</text:p>
          </table:table-cell>
          <table:table-cell table:formula="of:=STDEVP([.D236:.D335])" office:value-type="float" office:value="1.29605979800316" calcext:value-type="float">
            <text:p>1,29605979800316</text:p>
          </table:table-cell>
          <table:table-cell table:number-columns-repeated="2"/>
          <table:table-cell table:formula="of:=STDEVP([.G236:.G335])" office:value-type="float" office:value="72483.1355276101" calcext:value-type="float">
            <text:p>72483,1355276101</text:p>
          </table:table-cell>
          <table:table-cell table:formula="of:=STDEVP([.H236:.H335])" office:value-type="float" office:value="3.16356823855595" calcext:value-type="float">
            <text:p>3,16356823855595</text:p>
          </table:table-cell>
          <table:table-cell table:formula="of:=STDEVP([.I236:.I335])" office:value-type="float" office:value="0" calcext:value-type="float">
            <text:p>0</text:p>
          </table:table-cell>
          <table:table-cell table:number-columns-repeated="2"/>
          <table:table-cell table:formula="of:=STDEVP([.L236:.L335])" office:value-type="float" office:value="2994501.99462688" calcext:value-type="float">
            <text:p>2994501,99462688</text:p>
          </table:table-cell>
          <table:table-cell table:formula="of:=STDEVP([.M236:.M335])" office:value-type="float" office:value="12.2538373989538" calcext:value-type="float">
            <text:p>12,2538373989538</text:p>
          </table:table-cell>
          <table:table-cell table:formula="of:=STDEVP([.N236:.N335])" office:value-type="float" office:value="2.10362163898359" calcext:value-type="float">
            <text:p>2,103621638983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36:.B335])" office:value-type="float" office:value="69172.5" calcext:value-type="float">
            <text:p>69172,5</text:p>
          </table:table-cell>
          <table:table-cell table:formula="of:=MEDIAN([.C236:.C335])" office:value-type="float" office:value="24" calcext:value-type="float">
            <text:p>24</text:p>
          </table:table-cell>
          <table:table-cell table:formula="of:=MEDIAN([.D236:.D335])" office:value-type="float" office:value="6.7" calcext:value-type="float">
            <text:p>6,7</text:p>
          </table:table-cell>
          <table:table-cell table:number-columns-repeated="2"/>
          <table:table-cell table:formula="of:=MEDIAN([.G236:.G335])" office:value-type="float" office:value="140484.5" calcext:value-type="float">
            <text:p>140484,5</text:p>
          </table:table-cell>
          <table:table-cell table:formula="of:=MEDIAN([.H236:.H335])" office:value-type="float" office:value="41.8" calcext:value-type="float">
            <text:p>41,8</text:p>
          </table:table-cell>
          <table:table-cell table:formula="of:=MEDIAN([.I236:.I335])" office:value-type="float" office:value="1.7" calcext:value-type="float">
            <text:p>1,7</text:p>
          </table:table-cell>
          <table:table-cell table:number-columns-repeated="2"/>
          <table:table-cell table:formula="of:=MEDIAN([.L236:.L335])" office:value-type="float" office:value="63259.5" calcext:value-type="float">
            <text:p>63259,5</text:p>
          </table:table-cell>
          <table:table-cell table:formula="of:=MEDIAN([.M236:.M335])" office:value-type="float" office:value="22" calcext:value-type="float">
            <text:p>22</text:p>
          </table:table-cell>
          <table:table-cell table:formula="of:=MEDIAN([.N236:.N335])"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236:.B285])" office:value-type="float" office:value="869192.52" calcext:value-type="float">
            <text:p>869192,52</text:p>
          </table:table-cell>
          <table:table-cell table:formula="of:=AVERAGE([.C236:.C285])" office:value-type="float" office:value="26.8" calcext:value-type="float">
            <text:p>26,8</text:p>
          </table:table-cell>
          <table:table-cell table:formula="of:=AVERAGE([.D236:.D285])" office:value-type="float" office:value="5.796" calcext:value-type="float">
            <text:p>5,796</text:p>
          </table:table-cell>
          <table:table-cell table:number-columns-repeated="2"/>
          <table:table-cell table:formula="of:=AVERAGE([.G236:.G285])" office:value-type="float" office:value="139652.64" calcext:value-type="float">
            <text:p>139652,64</text:p>
          </table:table-cell>
          <table:table-cell table:formula="of:=AVERAGE([.H236:.H285])" office:value-type="float" office:value="41.936" calcext:value-type="float">
            <text:p>41,936</text:p>
          </table:table-cell>
          <table:table-cell table:formula="of:=AVERAGE([.I236:.I285])" office:value-type="float" office:value="1.7" calcext:value-type="float">
            <text:p>1,7</text:p>
          </table:table-cell>
          <table:table-cell table:number-columns-repeated="2"/>
          <table:table-cell table:formula="of:=AVERAGE([.L236:.L285])" office:value-type="float" office:value="747787.32" calcext:value-type="float">
            <text:p>747787,32</text:p>
          </table:table-cell>
          <table:table-cell table:formula="of:=AVERAGE([.M236:.M285])" office:value-type="float" office:value="26.138" calcext:value-type="float">
            <text:p>26,138</text:p>
          </table:table-cell>
          <table:table-cell table:formula="of:=AVERAGE([.N236:.N285])" office:value-type="float" office:value="7.90800000000001" calcext:value-type="float">
            <text:p>7,908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286:.B335])" office:value-type="float" office:value="66164.32" calcext:value-type="float">
            <text:p>66164,32</text:p>
          </table:table-cell>
          <table:table-cell table:formula="of:=AVERAGE([.C286:.C335])" office:value-type="float" office:value="23.908" calcext:value-type="float">
            <text:p>23,908</text:p>
          </table:table-cell>
          <table:table-cell table:formula="of:=AVERAGE([.D286:.D335])" office:value-type="float" office:value="6.658" calcext:value-type="float">
            <text:p>6,658</text:p>
          </table:table-cell>
          <table:table-cell table:number-columns-repeated="2"/>
          <table:table-cell table:formula="of:=AVERAGE([.G286:.G335])" office:value-type="float" office:value="151666.98" calcext:value-type="float">
            <text:p>151666,98</text:p>
          </table:table-cell>
          <table:table-cell table:formula="of:=AVERAGE([.H286:.H335])" office:value-type="float" office:value="41.252" calcext:value-type="float">
            <text:p>41,252</text:p>
          </table:table-cell>
          <table:table-cell table:formula="of:=AVERAGE([.I286:.I335])" office:value-type="float" office:value="1.7" calcext:value-type="float">
            <text:p>1,7</text:p>
          </table:table-cell>
          <table:table-cell table:number-columns-repeated="2"/>
          <table:table-cell table:formula="of:=AVERAGE([.L286:.L335])" office:value-type="float" office:value="58889.86" calcext:value-type="float">
            <text:p>58889,86</text:p>
          </table:table-cell>
          <table:table-cell table:formula="of:=AVERAGE([.M286:.M335])" office:value-type="float" office:value="21.836" calcext:value-type="float">
            <text:p>21,836</text:p>
          </table:table-cell>
          <table:table-cell table:formula="of:=AVERAGE([.N286:.N335])" office:value-type="float" office:value="10.14" calcext:value-type="float">
            <text:p>10,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286:.B335])" office:value-type="float" office:value="17195.2032130359" calcext:value-type="float">
            <text:p>17195,2032130359</text:p>
          </table:table-cell>
          <table:table-cell table:formula="of:=STDEVP([.C286:.C335])" office:value-type="float" office:value="2.67498336443425" calcext:value-type="float">
            <text:p>2,67498336443425</text:p>
          </table:table-cell>
          <table:table-cell table:formula="of:=STDEVP([.D286:.D335])" office:value-type="float" office:value="0.0493558507170125" calcext:value-type="float">
            <text:p>0,049355850717013</text:p>
          </table:table-cell>
          <table:table-cell table:number-columns-repeated="2"/>
          <table:table-cell table:formula="of:=STDEVP([.G286:.G335])" office:value-type="float" office:value="98434.9824244389" calcext:value-type="float">
            <text:p>98434,9824244389</text:p>
          </table:table-cell>
          <table:table-cell table:formula="of:=STDEVP([.H286:.H335])" office:value-type="float" office:value="2.74074734333539" calcext:value-type="float">
            <text:p>2,74074734333539</text:p>
          </table:table-cell>
          <table:table-cell table:formula="of:=STDEVP([.I286:.I335])" office:value-type="float" office:value="0" calcext:value-type="float">
            <text:p>0</text:p>
          </table:table-cell>
          <table:table-cell table:number-columns-repeated="2"/>
          <table:table-cell table:formula="of:=STDEVP([.L286:.L335])" office:value-type="float" office:value="18996.5183947059" calcext:value-type="float">
            <text:p>18996,5183947059</text:p>
          </table:table-cell>
          <table:table-cell table:formula="of:=STDEVP([.M286:.M335])" office:value-type="float" office:value="2.70368341341955" calcext:value-type="float">
            <text:p>2,70368341341955</text:p>
          </table:table-cell>
          <table:table-cell table:formula="of:=STDEVP([.N286:.N335])" office:value-type="float" office:value="0.0489897948556634" calcext:value-type="float">
            <text:p>0,0489897948556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236:.B285])" office:value-type="float" office:value="71940" calcext:value-type="float">
            <text:p>71940</text:p>
          </table:table-cell>
          <table:table-cell table:formula="of:=MEDIAN([.C236:.C285])" office:value-type="float" office:value="23.9" calcext:value-type="float">
            <text:p>23,9</text:p>
          </table:table-cell>
          <table:table-cell table:formula="of:=MEDIAN([.D236:.D285])" office:value-type="float" office:value="6.8" calcext:value-type="float">
            <text:p>6,8</text:p>
          </table:table-cell>
          <table:table-cell table:number-columns-repeated="2"/>
          <table:table-cell table:formula="of:=MEDIAN([.G236:.G285])" office:value-type="float" office:value="144180.5" calcext:value-type="float">
            <text:p>144180,5</text:p>
          </table:table-cell>
          <table:table-cell table:formula="of:=MEDIAN([.H236:.H285])" office:value-type="float" office:value="42" calcext:value-type="float">
            <text:p>42</text:p>
          </table:table-cell>
          <table:table-cell table:formula="of:=MEDIAN([.I236:.I285])" office:value-type="float" office:value="1.7" calcext:value-type="float">
            <text:p>1,7</text:p>
          </table:table-cell>
          <table:table-cell table:number-columns-repeated="2"/>
          <table:table-cell table:formula="of:=MEDIAN([.L236:.L285])" office:value-type="float" office:value="68989.5" calcext:value-type="float">
            <text:p>68989,5</text:p>
          </table:table-cell>
          <table:table-cell table:formula="of:=MEDIAN([.M236:.M285])" office:value-type="float" office:value="22" calcext:value-type="float">
            <text:p>22</text:p>
          </table:table-cell>
          <table:table-cell table:formula="of:=MEDIAN([.N236:.N285])" office:value-type="float" office:value="9.75" calcext:value-type="float">
            <text:p>9,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286:.B335])" office:value-type="float" office:value="68176.5" calcext:value-type="float">
            <text:p>68176,5</text:p>
          </table:table-cell>
          <table:table-cell table:formula="of:=MEDIAN([.C286:.C335])" office:value-type="float" office:value="24" calcext:value-type="float">
            <text:p>24</text:p>
          </table:table-cell>
          <table:table-cell table:formula="of:=MEDIAN([.D286:.D335])" office:value-type="float" office:value="6.7" calcext:value-type="float">
            <text:p>6,7</text:p>
          </table:table-cell>
          <table:table-cell table:number-columns-repeated="2"/>
          <table:table-cell table:formula="of:=MEDIAN([.G286:.G335])" office:value-type="float" office:value="137570" calcext:value-type="float">
            <text:p>137570</text:p>
          </table:table-cell>
          <table:table-cell table:formula="of:=MEDIAN([.H286:.H335])" office:value-type="float" office:value="41.3" calcext:value-type="float">
            <text:p>41,3</text:p>
          </table:table-cell>
          <table:table-cell table:formula="of:=MEDIAN([.I286:.I335])" office:value-type="float" office:value="1.7" calcext:value-type="float">
            <text:p>1,7</text:p>
          </table:table-cell>
          <table:table-cell table:number-columns-repeated="2"/>
          <table:table-cell table:formula="of:=MEDIAN([.L286:.L335])" office:value-type="float" office:value="59915" calcext:value-type="float">
            <text:p>59915</text:p>
          </table:table-cell>
          <table:table-cell table:formula="of:=MEDIAN([.M286:.M335])" office:value-type="float" office:value="21.4" calcext:value-type="float">
            <text:p>21,4</text:p>
          </table:table-cell>
          <table:table-cell table:formula="of:=MEDIAN([.N286:.N335])" office:value-type="float" office:value="10.1" calcext:value-type="float">
            <text:p>10,1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8565869" calcext:value-type="float">
            <text:p>18565869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113613" calcext:value-type="float">
            <text:p>11361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20696087" calcext:value-type="float">
            <text:p>20696087</text:p>
          </table:table-cell>
          <table:table-cell office:value-type="float" office:value="146.7" calcext:value-type="float">
            <text:p>146,7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3086" calcext:value-type="float">
            <text:p>233086</text:p>
          </table:table-cell>
          <table:table-cell office:value-type="float" office:value="98" calcext:value-type="float">
            <text:p>9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6744" calcext:value-type="float">
            <text:p>86744</text:p>
          </table:table-cell>
          <table:table-cell office:value-type="float" office:value="81" calcext:value-type="float">
            <text:p>8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383" calcext:value-type="float">
            <text:p>67383</text:p>
          </table:table-cell>
          <table:table-cell office:value-type="float" office:value="80" calcext:value-type="float">
            <text:p>80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382" calcext:value-type="float">
            <text:p>76382</text:p>
          </table:table-cell>
          <table:table-cell office:value-type="float" office:value="79.2" calcext:value-type="float">
            <text:p>79,2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07251" calcext:value-type="float">
            <text:p>107251</text:p>
          </table:table-cell>
          <table:table-cell office:value-type="float" office:value="88.1" calcext:value-type="float">
            <text:p>88,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57554" calcext:value-type="float">
            <text:p>3457554</text:p>
          </table:table-cell>
          <table:table-cell office:value-type="float" office:value="49" calcext:value-type="float">
            <text:p>49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260" calcext:value-type="float">
            <text:p>69260</text:p>
          </table:table-cell>
          <table:table-cell office:value-type="float" office:value="63" calcext:value-type="float">
            <text:p>6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16647" calcext:value-type="float">
            <text:p>116647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0105" calcext:value-type="float">
            <text:p>70105</text:p>
          </table:table-cell>
          <table:table-cell office:value-type="float" office:value="39" calcext:value-type="float">
            <text:p>3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2684" calcext:value-type="float">
            <text:p>122684</text:p>
          </table:table-cell>
          <table:table-cell office:value-type="float" office:value="51" calcext:value-type="float">
            <text:p>51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207810" calcext:value-type="float">
            <text:p>207810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5161" calcext:value-type="float">
            <text:p>95161</text:p>
          </table:table-cell>
          <table:table-cell office:value-type="float" office:value="45" calcext:value-type="float">
            <text:p>45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044" calcext:value-type="float">
            <text:p>75044</text:p>
          </table:table-cell>
          <table:table-cell office:value-type="float" office:value="57" calcext:value-type="float">
            <text:p>57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132306" calcext:value-type="float">
            <text:p>132306</text:p>
          </table:table-cell>
          <table:table-cell office:value-type="float" office:value="97" calcext:value-type="float">
            <text:p>9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8930" calcext:value-type="float">
            <text:p>88930</text:p>
          </table:table-cell>
          <table:table-cell office:value-type="float" office:value="36.6" calcext:value-type="float">
            <text:p>36,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854" calcext:value-type="float">
            <text:p>75854</text:p>
          </table:table-cell>
          <table:table-cell office:value-type="float" office:value="60" calcext:value-type="float">
            <text:p>60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07137" calcext:value-type="float">
            <text:p>107137</text:p>
          </table:table-cell>
          <table:table-cell office:value-type="float" office:value="94" calcext:value-type="float">
            <text:p>9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405" calcext:value-type="float">
            <text:p>56405</text:p>
          </table:table-cell>
          <table:table-cell office:value-type="float" office:value="48" calcext:value-type="float">
            <text:p>48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3577" calcext:value-type="float">
            <text:p>103577</text:p>
          </table:table-cell>
          <table:table-cell office:value-type="float" office:value="48" calcext:value-type="float">
            <text:p>4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40596" calcext:value-type="float">
            <text:p>140596</text:p>
          </table:table-cell>
          <table:table-cell office:value-type="float" office:value="76" calcext:value-type="float">
            <text:p>7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0692" calcext:value-type="float">
            <text:p>100692</text:p>
          </table:table-cell>
          <table:table-cell office:value-type="float" office:value="53" calcext:value-type="float">
            <text:p>53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367" calcext:value-type="float">
            <text:p>85367</text:p>
          </table:table-cell>
          <table:table-cell office:value-type="float" office:value="54" calcext:value-type="float">
            <text:p>54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91197" calcext:value-type="float">
            <text:p>91197</text:p>
          </table:table-cell>
          <table:table-cell office:value-type="float" office:value="97" calcext:value-type="float">
            <text:p>9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0740" calcext:value-type="float">
            <text:p>90740</text:p>
          </table:table-cell>
          <table:table-cell office:value-type="float" office:value="38" calcext:value-type="float">
            <text:p>38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930" calcext:value-type="float">
            <text:p>57930</text:p>
          </table:table-cell>
          <table:table-cell office:value-type="float" office:value="53" calcext:value-type="float">
            <text:p>5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39687" calcext:value-type="float">
            <text:p>139687</text:p>
          </table:table-cell>
          <table:table-cell office:value-type="float" office:value="94" calcext:value-type="float">
            <text:p>9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128" calcext:value-type="float">
            <text:p>52128</text:p>
          </table:table-cell>
          <table:table-cell office:value-type="float" office:value="42" calcext:value-type="float">
            <text:p>42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3092" calcext:value-type="float">
            <text:p>133092</text:p>
          </table:table-cell>
          <table:table-cell office:value-type="float" office:value="55" calcext:value-type="float">
            <text:p>55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285774" calcext:value-type="float">
            <text:p>285774</text:p>
          </table:table-cell>
          <table:table-cell office:value-type="float" office:value="90.1" calcext:value-type="float">
            <text:p>90,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1941" calcext:value-type="float">
            <text:p>81941</text:p>
          </table:table-cell>
          <table:table-cell office:value-type="float" office:value="33" calcext:value-type="float">
            <text:p>33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89" calcext:value-type="float">
            <text:p>147789</text:p>
          </table:table-cell>
          <table:table-cell office:value-type="float" office:value="67.3" calcext:value-type="float">
            <text:p>67,3</text:p>
          </table:table-cell>
          <table:table-cell office:value-type="float" office:value="7.8" calcext:value-type="float">
            <text:p>7,8</text:p>
          </table:table-cell>
          <table:table-cell table:number-columns-repeated="2"/>
          <table:table-cell office:value-type="float" office:value="146932" calcext:value-type="float">
            <text:p>146932</text:p>
          </table:table-cell>
          <table:table-cell office:value-type="float" office:value="96" calcext:value-type="float">
            <text:p>9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068" calcext:value-type="float">
            <text:p>55068</text:p>
          </table:table-cell>
          <table:table-cell office:value-type="float" office:value="48" calcext:value-type="float">
            <text:p>48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366" calcext:value-type="float">
            <text:p>108366</text:p>
          </table:table-cell>
          <table:table-cell office:value-type="float" office:value="58" calcext:value-type="float">
            <text:p>58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15366" calcext:value-type="float">
            <text:p>115366</text:p>
          </table:table-cell>
          <table:table-cell office:value-type="float" office:value="84" calcext:value-type="float">
            <text:p>8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844" calcext:value-type="float">
            <text:p>58844</text:p>
          </table:table-cell>
          <table:table-cell office:value-type="float" office:value="37" calcext:value-type="float">
            <text:p>37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237" calcext:value-type="float">
            <text:p>82237</text:p>
          </table:table-cell>
          <table:table-cell office:value-type="float" office:value="55" calcext:value-type="float">
            <text:p>55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97430" calcext:value-type="float">
            <text:p>97430</text:p>
          </table:table-cell>
          <table:table-cell office:value-type="float" office:value="84" calcext:value-type="float">
            <text:p>8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050" calcext:value-type="float">
            <text:p>48050</text:p>
          </table:table-cell>
          <table:table-cell office:value-type="float" office:value="41" calcext:value-type="float">
            <text:p>41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826" calcext:value-type="float">
            <text:p>56826</text:p>
          </table:table-cell>
          <table:table-cell office:value-type="float" office:value="51" calcext:value-type="float">
            <text:p>51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15602" calcext:value-type="float">
            <text:p>115602</text:p>
          </table:table-cell>
          <table:table-cell office:value-type="float" office:value="92" calcext:value-type="float">
            <text:p>9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567" calcext:value-type="float">
            <text:p>69567</text:p>
          </table:table-cell>
          <table:table-cell office:value-type="float" office:value="43.6" calcext:value-type="float">
            <text:p>43,6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542" calcext:value-type="float">
            <text:p>76542</text:p>
          </table:table-cell>
          <table:table-cell office:value-type="float" office:value="53" calcext:value-type="float">
            <text:p>53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44407" calcext:value-type="float">
            <text:p>144407</text:p>
          </table:table-cell>
          <table:table-cell office:value-type="float" office:value="93" calcext:value-type="float">
            <text:p>9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9553" calcext:value-type="float">
            <text:p>89553</text:p>
          </table:table-cell>
          <table:table-cell office:value-type="float" office:value="52" calcext:value-type="float">
            <text:p>52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265" calcext:value-type="float">
            <text:p>76265</text:p>
          </table:table-cell>
          <table:table-cell office:value-type="float" office:value="50" calcext:value-type="float">
            <text:p>50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51895" calcext:value-type="float">
            <text:p>151895</text:p>
          </table:table-cell>
          <table:table-cell office:value-type="float" office:value="90.1" calcext:value-type="float">
            <text:p>90,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716" calcext:value-type="float">
            <text:p>64716</text:p>
          </table:table-cell>
          <table:table-cell office:value-type="float" office:value="40" calcext:value-type="float">
            <text:p>40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371" calcext:value-type="float">
            <text:p>70371</text:p>
          </table:table-cell>
          <table:table-cell office:value-type="float" office:value="43" calcext:value-type="float">
            <text:p>43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33163" calcext:value-type="float">
            <text:p>133163</text:p>
          </table:table-cell>
          <table:table-cell office:value-type="float" office:value="76" calcext:value-type="float">
            <text:p>7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5073" calcext:value-type="float">
            <text:p>75073</text:p>
          </table:table-cell>
          <table:table-cell office:value-type="float" office:value="41" calcext:value-type="float">
            <text:p>41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135" calcext:value-type="float">
            <text:p>73135</text:p>
          </table:table-cell>
          <table:table-cell office:value-type="float" office:value="61" calcext:value-type="float">
            <text:p>61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34614" calcext:value-type="float">
            <text:p>134614</text:p>
          </table:table-cell>
          <table:table-cell office:value-type="float" office:value="81" calcext:value-type="float">
            <text:p>8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881" calcext:value-type="float">
            <text:p>62881</text:p>
          </table:table-cell>
          <table:table-cell office:value-type="float" office:value="41" calcext:value-type="float">
            <text:p>41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384" calcext:value-type="float">
            <text:p>65384</text:p>
          </table:table-cell>
          <table:table-cell office:value-type="float" office:value="46" calcext:value-type="float">
            <text:p>46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69005" calcext:value-type="float">
            <text:p>169005</text:p>
          </table:table-cell>
          <table:table-cell office:value-type="float" office:value="96" calcext:value-type="float">
            <text:p>9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735" calcext:value-type="float">
            <text:p>63735</text:p>
          </table:table-cell>
          <table:table-cell office:value-type="float" office:value="40" calcext:value-type="float">
            <text:p>40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445" calcext:value-type="float">
            <text:p>69445</text:p>
          </table:table-cell>
          <table:table-cell office:value-type="float" office:value="49.5" calcext:value-type="float">
            <text:p>49,5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43044" calcext:value-type="float">
            <text:p>143044</text:p>
          </table:table-cell>
          <table:table-cell office:value-type="float" office:value="94" calcext:value-type="float">
            <text:p>9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709" calcext:value-type="float">
            <text:p>32709</text:p>
          </table:table-cell>
          <table:table-cell office:value-type="float" office:value="33" calcext:value-type="float">
            <text:p>33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522" calcext:value-type="float">
            <text:p>72522</text:p>
          </table:table-cell>
          <table:table-cell office:value-type="float" office:value="54" calcext:value-type="float">
            <text:p>54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53567" calcext:value-type="float">
            <text:p>153567</text:p>
          </table:table-cell>
          <table:table-cell office:value-type="float" office:value="97" calcext:value-type="float">
            <text:p>9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039" calcext:value-type="float">
            <text:p>36039</text:p>
          </table:table-cell>
          <table:table-cell office:value-type="float" office:value="39.6" calcext:value-type="float">
            <text:p>39,6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511" calcext:value-type="float">
            <text:p>68511</text:p>
          </table:table-cell>
          <table:table-cell office:value-type="float" office:value="49" calcext:value-type="float">
            <text:p>49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81512" calcext:value-type="float">
            <text:p>181512</text:p>
          </table:table-cell>
          <table:table-cell office:value-type="float" office:value="97" calcext:value-type="float">
            <text:p>9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514" calcext:value-type="float">
            <text:p>52514</text:p>
          </table:table-cell>
          <table:table-cell office:value-type="float" office:value="35" calcext:value-type="float">
            <text:p>35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193" calcext:value-type="float">
            <text:p>69193</text:p>
          </table:table-cell>
          <table:table-cell office:value-type="float" office:value="45" calcext:value-type="float">
            <text:p>45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46797" calcext:value-type="float">
            <text:p>146797</text:p>
          </table:table-cell>
          <table:table-cell office:value-type="float" office:value="93" calcext:value-type="float">
            <text:p>9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001" calcext:value-type="float">
            <text:p>64001</text:p>
          </table:table-cell>
          <table:table-cell office:value-type="float" office:value="39" calcext:value-type="float">
            <text:p>39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066" calcext:value-type="float">
            <text:p>73066</text:p>
          </table:table-cell>
          <table:table-cell office:value-type="float" office:value="53" calcext:value-type="float">
            <text:p>53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65207" calcext:value-type="float">
            <text:p>165207</text:p>
          </table:table-cell>
          <table:table-cell office:value-type="float" office:value="74.3" calcext:value-type="float">
            <text:p>74,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350" calcext:value-type="float">
            <text:p>36350</text:p>
          </table:table-cell>
          <table:table-cell office:value-type="float" office:value="33" calcext:value-type="float">
            <text:p>33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321" calcext:value-type="float">
            <text:p>72321</text:p>
          </table:table-cell>
          <table:table-cell office:value-type="float" office:value="51" calcext:value-type="float">
            <text:p>51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97182" calcext:value-type="float">
            <text:p>97182</text:p>
          </table:table-cell>
          <table:table-cell office:value-type="float" office:value="94" calcext:value-type="float">
            <text:p>9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342" calcext:value-type="float">
            <text:p>55342</text:p>
          </table:table-cell>
          <table:table-cell office:value-type="float" office:value="36" calcext:value-type="float">
            <text:p>36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3921" calcext:value-type="float">
            <text:p>103921</text:p>
          </table:table-cell>
          <table:table-cell office:value-type="float" office:value="55" calcext:value-type="float">
            <text:p>55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13113" calcext:value-type="float">
            <text:p>113113</text:p>
          </table:table-cell>
          <table:table-cell office:value-type="float" office:value="66" calcext:value-type="float">
            <text:p>6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3363" calcext:value-type="float">
            <text:p>43363</text:p>
          </table:table-cell>
          <table:table-cell office:value-type="float" office:value="27" calcext:value-type="float">
            <text:p>27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45.5" calcext:value-type="float">
            <text:p>45,5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204017" calcext:value-type="float">
            <text:p>204017</text:p>
          </table:table-cell>
          <table:table-cell office:value-type="float" office:value="71" calcext:value-type="float">
            <text:p>7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269" calcext:value-type="float">
            <text:p>36269</text:p>
          </table:table-cell>
          <table:table-cell office:value-type="float" office:value="28" calcext:value-type="float">
            <text:p>28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907" calcext:value-type="float">
            <text:p>72907</text:p>
          </table:table-cell>
          <table:table-cell office:value-type="float" office:value="48" calcext:value-type="float">
            <text:p>48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91846" calcext:value-type="float">
            <text:p>91846</text:p>
          </table:table-cell>
          <table:table-cell office:value-type="float" office:value="81" calcext:value-type="float">
            <text:p>8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270" calcext:value-type="float">
            <text:p>33270</text:p>
          </table:table-cell>
          <table:table-cell office:value-type="float" office:value="28" calcext:value-type="float">
            <text:p>28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104" calcext:value-type="float">
            <text:p>74104</text:p>
          </table:table-cell>
          <table:table-cell office:value-type="float" office:value="48" calcext:value-type="float">
            <text:p>48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03367" calcext:value-type="float">
            <text:p>103367</text:p>
          </table:table-cell>
          <table:table-cell office:value-type="float" office:value="68" calcext:value-type="float">
            <text:p>6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002" calcext:value-type="float">
            <text:p>35002</text:p>
          </table:table-cell>
          <table:table-cell office:value-type="float" office:value="35.6" calcext:value-type="float">
            <text:p>35,6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073" calcext:value-type="float">
            <text:p>65073</text:p>
          </table:table-cell>
          <table:table-cell office:value-type="float" office:value="53" calcext:value-type="float">
            <text:p>53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72570" calcext:value-type="float">
            <text:p>72570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6533" calcext:value-type="float">
            <text:p>86533</text:p>
          </table:table-cell>
          <table:table-cell office:value-type="float" office:value="34" calcext:value-type="float">
            <text:p>34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234" calcext:value-type="float">
            <text:p>55234</text:p>
          </table:table-cell>
          <table:table-cell office:value-type="float" office:value="52" calcext:value-type="float">
            <text:p>52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23814" calcext:value-type="float">
            <text:p>123814</text:p>
          </table:table-cell>
          <table:table-cell office:value-type="float" office:value="65.3" calcext:value-type="float">
            <text:p>65,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2892" calcext:value-type="float">
            <text:p>42892</text:p>
          </table:table-cell>
          <table:table-cell office:value-type="float" office:value="37" calcext:value-type="float">
            <text:p>37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980" calcext:value-type="float">
            <text:p>75980</text:p>
          </table:table-cell>
          <table:table-cell office:value-type="float" office:value="52" calcext:value-type="float">
            <text:p>52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99624" calcext:value-type="float">
            <text:p>99624</text:p>
          </table:table-cell>
          <table:table-cell office:value-type="float" office:value="66" calcext:value-type="float">
            <text:p>6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576" calcext:value-type="float">
            <text:p>49576</text:p>
          </table:table-cell>
          <table:table-cell office:value-type="float" office:value="29" calcext:value-type="float">
            <text:p>29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836" calcext:value-type="float">
            <text:p>82836</text:p>
          </table:table-cell>
          <table:table-cell office:value-type="float" office:value="50" calcext:value-type="float">
            <text:p>50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01925" calcext:value-type="float">
            <text:p>101925</text:p>
          </table:table-cell>
          <table:table-cell office:value-type="float" office:value="61" calcext:value-type="float">
            <text:p>6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778" calcext:value-type="float">
            <text:p>32778</text:p>
          </table:table-cell>
          <table:table-cell office:value-type="float" office:value="32" calcext:value-type="float">
            <text:p>32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601" calcext:value-type="float">
            <text:p>75601</text:p>
          </table:table-cell>
          <table:table-cell office:value-type="float" office:value="48.5" calcext:value-type="float">
            <text:p>48,5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6431" calcext:value-type="float">
            <text:p>76431</text:p>
          </table:table-cell>
          <table:table-cell office:value-type="float" office:value="86" calcext:value-type="float">
            <text:p>8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620" calcext:value-type="float">
            <text:p>62620</text:p>
          </table:table-cell>
          <table:table-cell office:value-type="float" office:value="39" calcext:value-type="float">
            <text:p>39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508" calcext:value-type="float">
            <text:p>70508</text:p>
          </table:table-cell>
          <table:table-cell office:value-type="float" office:value="50" calcext:value-type="float">
            <text:p>50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54625" calcext:value-type="float">
            <text:p>154625</text:p>
          </table:table-cell>
          <table:table-cell office:value-type="float" office:value="97" calcext:value-type="float">
            <text:p>9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392" calcext:value-type="float">
            <text:p>35392</text:p>
          </table:table-cell>
          <table:table-cell office:value-type="float" office:value="36" calcext:value-type="float">
            <text:p>36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012" calcext:value-type="float">
            <text:p>89012</text:p>
          </table:table-cell>
          <table:table-cell office:value-type="float" office:value="53" calcext:value-type="float">
            <text:p>53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33667" calcext:value-type="float">
            <text:p>133667</text:p>
          </table:table-cell>
          <table:table-cell office:value-type="float" office:value="96" calcext:value-type="float">
            <text:p>9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701" calcext:value-type="float">
            <text:p>52701</text:p>
          </table:table-cell>
          <table:table-cell office:value-type="float" office:value="38.6" calcext:value-type="float">
            <text:p>38,6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917" calcext:value-type="float">
            <text:p>75917</text:p>
          </table:table-cell>
          <table:table-cell office:value-type="float" office:value="50" calcext:value-type="float">
            <text:p>50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98911" calcext:value-type="float">
            <text:p>98911</text:p>
          </table:table-cell>
          <table:table-cell office:value-type="float" office:value="94" calcext:value-type="float">
            <text:p>9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365" calcext:value-type="float">
            <text:p>52365</text:p>
          </table:table-cell>
          <table:table-cell office:value-type="float" office:value="36" calcext:value-type="float">
            <text:p>36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388" calcext:value-type="float">
            <text:p>74388</text:p>
          </table:table-cell>
          <table:table-cell office:value-type="float" office:value="46" calcext:value-type="float">
            <text:p>46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50278" calcext:value-type="float">
            <text:p>150278</text:p>
          </table:table-cell>
          <table:table-cell office:value-type="float" office:value="90" calcext:value-type="float">
            <text:p>9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1887" calcext:value-type="float">
            <text:p>71887</text:p>
          </table:table-cell>
          <table:table-cell office:value-type="float" office:value="60" calcext:value-type="float">
            <text:p>60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267" calcext:value-type="float">
            <text:p>74267</text:p>
          </table:table-cell>
          <table:table-cell office:value-type="float" office:value="51" calcext:value-type="float">
            <text:p>51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46468" calcext:value-type="float">
            <text:p>146468</text:p>
          </table:table-cell>
          <table:table-cell office:value-type="float" office:value="96" calcext:value-type="float">
            <text:p>9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264" calcext:value-type="float">
            <text:p>54264</text:p>
          </table:table-cell>
          <table:table-cell office:value-type="float" office:value="39" calcext:value-type="float">
            <text:p>39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415" calcext:value-type="float">
            <text:p>68415</text:p>
          </table:table-cell>
          <table:table-cell office:value-type="float" office:value="52" calcext:value-type="float">
            <text:p>52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11754" calcext:value-type="float">
            <text:p>111754</text:p>
          </table:table-cell>
          <table:table-cell office:value-type="float" office:value="95" calcext:value-type="float">
            <text:p>9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389" calcext:value-type="float">
            <text:p>25389</text:p>
          </table:table-cell>
          <table:table-cell office:value-type="float" office:value="45" calcext:value-type="float">
            <text:p>45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155" calcext:value-type="float">
            <text:p>80155</text:p>
          </table:table-cell>
          <table:table-cell office:value-type="float" office:value="49" calcext:value-type="float">
            <text:p>49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66478" calcext:value-type="float">
            <text:p>66478</text:p>
          </table:table-cell>
          <table:table-cell office:value-type="float" office:value="86" calcext:value-type="float">
            <text:p>8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265" calcext:value-type="float">
            <text:p>34265</text:p>
          </table:table-cell>
          <table:table-cell office:value-type="float" office:value="38" calcext:value-type="float">
            <text:p>38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881" calcext:value-type="float">
            <text:p>66881</text:p>
          </table:table-cell>
          <table:table-cell office:value-type="float" office:value="50.5" calcext:value-type="float">
            <text:p>50,5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00384" calcext:value-type="float">
            <text:p>100384</text:p>
          </table:table-cell>
          <table:table-cell office:value-type="float" office:value="76" calcext:value-type="float">
            <text:p>7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4935" calcext:value-type="float">
            <text:p>24935</text:p>
          </table:table-cell>
          <table:table-cell office:value-type="float" office:value="36" calcext:value-type="float">
            <text:p>36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659" calcext:value-type="float">
            <text:p>71659</text:p>
          </table:table-cell>
          <table:table-cell office:value-type="float" office:value="52" calcext:value-type="float">
            <text:p>52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92512" calcext:value-type="float">
            <text:p>92512</text:p>
          </table:table-cell>
          <table:table-cell office:value-type="float" office:value="74" calcext:value-type="float">
            <text:p>7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597" calcext:value-type="float">
            <text:p>52597</text:p>
          </table:table-cell>
          <table:table-cell office:value-type="float" office:value="39.6" calcext:value-type="float">
            <text:p>39,6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867" calcext:value-type="float">
            <text:p>74867</text:p>
          </table:table-cell>
          <table:table-cell office:value-type="float" office:value="53" calcext:value-type="float">
            <text:p>53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45761" calcext:value-type="float">
            <text:p>14576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41750" calcext:value-type="float">
            <text:p>241750</text:p>
          </table:table-cell>
          <table:table-cell office:value-type="float" office:value="40" calcext:value-type="float">
            <text:p>40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317" calcext:value-type="float">
            <text:p>78317</text:p>
          </table:table-cell>
          <table:table-cell office:value-type="float" office:value="51" calcext:value-type="float">
            <text:p>51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35664" calcext:value-type="float">
            <text:p>13566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742" calcext:value-type="float">
            <text:p>64742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464" calcext:value-type="float">
            <text:p>75464</text:p>
          </table:table-cell>
          <table:table-cell office:value-type="float" office:value="50" calcext:value-type="float">
            <text:p>50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46820" calcext:value-type="float">
            <text:p>146820</text:p>
          </table:table-cell>
          <table:table-cell office:value-type="float" office:value="82" calcext:value-type="float">
            <text:p>8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649" calcext:value-type="float">
            <text:p>32649</text:p>
          </table:table-cell>
          <table:table-cell office:value-type="float" office:value="39" calcext:value-type="float">
            <text:p>39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633" calcext:value-type="float">
            <text:p>80633</text:p>
          </table:table-cell>
          <table:table-cell office:value-type="float" office:value="48" calcext:value-type="float">
            <text:p>48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85512" calcext:value-type="float">
            <text:p>185512</text:p>
          </table:table-cell>
          <table:table-cell office:value-type="float" office:value="79.2" calcext:value-type="float">
            <text:p>79,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023" calcext:value-type="float">
            <text:p>33023</text:p>
          </table:table-cell>
          <table:table-cell office:value-type="float" office:value="36" calcext:value-type="float">
            <text:p>36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595" calcext:value-type="float">
            <text:p>74595</text:p>
          </table:table-cell>
          <table:table-cell office:value-type="float" office:value="49" calcext:value-type="float">
            <text:p>49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5434" calcext:value-type="float">
            <text:p>75434</text:p>
          </table:table-cell>
          <table:table-cell office:value-type="float" office:value="82" calcext:value-type="float">
            <text:p>8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3903" calcext:value-type="float">
            <text:p>23903</text:p>
          </table:table-cell>
          <table:table-cell office:value-type="float" office:value="38" calcext:value-type="float">
            <text:p>38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996" calcext:value-type="float">
            <text:p>71996</text:p>
          </table:table-cell>
          <table:table-cell office:value-type="float" office:value="45.5" calcext:value-type="float">
            <text:p>45,5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04385" calcext:value-type="float">
            <text:p>104385</text:p>
          </table:table-cell>
          <table:table-cell office:value-type="float" office:value="91" calcext:value-type="float">
            <text:p>9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776" calcext:value-type="float">
            <text:p>63776</text:p>
          </table:table-cell>
          <table:table-cell office:value-type="float" office:value="38" calcext:value-type="float">
            <text:p>38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032" calcext:value-type="float">
            <text:p>78032</text:p>
          </table:table-cell>
          <table:table-cell office:value-type="float" office:value="44" calcext:value-type="float">
            <text:p>44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55736" calcext:value-type="float">
            <text:p>155736</text:p>
          </table:table-cell>
          <table:table-cell office:value-type="float" office:value="81" calcext:value-type="float">
            <text:p>8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4183" calcext:value-type="float">
            <text:p>24183</text:p>
          </table:table-cell>
          <table:table-cell office:value-type="float" office:value="39" calcext:value-type="float">
            <text:p>39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750" calcext:value-type="float">
            <text:p>73750</text:p>
          </table:table-cell>
          <table:table-cell office:value-type="float" office:value="48" calcext:value-type="float">
            <text:p>48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81500" calcext:value-type="float">
            <text:p>81500</text:p>
          </table:table-cell>
          <table:table-cell office:value-type="float" office:value="78" calcext:value-type="float">
            <text:p>7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233" calcext:value-type="float">
            <text:p>68233</text:p>
          </table:table-cell>
          <table:table-cell office:value-type="float" office:value="39" calcext:value-type="float">
            <text:p>39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8615" calcext:value-type="float">
            <text:p>138615</text:p>
          </table:table-cell>
          <table:table-cell office:value-type="float" office:value="50" calcext:value-type="float">
            <text:p>50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32752" calcext:value-type="float">
            <text:p>132752</text:p>
          </table:table-cell>
          <table:table-cell office:value-type="float" office:value="88" calcext:value-type="float">
            <text:p>8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523" calcext:value-type="float">
            <text:p>58523</text:p>
          </table:table-cell>
          <table:table-cell office:value-type="float" office:value="42.6" calcext:value-type="float">
            <text:p>42,6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518" calcext:value-type="float">
            <text:p>72518</text:p>
          </table:table-cell>
          <table:table-cell office:value-type="float" office:value="44" calcext:value-type="float">
            <text:p>44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99549" calcext:value-type="float">
            <text:p>99549</text:p>
          </table:table-cell>
          <table:table-cell office:value-type="float" office:value="81" calcext:value-type="float">
            <text:p>8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179" calcext:value-type="float">
            <text:p>49179</text:p>
          </table:table-cell>
          <table:table-cell office:value-type="float" office:value="43" calcext:value-type="float">
            <text:p>43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129" calcext:value-type="float">
            <text:p>72129</text:p>
          </table:table-cell>
          <table:table-cell office:value-type="float" office:value="49.5" calcext:value-type="float">
            <text:p>49,5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95206" calcext:value-type="float">
            <text:p>95206</text:p>
          </table:table-cell>
          <table:table-cell office:value-type="float" office:value="78" calcext:value-type="float">
            <text:p>7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752" calcext:value-type="float">
            <text:p>65752</text:p>
          </table:table-cell>
          <table:table-cell office:value-type="float" office:value="40" calcext:value-type="float">
            <text:p>40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178" calcext:value-type="float">
            <text:p>66178</text:p>
          </table:table-cell>
          <table:table-cell office:value-type="float" office:value="48" calcext:value-type="float">
            <text:p>48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23564" calcext:value-type="float">
            <text:p>123564</text:p>
          </table:table-cell>
          <table:table-cell office:value-type="float" office:value="88.1" calcext:value-type="float">
            <text:p>88,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764" calcext:value-type="float">
            <text:p>41764</text:p>
          </table:table-cell>
          <table:table-cell office:value-type="float" office:value="40" calcext:value-type="float">
            <text:p>40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209" calcext:value-type="float">
            <text:p>78209</text:p>
          </table:table-cell>
          <table:table-cell office:value-type="float" office:value="45" calcext:value-type="float">
            <text:p>45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83872" calcext:value-type="float">
            <text:p>183872</text:p>
          </table:table-cell>
          <table:table-cell office:value-type="float" office:value="96" calcext:value-type="float">
            <text:p>9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637" calcext:value-type="float">
            <text:p>58637</text:p>
          </table:table-cell>
          <table:table-cell office:value-type="float" office:value="38" calcext:value-type="float">
            <text:p>38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914" calcext:value-type="float">
            <text:p>74914</text:p>
          </table:table-cell>
          <table:table-cell office:value-type="float" office:value="50" calcext:value-type="float">
            <text:p>50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46021" calcext:value-type="float">
            <text:p>146021</text:p>
          </table:table-cell>
          <table:table-cell office:value-type="float" office:value="92" calcext:value-type="float">
            <text:p>9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005" calcext:value-type="float">
            <text:p>59005</text:p>
          </table:table-cell>
          <table:table-cell office:value-type="float" office:value="39" calcext:value-type="float">
            <text:p>39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802" calcext:value-type="float">
            <text:p>76802</text:p>
          </table:table-cell>
          <table:table-cell office:value-type="float" office:value="49" calcext:value-type="float">
            <text:p>49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8974" calcext:value-type="float">
            <text:p>78974</text:p>
          </table:table-cell>
          <table:table-cell office:value-type="float" office:value="88" calcext:value-type="float">
            <text:p>8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138" calcext:value-type="float">
            <text:p>59138</text:p>
          </table:table-cell>
          <table:table-cell office:value-type="float" office:value="39" calcext:value-type="float">
            <text:p>39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341" calcext:value-type="float">
            <text:p>67341</text:p>
          </table:table-cell>
          <table:table-cell office:value-type="float" office:value="50.5" calcext:value-type="float">
            <text:p>50,5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50690" calcext:value-type="float">
            <text:p>150690</text:p>
          </table:table-cell>
          <table:table-cell office:value-type="float" office:value="90" calcext:value-type="float">
            <text:p>9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323" calcext:value-type="float">
            <text:p>57323</text:p>
          </table:table-cell>
          <table:table-cell office:value-type="float" office:value="39" calcext:value-type="float">
            <text:p>39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675" calcext:value-type="float">
            <text:p>69675</text:p>
          </table:table-cell>
          <table:table-cell office:value-type="float" office:value="48" calcext:value-type="float">
            <text:p>48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25366" calcext:value-type="float">
            <text:p>125366</text:p>
          </table:table-cell>
          <table:table-cell office:value-type="float" office:value="95" calcext:value-type="float">
            <text:p>9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938" calcext:value-type="float">
            <text:p>30938</text:p>
          </table:table-cell>
          <table:table-cell office:value-type="float" office:value="35" calcext:value-type="float">
            <text:p>35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769" calcext:value-type="float">
            <text:p>77769</text:p>
          </table:table-cell>
          <table:table-cell office:value-type="float" office:value="49" calcext:value-type="float">
            <text:p>49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48211" calcext:value-type="float">
            <text:p>148211</text:p>
          </table:table-cell>
          <table:table-cell office:value-type="float" office:value="71" calcext:value-type="float">
            <text:p>7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543" calcext:value-type="float">
            <text:p>61543</text:p>
          </table:table-cell>
          <table:table-cell office:value-type="float" office:value="40" calcext:value-type="float">
            <text:p>40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203" calcext:value-type="float">
            <text:p>75203</text:p>
          </table:table-cell>
          <table:table-cell office:value-type="float" office:value="48" calcext:value-type="float">
            <text:p>48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03862" calcext:value-type="float">
            <text:p>103862</text:p>
          </table:table-cell>
          <table:table-cell office:value-type="float" office:value="75.2" calcext:value-type="float">
            <text:p>75,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279" calcext:value-type="float">
            <text:p>38279</text:p>
          </table:table-cell>
          <table:table-cell office:value-type="float" office:value="37.6" calcext:value-type="float">
            <text:p>37,6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7905" calcext:value-type="float">
            <text:p>107905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69404" calcext:value-type="float">
            <text:p>69404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687" calcext:value-type="float">
            <text:p>51687</text:p>
          </table:table-cell>
          <table:table-cell office:value-type="float" office:value="39" calcext:value-type="float">
            <text:p>39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772" calcext:value-type="float">
            <text:p>77772</text:p>
          </table:table-cell>
          <table:table-cell office:value-type="float" office:value="50.5" calcext:value-type="float">
            <text:p>50,5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36064" calcext:value-type="float">
            <text:p>136064</text:p>
          </table:table-cell>
          <table:table-cell office:value-type="float" office:value="92" calcext:value-type="float">
            <text:p>9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543" calcext:value-type="float">
            <text:p>29543</text:p>
          </table:table-cell>
          <table:table-cell office:value-type="float" office:value="42" calcext:value-type="float">
            <text:p>42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879" calcext:value-type="float">
            <text:p>74879</text:p>
          </table:table-cell>
          <table:table-cell office:value-type="float" office:value="49" calcext:value-type="float">
            <text:p>49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56682" calcext:value-type="float">
            <text:p>156682</text:p>
          </table:table-cell>
          <table:table-cell office:value-type="float" office:value="97" calcext:value-type="float">
            <text:p>9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824" calcext:value-type="float">
            <text:p>54824</text:p>
          </table:table-cell>
          <table:table-cell office:value-type="float" office:value="38" calcext:value-type="float">
            <text:p>38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396" calcext:value-type="float">
            <text:p>75396</text:p>
          </table:table-cell>
          <table:table-cell office:value-type="float" office:value="47" calcext:value-type="float">
            <text:p>47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56198" calcext:value-type="float">
            <text:p>156198</text:p>
          </table:table-cell>
          <table:table-cell office:value-type="float" office:value="80" calcext:value-type="float">
            <text:p>8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434" calcext:value-type="float">
            <text:p>38434</text:p>
          </table:table-cell>
          <table:table-cell office:value-type="float" office:value="40" calcext:value-type="float">
            <text:p>40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969" calcext:value-type="float">
            <text:p>73969</text:p>
          </table:table-cell>
          <table:table-cell office:value-type="float" office:value="48" calcext:value-type="float">
            <text:p>48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41514" calcext:value-type="float">
            <text:p>141514</text:p>
          </table:table-cell>
          <table:table-cell office:value-type="float" office:value="76" calcext:value-type="float">
            <text:p>7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554" calcext:value-type="float">
            <text:p>66554</text:p>
          </table:table-cell>
          <table:table-cell office:value-type="float" office:value="38.6" calcext:value-type="float">
            <text:p>38,6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446" calcext:value-type="float">
            <text:p>33446</text:p>
          </table:table-cell>
          <table:table-cell office:value-type="float" office:value="47" calcext:value-type="float">
            <text:p>47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23219" calcext:value-type="float">
            <text:p>123219</text:p>
          </table:table-cell>
          <table:table-cell office:value-type="float" office:value="92" calcext:value-type="float">
            <text:p>9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049" calcext:value-type="float">
            <text:p>67049</text:p>
          </table:table-cell>
          <table:table-cell office:value-type="float" office:value="42" calcext:value-type="float">
            <text:p>42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785" calcext:value-type="float">
            <text:p>78785</text:p>
          </table:table-cell>
          <table:table-cell office:value-type="float" office:value="49" calcext:value-type="float">
            <text:p>49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51356" calcext:value-type="float">
            <text:p>151356</text:p>
          </table:table-cell>
          <table:table-cell office:value-type="float" office:value="91.1" calcext:value-type="float">
            <text:p>91,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256" calcext:value-type="float">
            <text:p>35256</text:p>
          </table:table-cell>
          <table:table-cell office:value-type="float" office:value="39" calcext:value-type="float">
            <text:p>39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387" calcext:value-type="float">
            <text:p>81387</text:p>
          </table:table-cell>
          <table:table-cell office:value-type="float" office:value="47.5" calcext:value-type="float">
            <text:p>47,5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21369" calcext:value-type="float">
            <text:p>121369</text:p>
          </table:table-cell>
          <table:table-cell office:value-type="float" office:value="83" calcext:value-type="float">
            <text:p>8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565" calcext:value-type="float">
            <text:p>62565</text:p>
          </table:table-cell>
          <table:table-cell office:value-type="float" office:value="41" calcext:value-type="float">
            <text:p>41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774" calcext:value-type="float">
            <text:p>43774</text:p>
          </table:table-cell>
          <table:table-cell office:value-type="float" office:value="45" calcext:value-type="float">
            <text:p>45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71059" calcext:value-type="float">
            <text:p>71059</text:p>
          </table:table-cell>
          <table:table-cell office:value-type="float" office:value="68" calcext:value-type="float">
            <text:p>6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888" calcext:value-type="float">
            <text:p>27888</text:p>
          </table:table-cell>
          <table:table-cell office:value-type="float" office:value="36" calcext:value-type="float">
            <text:p>36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054" calcext:value-type="float">
            <text:p>71054</text:p>
          </table:table-cell>
          <table:table-cell office:value-type="float" office:value="49" calcext:value-type="float">
            <text:p>49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97179" calcext:value-type="float">
            <text:p>97179</text:p>
          </table:table-cell>
          <table:table-cell office:value-type="float" office:value="68" calcext:value-type="float">
            <text:p>6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916" calcext:value-type="float">
            <text:p>33916</text:p>
          </table:table-cell>
          <table:table-cell office:value-type="float" office:value="37" calcext:value-type="float">
            <text:p>37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197" calcext:value-type="float">
            <text:p>68197</text:p>
          </table:table-cell>
          <table:table-cell office:value-type="float" office:value="49" calcext:value-type="float">
            <text:p>49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08189" calcext:value-type="float">
            <text:p>108189</text:p>
          </table:table-cell>
          <table:table-cell office:value-type="float" office:value="66" calcext:value-type="float">
            <text:p>6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2478" calcext:value-type="float">
            <text:p>42478</text:p>
          </table:table-cell>
          <table:table-cell office:value-type="float" office:value="40" calcext:value-type="float">
            <text:p>40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504" calcext:value-type="float">
            <text:p>68504</text:p>
          </table:table-cell>
          <table:table-cell office:value-type="float" office:value="51" calcext:value-type="float">
            <text:p>51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51689" calcext:value-type="float">
            <text:p>151689</text:p>
          </table:table-cell>
          <table:table-cell office:value-type="float" office:value="70" calcext:value-type="float">
            <text:p>7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4725" calcext:value-type="float">
            <text:p>44725</text:p>
          </table:table-cell>
          <table:table-cell office:value-type="float" office:value="36" calcext:value-type="float">
            <text:p>36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556" calcext:value-type="float">
            <text:p>70556</text:p>
          </table:table-cell>
          <table:table-cell office:value-type="float" office:value="46" calcext:value-type="float">
            <text:p>46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01643" calcext:value-type="float">
            <text:p>101643</text:p>
          </table:table-cell>
          <table:table-cell office:value-type="float" office:value="72" calcext:value-type="float">
            <text:p>7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134" calcext:value-type="float">
            <text:p>52134</text:p>
          </table:table-cell>
          <table:table-cell office:value-type="float" office:value="34" calcext:value-type="float">
            <text:p>34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174" calcext:value-type="float">
            <text:p>79174</text:p>
          </table:table-cell>
          <table:table-cell office:value-type="float" office:value="45" calcext:value-type="float">
            <text:p>45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83056" calcext:value-type="float">
            <text:p>83056</text:p>
          </table:table-cell>
          <table:table-cell office:value-type="float" office:value="65" calcext:value-type="float">
            <text:p>6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2170" calcext:value-type="float">
            <text:p>42170</text:p>
          </table:table-cell>
          <table:table-cell office:value-type="float" office:value="36" calcext:value-type="float">
            <text:p>36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884" calcext:value-type="float">
            <text:p>83884</text:p>
          </table:table-cell>
          <table:table-cell office:value-type="float" office:value="47" calcext:value-type="float">
            <text:p>47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94574" calcext:value-type="float">
            <text:p>94574</text:p>
          </table:table-cell>
          <table:table-cell office:value-type="float" office:value="67.3" calcext:value-type="float">
            <text:p>67,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2643" calcext:value-type="float">
            <text:p>42643</text:p>
          </table:table-cell>
          <table:table-cell office:value-type="float" office:value="40.6" calcext:value-type="float">
            <text:p>40,6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940" calcext:value-type="float">
            <text:p>74940</text:p>
          </table:table-cell>
          <table:table-cell office:value-type="float" office:value="46.5" calcext:value-type="float">
            <text:p>46,5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70937" calcext:value-type="float">
            <text:p>70937</text:p>
          </table:table-cell>
          <table:table-cell office:value-type="float" office:value="76" calcext:value-type="float">
            <text:p>7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479" calcext:value-type="float">
            <text:p>50479</text:p>
          </table:table-cell>
          <table:table-cell office:value-type="float" office:value="33" calcext:value-type="float">
            <text:p>33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832" calcext:value-type="float">
            <text:p>61832</text:p>
          </table:table-cell>
          <table:table-cell office:value-type="float" office:value="49" calcext:value-type="float">
            <text:p>49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41140" calcext:value-type="float">
            <text:p>141140</text:p>
          </table:table-cell>
          <table:table-cell office:value-type="float" office:value="86" calcext:value-type="float">
            <text:p>8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3923" calcext:value-type="float">
            <text:p>23923</text:p>
          </table:table-cell>
          <table:table-cell office:value-type="float" office:value="39" calcext:value-type="float">
            <text:p>39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746" calcext:value-type="float">
            <text:p>71746</text:p>
          </table:table-cell>
          <table:table-cell office:value-type="float" office:value="50" calcext:value-type="float">
            <text:p>50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64783" calcext:value-type="float">
            <text:p>164783</text:p>
          </table:table-cell>
          <table:table-cell office:value-type="float" office:value="90" calcext:value-type="float">
            <text:p>9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620" calcext:value-type="float">
            <text:p>46620</text:p>
          </table:table-cell>
          <table:table-cell office:value-type="float" office:value="33" calcext:value-type="float">
            <text:p>33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686" calcext:value-type="float">
            <text:p>67686</text:p>
          </table:table-cell>
          <table:table-cell office:value-type="float" office:value="47" calcext:value-type="float">
            <text:p>47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50920" calcext:value-type="float">
            <text:p>150920</text:p>
          </table:table-cell>
          <table:table-cell office:value-type="float" office:value="89" calcext:value-type="float">
            <text:p>8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239" calcext:value-type="float">
            <text:p>28239</text:p>
          </table:table-cell>
          <table:table-cell office:value-type="float" office:value="35" calcext:value-type="float">
            <text:p>35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546" calcext:value-type="float">
            <text:p>62546</text:p>
          </table:table-cell>
          <table:table-cell office:value-type="float" office:value="50" calcext:value-type="float">
            <text:p>50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47356" calcext:value-type="float">
            <text:p>147356</text:p>
          </table:table-cell>
          <table:table-cell office:value-type="float" office:value="82" calcext:value-type="float">
            <text:p>8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935" calcext:value-type="float">
            <text:p>31935</text:p>
          </table:table-cell>
          <table:table-cell office:value-type="float" office:value="32" calcext:value-type="float">
            <text:p>32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170" calcext:value-type="float">
            <text:p>66170</text:p>
          </table:table-cell>
          <table:table-cell office:value-type="float" office:value="49" calcext:value-type="float">
            <text:p>49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53094" calcext:value-type="float">
            <text:p>153094</text:p>
          </table:table-cell>
          <table:table-cell office:value-type="float" office:value="71" calcext:value-type="float">
            <text:p>7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580" calcext:value-type="float">
            <text:p>51580</text:p>
          </table:table-cell>
          <table:table-cell office:value-type="float" office:value="36" calcext:value-type="float">
            <text:p>36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346" calcext:value-type="float">
            <text:p>72346</text:p>
          </table:table-cell>
          <table:table-cell office:value-type="float" office:value="48" calcext:value-type="float">
            <text:p>48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53029" calcext:value-type="float">
            <text:p>153029</text:p>
          </table:table-cell>
          <table:table-cell office:value-type="float" office:value="70" calcext:value-type="float">
            <text:p>7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712" calcext:value-type="float">
            <text:p>58712</text:p>
          </table:table-cell>
          <table:table-cell office:value-type="float" office:value="37.6" calcext:value-type="float">
            <text:p>37,6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560" calcext:value-type="float">
            <text:p>64560</text:p>
          </table:table-cell>
          <table:table-cell office:value-type="float" office:value="50" calcext:value-type="float">
            <text:p>50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82936" calcext:value-type="float">
            <text:p>82936</text:p>
          </table:table-cell>
          <table:table-cell office:value-type="float" office:value="78.2" calcext:value-type="float">
            <text:p>78,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239" calcext:value-type="float">
            <text:p>32239</text:p>
          </table:table-cell>
          <table:table-cell office:value-type="float" office:value="40" calcext:value-type="float">
            <text:p>40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475" calcext:value-type="float">
            <text:p>39475</text:p>
          </table:table-cell>
          <table:table-cell office:value-type="float" office:value="47.5" calcext:value-type="float">
            <text:p>47,5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48919" calcext:value-type="float">
            <text:p>148919</text:p>
          </table:table-cell>
          <table:table-cell office:value-type="float" office:value="73" calcext:value-type="float">
            <text:p>7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942" calcext:value-type="float">
            <text:p>34942</text:p>
          </table:table-cell>
          <table:table-cell office:value-type="float" office:value="33" calcext:value-type="float">
            <text:p>33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943" calcext:value-type="float">
            <text:p>72943</text:p>
          </table:table-cell>
          <table:table-cell office:value-type="float" office:value="49" calcext:value-type="float">
            <text:p>49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70988" calcext:value-type="float">
            <text:p>70988</text:p>
          </table:table-cell>
          <table:table-cell office:value-type="float" office:value="67" calcext:value-type="float">
            <text:p>6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888" calcext:value-type="float">
            <text:p>35888</text:p>
          </table:table-cell>
          <table:table-cell office:value-type="float" office:value="41" calcext:value-type="float">
            <text:p>41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703" calcext:value-type="float">
            <text:p>62703</text:p>
          </table:table-cell>
          <table:table-cell office:value-type="float" office:value="48" calcext:value-type="float">
            <text:p>48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04689" calcext:value-type="float">
            <text:p>104689</text:p>
          </table:table-cell>
          <table:table-cell office:value-type="float" office:value="64" calcext:value-type="float">
            <text:p>6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744" calcext:value-type="float">
            <text:p>31744</text:p>
          </table:table-cell>
          <table:table-cell office:value-type="float" office:value="31" calcext:value-type="float">
            <text:p>31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552" calcext:value-type="float">
            <text:p>73552</text:p>
          </table:table-cell>
          <table:table-cell office:value-type="float" office:value="45" calcext:value-type="float">
            <text:p>45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15123" calcext:value-type="float">
            <text:p>115123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988" calcext:value-type="float">
            <text:p>25988</text:p>
          </table:table-cell>
          <table:table-cell office:value-type="float" office:value="40" calcext:value-type="float">
            <text:p>40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332" calcext:value-type="float">
            <text:p>65332</text:p>
          </table:table-cell>
          <table:table-cell office:value-type="float" office:value="48" calcext:value-type="float">
            <text:p>48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92619" calcext:value-type="float">
            <text:p>92619</text:p>
          </table:table-cell>
          <table:table-cell office:value-type="float" office:value="60" calcext:value-type="float">
            <text:p>6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053" calcext:value-type="float">
            <text:p>52053</text:p>
          </table:table-cell>
          <table:table-cell office:value-type="float" office:value="41" calcext:value-type="float">
            <text:p>41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730" calcext:value-type="float">
            <text:p>71730</text:p>
          </table:table-cell>
          <table:table-cell office:value-type="float" office:value="50" calcext:value-type="float">
            <text:p>50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97429" calcext:value-type="float">
            <text:p>97429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528" calcext:value-type="float">
            <text:p>57528</text:p>
          </table:table-cell>
          <table:table-cell office:value-type="float" office:value="33" calcext:value-type="float">
            <text:p>33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795" calcext:value-type="float">
            <text:p>73795</text:p>
          </table:table-cell>
          <table:table-cell office:value-type="float" office:value="46" calcext:value-type="float">
            <text:p>46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29474" calcext:value-type="float">
            <text:p>129474</text:p>
          </table:table-cell>
          <table:table-cell office:value-type="float" office:value="66" calcext:value-type="float">
            <text:p>6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775" calcext:value-type="float">
            <text:p>34775</text:p>
          </table:table-cell>
          <table:table-cell office:value-type="float" office:value="35" calcext:value-type="float">
            <text:p>35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238" calcext:value-type="float">
            <text:p>51238</text:p>
          </table:table-cell>
          <table:table-cell office:value-type="float" office:value="50" calcext:value-type="float">
            <text:p>50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99308" calcext:value-type="float">
            <text:p>99308</text:p>
          </table:table-cell>
          <table:table-cell office:value-type="float" office:value="87.1" calcext:value-type="float">
            <text:p>87,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973" calcext:value-type="float">
            <text:p>48973</text:p>
          </table:table-cell>
          <table:table-cell office:value-type="float" office:value="33.7" calcext:value-type="float">
            <text:p>33,7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980" calcext:value-type="float">
            <text:p>34980</text:p>
          </table:table-cell>
          <table:table-cell office:value-type="float" office:value="46" calcext:value-type="float">
            <text:p>46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58758" calcext:value-type="float">
            <text:p>158758</text:p>
          </table:table-cell>
          <table:table-cell office:value-type="float" office:value="70" calcext:value-type="float">
            <text:p>7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321" calcext:value-type="float">
            <text:p>33321</text:p>
          </table:table-cell>
          <table:table-cell office:value-type="float" office:value="35" calcext:value-type="float">
            <text:p>35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531" calcext:value-type="float">
            <text:p>74531</text:p>
          </table:table-cell>
          <table:table-cell office:value-type="float" office:value="48" calcext:value-type="float">
            <text:p>48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05000" calcext:value-type="float">
            <text:p>105000</text:p>
          </table:table-cell>
          <table:table-cell office:value-type="float" office:value="75" calcext:value-type="float">
            <text:p>7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080" calcext:value-type="float">
            <text:p>48080</text:p>
          </table:table-cell>
          <table:table-cell office:value-type="float" office:value="39" calcext:value-type="float">
            <text:p>39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240" calcext:value-type="float">
            <text:p>110240</text:p>
          </table:table-cell>
          <table:table-cell office:value-type="float" office:value="45.5" calcext:value-type="float">
            <text:p>45,5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45957" calcext:value-type="float">
            <text:p>145957</text:p>
          </table:table-cell>
          <table:table-cell office:value-type="float" office:value="60" calcext:value-type="float">
            <text:p>6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4222" calcext:value-type="float">
            <text:p>24222</text:p>
          </table:table-cell>
          <table:table-cell office:value-type="float" office:value="38" calcext:value-type="float">
            <text:p>38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942" calcext:value-type="float">
            <text:p>68942</text:p>
          </table:table-cell>
          <table:table-cell office:value-type="float" office:value="48" calcext:value-type="float">
            <text:p>48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92845" calcext:value-type="float">
            <text:p>92845</text:p>
          </table:table-cell>
          <table:table-cell office:value-type="float" office:value="61" calcext:value-type="float">
            <text:p>6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1952" calcext:value-type="float">
            <text:p>81952</text:p>
          </table:table-cell>
          <table:table-cell office:value-type="float" office:value="39" calcext:value-type="float">
            <text:p>39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150" calcext:value-type="float">
            <text:p>64150</text:p>
          </table:table-cell>
          <table:table-cell office:value-type="float" office:value="47" calcext:value-type="float">
            <text:p>47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92889" calcext:value-type="float">
            <text:p>92889</text:p>
          </table:table-cell>
          <table:table-cell office:value-type="float" office:value="63" calcext:value-type="float">
            <text:p>6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330" calcext:value-type="float">
            <text:p>51330</text:p>
          </table:table-cell>
          <table:table-cell office:value-type="float" office:value="38" calcext:value-type="float">
            <text:p>38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106" calcext:value-type="float">
            <text:p>74106</text:p>
          </table:table-cell>
          <table:table-cell office:value-type="float" office:value="50" calcext:value-type="float">
            <text:p>50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01888" calcext:value-type="float">
            <text:p>101888</text:p>
          </table:table-cell>
          <table:table-cell office:value-type="float" office:value="68" calcext:value-type="float">
            <text:p>6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727" calcext:value-type="float">
            <text:p>68727</text:p>
          </table:table-cell>
          <table:table-cell office:value-type="float" office:value="41" calcext:value-type="float">
            <text:p>41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51:.B450])" office:value-type="float" office:value="261809.1" calcext:value-type="float">
            <text:p>261809,1</text:p>
          </table:table-cell>
          <table:table-cell table:formula="of:=AVERAGE([.C351:.C450])" office:value-type="float" office:value="51.095" calcext:value-type="float">
            <text:p>51,095</text:p>
          </table:table-cell>
          <table:table-cell table:formula="of:=AVERAGE([.D351:.D450])" office:value-type="float" office:value="7.98999999999999" calcext:value-type="float">
            <text:p>7,98999999999999</text:p>
          </table:table-cell>
          <table:table-cell table:number-columns-repeated="2"/>
          <table:table-cell table:formula="of:=AVERAGE([.G351:.G450])" office:value-type="float" office:value="124684.24" calcext:value-type="float">
            <text:p>124684,24</text:p>
          </table:table-cell>
          <table:table-cell table:formula="of:=AVERAGE([.H351:.H450])" office:value-type="float" office:value="81.771" calcext:value-type="float">
            <text:p>81,771</text:p>
          </table:table-cell>
          <table:table-cell table:formula="of:=AVERAGE([.I351:.I450])" office:value-type="float" office:value="1.7" calcext:value-type="float">
            <text:p>1,7</text:p>
          </table:table-cell>
          <table:table-cell table:number-columns-repeated="2"/>
          <table:table-cell table:formula="of:=AVERAGE([.L351:.L450])" office:value-type="float" office:value="293251.22" calcext:value-type="float">
            <text:p>293251,22</text:p>
          </table:table-cell>
          <table:table-cell table:formula="of:=AVERAGE([.M351:.M450])" office:value-type="float" office:value="39.94" calcext:value-type="float">
            <text:p>39,94</text:p>
          </table:table-cell>
          <table:table-cell table:formula="of:=AVERAGE([.N351:.N450])" office:value-type="float" office:value="7.92600000000001" calcext:value-type="float">
            <text:p>7,926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351:.B450])" office:value-type="float" office:value="1839775.06581757" calcext:value-type="float">
            <text:p>1839775,06581757</text:p>
          </table:table-cell>
          <table:table-cell table:formula="of:=STDEVP([.C351:.C450])" office:value-type="float" office:value="8.40180189007097" calcext:value-type="float">
            <text:p>8,40180189007097</text:p>
          </table:table-cell>
          <table:table-cell table:formula="of:=STDEVP([.D351:.D450])" office:value-type="float" office:value="1.46877499978724" calcext:value-type="float">
            <text:p>1,46877499978724</text:p>
          </table:table-cell>
          <table:table-cell table:number-columns-repeated="2"/>
          <table:table-cell table:formula="of:=STDEVP([.G351:.G450])" office:value-type="float" office:value="35327.2335880182" calcext:value-type="float">
            <text:p>35327,2335880182</text:p>
          </table:table-cell>
          <table:table-cell table:formula="of:=STDEVP([.H351:.H450])" office:value-type="float" office:value="12.2747732769286" calcext:value-type="float">
            <text:p>12,2747732769286</text:p>
          </table:table-cell>
          <table:table-cell table:formula="of:=STDEVP([.I351:.I450])" office:value-type="float" office:value="0" calcext:value-type="float">
            <text:p>0</text:p>
          </table:table-cell>
          <table:table-cell table:number-columns-repeated="2"/>
          <table:table-cell table:formula="of:=STDEVP([.L351:.L450])" office:value-type="float" office:value="2078515.80611706" calcext:value-type="float">
            <text:p>2078515,80611706</text:p>
          </table:table-cell>
          <table:table-cell table:formula="of:=STDEVP([.M351:.M450])" office:value-type="float" office:value="12.5059905645255" calcext:value-type="float">
            <text:p>12,5059905645255</text:p>
          </table:table-cell>
          <table:table-cell table:formula="of:=STDEVP([.N351:.N450])" office:value-type="float" office:value="0.942403310690281" calcext:value-type="float">
            <text:p>0,9424033106902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351:.B450])" office:value-type="float" office:value="73882" calcext:value-type="float">
            <text:p>73882</text:p>
          </table:table-cell>
          <table:table-cell table:formula="of:=MEDIAN([.C351:.C450])" office:value-type="float" office:value="49" calcext:value-type="float">
            <text:p>49</text:p>
          </table:table-cell>
          <table:table-cell table:formula="of:=MEDIAN([.D351:.D450])" office:value-type="float" office:value="8.4" calcext:value-type="float">
            <text:p>8,4</text:p>
          </table:table-cell>
          <table:table-cell table:number-columns-repeated="2"/>
          <table:table-cell table:formula="of:=MEDIAN([.G351:.G450])" office:value-type="float" office:value="123391.5" calcext:value-type="float">
            <text:p>123391,5</text:p>
          </table:table-cell>
          <table:table-cell table:formula="of:=MEDIAN([.H351:.H450])" office:value-type="float" office:value="82" calcext:value-type="float">
            <text:p>82</text:p>
          </table:table-cell>
          <table:table-cell table:formula="of:=MEDIAN([.I351:.I450])" office:value-type="float" office:value="1.7" calcext:value-type="float">
            <text:p>1,7</text:p>
          </table:table-cell>
          <table:table-cell table:number-columns-repeated="2"/>
          <table:table-cell table:formula="of:=MEDIAN([.L351:.L450])" office:value-type="float" office:value="51870" calcext:value-type="float">
            <text:p>51870</text:p>
          </table:table-cell>
          <table:table-cell table:formula="of:=MEDIAN([.M351:.M450])" office:value-type="float" office:value="39" calcext:value-type="float">
            <text:p>39</text:p>
          </table:table-cell>
          <table:table-cell table:formula="of:=MEDIAN([.N351:.N450])"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351:.B400])" office:value-type="float" office:value="451831" calcext:value-type="float">
            <text:p>451831</text:p>
          </table:table-cell>
          <table:table-cell table:formula="of:=AVERAGE([.C351:.C400])" office:value-type="float" office:value="54.12" calcext:value-type="float">
            <text:p>54,12</text:p>
          </table:table-cell>
          <table:table-cell table:formula="of:=AVERAGE([.D351:.D400])" office:value-type="float" office:value="7.56" calcext:value-type="float">
            <text:p>7,56</text:p>
          </table:table-cell>
          <table:table-cell table:number-columns-repeated="2"/>
          <table:table-cell table:formula="of:=AVERAGE([.G351:.G400])" office:value-type="float" office:value="129196.9" calcext:value-type="float">
            <text:p>129196,9</text:p>
          </table:table-cell>
          <table:table-cell table:formula="of:=AVERAGE([.H351:.H400])" office:value-type="float" office:value="86.362" calcext:value-type="float">
            <text:p>86,362</text:p>
          </table:table-cell>
          <table:table-cell table:formula="of:=AVERAGE([.I351:.I400])" office:value-type="float" office:value="1.7" calcext:value-type="float">
            <text:p>1,7</text:p>
          </table:table-cell>
          <table:table-cell table:number-columns-repeated="2"/>
          <table:table-cell table:formula="of:=AVERAGE([.L351:.L400])" office:value-type="float" office:value="540150.18" calcext:value-type="float">
            <text:p>540150,18</text:p>
          </table:table-cell>
          <table:table-cell table:formula="of:=AVERAGE([.M351:.M400])" office:value-type="float" office:value="42.006" calcext:value-type="float">
            <text:p>42,006</text:p>
          </table:table-cell>
          <table:table-cell table:formula="of:=AVERAGE([.N351:.N400])" office:value-type="float" office:value="7.746" calcext:value-type="float">
            <text:p>7,7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401:.B450])" office:value-type="float" office:value="71787.2" calcext:value-type="float">
            <text:p>71787,2</text:p>
          </table:table-cell>
          <table:table-cell table:formula="of:=AVERAGE([.C401:.C450])" office:value-type="float" office:value="48.07" calcext:value-type="float">
            <text:p>48,07</text:p>
          </table:table-cell>
          <table:table-cell table:formula="of:=AVERAGE([.D401:.D450])" office:value-type="float" office:value="8.41999999999999" calcext:value-type="float">
            <text:p>8,41999999999999</text:p>
          </table:table-cell>
          <table:table-cell table:number-columns-repeated="2"/>
          <table:table-cell table:formula="of:=AVERAGE([.G401:.G450])" office:value-type="float" office:value="120171.58" calcext:value-type="float">
            <text:p>120171,58</text:p>
          </table:table-cell>
          <table:table-cell table:formula="of:=AVERAGE([.H401:.H450])" office:value-type="float" office:value="77.18" calcext:value-type="float">
            <text:p>77,18</text:p>
          </table:table-cell>
          <table:table-cell table:formula="of:=AVERAGE([.I401:.I450])" office:value-type="float" office:value="1.7" calcext:value-type="float">
            <text:p>1,7</text:p>
          </table:table-cell>
          <table:table-cell table:number-columns-repeated="2"/>
          <table:table-cell table:formula="of:=AVERAGE([.L401:.L450])" office:value-type="float" office:value="46352.26" calcext:value-type="float">
            <text:p>46352,26</text:p>
          </table:table-cell>
          <table:table-cell table:formula="of:=AVERAGE([.M401:.M450])" office:value-type="float" office:value="37.874" calcext:value-type="float">
            <text:p>37,874</text:p>
          </table:table-cell>
          <table:table-cell table:formula="of:=AVERAGE([.N401:.N450])" office:value-type="float" office:value="8.10600000000001" calcext:value-type="float">
            <text:p>8,106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401:.B450])" office:value-type="float" office:value="16423.189028931" calcext:value-type="float">
            <text:p>16423,189028931</text:p>
          </table:table-cell>
          <table:table-cell table:formula="of:=STDEVP([.C401:.C450])" office:value-type="float" office:value="1.91575050567656" calcext:value-type="float">
            <text:p>1,91575050567656</text:p>
          </table:table-cell>
          <table:table-cell table:formula="of:=STDEVP([.D401:.D450])" office:value-type="float" office:value="0.0399999999999998" calcext:value-type="float">
            <text:p>0,04</text:p>
          </table:table-cell>
          <table:table-cell table:number-columns-repeated="2"/>
          <table:table-cell table:formula="of:=STDEVP([.G401:.G450])" office:value-type="float" office:value="30123.8075801118" calcext:value-type="float">
            <text:p>30123,8075801118</text:p>
          </table:table-cell>
          <table:table-cell table:formula="of:=STDEVP([.H401:.H450])" office:value-type="float" office:value="11.4430590315702" calcext:value-type="float">
            <text:p>11,4430590315702</text:p>
          </table:table-cell>
          <table:table-cell table:formula="of:=STDEVP([.I401:.I450])" office:value-type="float" office:value="0" calcext:value-type="float">
            <text:p>0</text:p>
          </table:table-cell>
          <table:table-cell table:number-columns-repeated="2"/>
          <table:table-cell table:formula="of:=STDEVP([.L401:.L450])" office:value-type="float" office:value="14110.1216930401" calcext:value-type="float">
            <text:p>14110,1216930401</text:p>
          </table:table-cell>
          <table:table-cell table:formula="of:=STDEVP([.M401:.M450])" office:value-type="float" office:value="2.93699233911156" calcext:value-type="float">
            <text:p>2,93699233911156</text:p>
          </table:table-cell>
          <table:table-cell table:formula="of:=STDEVP([.N401:.N450])" office:value-type="float" office:value="0.0237486841740758" calcext:value-type="float">
            <text:p>0,0237486841740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351:.B400])" office:value-type="float" office:value="74955.5" calcext:value-type="float">
            <text:p>74955,5</text:p>
          </table:table-cell>
          <table:table-cell table:formula="of:=MEDIAN([.C351:.C400])" office:value-type="float" office:value="51" calcext:value-type="float">
            <text:p>51</text:p>
          </table:table-cell>
          <table:table-cell table:formula="of:=MEDIAN([.D351:.D400])" office:value-type="float" office:value="8.5" calcext:value-type="float">
            <text:p>8,5</text:p>
          </table:table-cell>
          <table:table-cell table:number-columns-repeated="2"/>
          <table:table-cell table:formula="of:=MEDIAN([.G351:.G400])" office:value-type="float" office:value="128060" calcext:value-type="float">
            <text:p>128060</text:p>
          </table:table-cell>
          <table:table-cell table:formula="of:=MEDIAN([.H351:.H400])" office:value-type="float" office:value="90.1" calcext:value-type="float">
            <text:p>90,1</text:p>
          </table:table-cell>
          <table:table-cell table:formula="of:=MEDIAN([.I351:.I400])" office:value-type="float" office:value="1.7" calcext:value-type="float">
            <text:p>1,7</text:p>
          </table:table-cell>
          <table:table-cell table:number-columns-repeated="2"/>
          <table:table-cell table:formula="of:=MEDIAN([.L351:.L400])" office:value-type="float" office:value="55205" calcext:value-type="float">
            <text:p>55205</text:p>
          </table:table-cell>
          <table:table-cell table:formula="of:=MEDIAN([.M351:.M400])" office:value-type="float" office:value="39" calcext:value-type="float">
            <text:p>39</text:p>
          </table:table-cell>
          <table:table-cell table:formula="of:=MEDIAN([.N351:.N400])"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401:.B450])" office:value-type="float" office:value="72432" calcext:value-type="float">
            <text:p>72432</text:p>
          </table:table-cell>
          <table:table-cell table:formula="of:=MEDIAN([.C401:.C450])" office:value-type="float" office:value="48" calcext:value-type="float">
            <text:p>48</text:p>
          </table:table-cell>
          <table:table-cell table:formula="of:=MEDIAN([.D401:.D450])" office:value-type="float" office:value="8.4" calcext:value-type="float">
            <text:p>8,4</text:p>
          </table:table-cell>
          <table:table-cell table:number-columns-repeated="2"/>
          <table:table-cell table:formula="of:=MEDIAN([.G401:.G450])" office:value-type="float" office:value="122294" calcext:value-type="float">
            <text:p>122294</text:p>
          </table:table-cell>
          <table:table-cell table:formula="of:=MEDIAN([.H401:.H450])" office:value-type="float" office:value="76" calcext:value-type="float">
            <text:p>76</text:p>
          </table:table-cell>
          <table:table-cell table:formula="of:=MEDIAN([.I401:.I450])" office:value-type="float" office:value="1.7" calcext:value-type="float">
            <text:p>1,7</text:p>
          </table:table-cell>
          <table:table-cell table:number-columns-repeated="2"/>
          <table:table-cell table:formula="of:=MEDIAN([.L401:.L450])" office:value-type="float" office:value="47350" calcext:value-type="float">
            <text:p>47350</text:p>
          </table:table-cell>
          <table:table-cell table:formula="of:=MEDIAN([.M401:.M450])" office:value-type="float" office:value="39" calcext:value-type="float">
            <text:p>39</text:p>
          </table:table-cell>
          <table:table-cell table:formula="of:=MEDIAN([.N401:.N450])" office:value-type="float" office:value="8.1" calcext:value-type="float">
            <text:p>8,1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23058710" calcext:value-type="float">
            <text:p>23058710</text:p>
          </table:table-cell>
          <table:table-cell office:value-type="float" office:value="93.3" calcext:value-type="float">
            <text:p>93,3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800000" calcext:value-type="float">
            <text:p>800000</text:p>
          </table:table-cell>
          <table:table-cell office:value-type="float" office:value="86588" calcext:value-type="float">
            <text:p>8658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495063" calcext:value-type="float">
            <text:p>495063</text:p>
          </table:table-cell>
          <table:table-cell office:value-type="float" office:value="100" calcext:value-type="float">
            <text:p>100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29835" calcext:value-type="float">
            <text:p>10829835</text:p>
          </table:table-cell>
          <table:table-cell office:value-type="float" office:value="100" calcext:value-type="float">
            <text:p>100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10717" calcext:value-type="float">
            <text:p>110717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082" calcext:value-type="float">
            <text:p>58082</text:p>
          </table:table-cell>
          <table:table-cell office:value-type="float" office:value="95" calcext:value-type="float">
            <text:p>9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110" calcext:value-type="float">
            <text:p>78110</text:p>
          </table:table-cell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9439" calcext:value-type="float">
            <text:p>79439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081" calcext:value-type="float">
            <text:p>56081</text:p>
          </table:table-cell>
          <table:table-cell office:value-type="float" office:value="71" calcext:value-type="float">
            <text:p>7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275" calcext:value-type="float">
            <text:p>66275</text:p>
          </table:table-cell>
          <table:table-cell office:value-type="float" office:value="66" calcext:value-type="float">
            <text:p>6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8132" calcext:value-type="float">
            <text:p>148132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456" calcext:value-type="float">
            <text:p>29456</text:p>
          </table:table-cell>
          <table:table-cell office:value-type="float" office:value="79.2" calcext:value-type="float">
            <text:p>79,2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755" calcext:value-type="float">
            <text:p>88755</text:p>
          </table:table-cell>
          <table:table-cell office:value-type="float" office:value="83" calcext:value-type="float">
            <text:p>83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140694" calcext:value-type="float">
            <text:p>140694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326" calcext:value-type="float">
            <text:p>32326</text:p>
          </table:table-cell>
          <table:table-cell office:value-type="float" office:value="69" calcext:value-type="float">
            <text:p>6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6755" calcext:value-type="float">
            <text:p>146755</text:p>
          </table:table-cell>
          <table:table-cell office:value-type="float" office:value="93" calcext:value-type="float">
            <text:p>93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11225" calcext:value-type="float">
            <text:p>111225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164" calcext:value-type="float">
            <text:p>29164</text:p>
          </table:table-cell>
          <table:table-cell office:value-type="float" office:value="72" calcext:value-type="float">
            <text:p>72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6823" calcext:value-type="float">
            <text:p>86823</text:p>
          </table:table-cell>
          <table:table-cell office:value-type="float" office:value="75" calcext:value-type="float">
            <text:p>75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99540" calcext:value-type="float">
            <text:p>9954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099" calcext:value-type="float">
            <text:p>28099</text:p>
          </table:table-cell>
          <table:table-cell office:value-type="float" office:value="76" calcext:value-type="float">
            <text:p>76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559" calcext:value-type="float">
            <text:p>69559</text:p>
          </table:table-cell>
          <table:table-cell office:value-type="float" office:value="72.3" calcext:value-type="float">
            <text:p>72,3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4568" calcext:value-type="float">
            <text:p>144568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185" calcext:value-type="float">
            <text:p>27185</text:p>
          </table:table-cell>
          <table:table-cell office:value-type="float" office:value="78" calcext:value-type="float">
            <text:p>78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3944" calcext:value-type="float">
            <text:p>113944</text:p>
          </table:table-cell>
          <table:table-cell office:value-type="float" office:value="78" calcext:value-type="float">
            <text:p>78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85646" calcext:value-type="float">
            <text:p>8564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578" calcext:value-type="float">
            <text:p>39578</text:p>
          </table:table-cell>
          <table:table-cell office:value-type="float" office:value="63" calcext:value-type="float">
            <text:p>6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8564" calcext:value-type="float">
            <text:p>158564</text:p>
          </table:table-cell>
          <table:table-cell office:value-type="float" office:value="92" calcext:value-type="float">
            <text:p>92</text:p>
          </table:table-cell>
          <table:table-cell office:value-type="float" office:value="8.7" calcext:value-type="float">
            <text:p>8,7</text:p>
          </table:table-cell>
          <table:table-cell table:number-columns-repeated="2"/>
          <table:table-cell office:value-type="float" office:value="79519" calcext:value-type="float">
            <text:p>7951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721" calcext:value-type="float">
            <text:p>29721</text:p>
          </table:table-cell>
          <table:table-cell office:value-type="float" office:value="59" calcext:value-type="float">
            <text:p>5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086" calcext:value-type="float">
            <text:p>109086</text:p>
          </table:table-cell>
          <table:table-cell office:value-type="float" office:value="66" calcext:value-type="float">
            <text:p>66</text:p>
          </table:table-cell>
          <table:table-cell office:value-type="float" office:value="8.7" calcext:value-type="float">
            <text:p>8,7</text:p>
          </table:table-cell>
          <table:table-cell table:number-columns-repeated="2"/>
          <table:table-cell office:value-type="float" office:value="90091" calcext:value-type="float">
            <text:p>9009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149" calcext:value-type="float">
            <text:p>29149</text:p>
          </table:table-cell>
          <table:table-cell office:value-type="float" office:value="57.4" calcext:value-type="float">
            <text:p>57,4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2916" calcext:value-type="float">
            <text:p>102916</text:p>
          </table:table-cell>
          <table:table-cell office:value-type="float" office:value="94" calcext:value-type="float">
            <text:p>94</text:p>
          </table:table-cell>
          <table:table-cell office:value-type="float" office:value="8.8" calcext:value-type="float">
            <text:p>8,8</text:p>
          </table:table-cell>
          <table:table-cell table:number-columns-repeated="2"/>
          <table:table-cell office:value-type="float" office:value="112390" calcext:value-type="float">
            <text:p>11239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095" calcext:value-type="float">
            <text:p>30095</text:p>
          </table:table-cell>
          <table:table-cell office:value-type="float" office:value="57" calcext:value-type="float">
            <text:p>57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5872" calcext:value-type="float">
            <text:p>155872</text:p>
          </table:table-cell>
          <table:table-cell office:value-type="float" office:value="74" calcext:value-type="float">
            <text:p>74</text:p>
          </table:table-cell>
          <table:table-cell office:value-type="float" office:value="8.8" calcext:value-type="float">
            <text:p>8,8</text:p>
          </table:table-cell>
          <table:table-cell table:number-columns-repeated="2"/>
          <table:table-cell office:value-type="float" office:value="75439" calcext:value-type="float">
            <text:p>75439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598" calcext:value-type="float">
            <text:p>27598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944" calcext:value-type="float">
            <text:p>89944</text:p>
          </table:table-cell>
          <table:table-cell office:value-type="float" office:value="72.3" calcext:value-type="float">
            <text:p>72,3</text:p>
          </table:table-cell>
          <table:table-cell office:value-type="float" office:value="8.8" calcext:value-type="float">
            <text:p>8,8</text:p>
          </table:table-cell>
          <table:table-cell table:number-columns-repeated="2"/>
          <table:table-cell office:value-type="float" office:value="74363" calcext:value-type="float">
            <text:p>7436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593" calcext:value-type="float">
            <text:p>35593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3831" calcext:value-type="float">
            <text:p>103831</text:p>
          </table:table-cell>
          <table:table-cell office:value-type="float" office:value="73" calcext:value-type="float">
            <text:p>73</text:p>
          </table:table-cell>
          <table:table-cell office:value-type="float" office:value="8.8" calcext:value-type="float">
            <text:p>8,8</text:p>
          </table:table-cell>
          <table:table-cell table:number-columns-repeated="2"/>
          <table:table-cell office:value-type="float" office:value="74980" calcext:value-type="float">
            <text:p>74980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454" calcext:value-type="float">
            <text:p>39454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2197" calcext:value-type="float">
            <text:p>102197</text:p>
          </table:table-cell>
          <table:table-cell office:value-type="float" office:value="73" calcext:value-type="float">
            <text:p>73</text:p>
          </table:table-cell>
          <table:table-cell office:value-type="float" office:value="8.7" calcext:value-type="float">
            <text:p>8,7</text:p>
          </table:table-cell>
          <table:table-cell table:number-columns-repeated="2"/>
          <table:table-cell office:value-type="float" office:value="78827" calcext:value-type="float">
            <text:p>7882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142" calcext:value-type="float">
            <text:p>33142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530" calcext:value-type="float">
            <text:p>100530</text:p>
          </table:table-cell>
          <table:table-cell office:value-type="float" office:value="77" calcext:value-type="float">
            <text:p>77</text:p>
          </table:table-cell>
          <table:table-cell office:value-type="float" office:value="8.7" calcext:value-type="float">
            <text:p>8,7</text:p>
          </table:table-cell>
          <table:table-cell table:number-columns-repeated="2"/>
          <table:table-cell office:value-type="float" office:value="111448" calcext:value-type="float">
            <text:p>111448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443" calcext:value-type="float">
            <text:p>49443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272" calcext:value-type="float">
            <text:p>91272</text:p>
          </table:table-cell>
          <table:table-cell office:value-type="float" office:value="78" calcext:value-type="float">
            <text:p>78</text:p>
          </table:table-cell>
          <table:table-cell office:value-type="float" office:value="8.7" calcext:value-type="float">
            <text:p>8,7</text:p>
          </table:table-cell>
          <table:table-cell table:number-columns-repeated="2"/>
          <table:table-cell office:value-type="float" office:value="135898" calcext:value-type="float">
            <text:p>135898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591" calcext:value-type="float">
            <text:p>28591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338" calcext:value-type="float">
            <text:p>60338</text:p>
          </table:table-cell>
          <table:table-cell office:value-type="float" office:value="73" calcext:value-type="float">
            <text:p>73</text:p>
          </table:table-cell>
          <table:table-cell office:value-type="float" office:value="8.7" calcext:value-type="float">
            <text:p>8,7</text:p>
          </table:table-cell>
          <table:table-cell table:number-columns-repeated="2"/>
          <table:table-cell office:value-type="float" office:value="113651" calcext:value-type="float">
            <text:p>11365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037" calcext:value-type="float">
            <text:p>34037</text:p>
          </table:table-cell>
          <table:table-cell office:value-type="float" office:value="69" calcext:value-type="float">
            <text:p>69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2099" calcext:value-type="float">
            <text:p>172099</text:p>
          </table:table-cell>
          <table:table-cell office:value-type="float" office:value="74" calcext:value-type="float">
            <text:p>74</text:p>
          </table:table-cell>
          <table:table-cell office:value-type="float" office:value="8.7" calcext:value-type="float">
            <text:p>8,7</text:p>
          </table:table-cell>
          <table:table-cell table:number-columns-repeated="2"/>
          <table:table-cell office:value-type="float" office:value="144886" calcext:value-type="float">
            <text:p>144886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237" calcext:value-type="float">
            <text:p>47237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3316" calcext:value-type="float">
            <text:p>223316</text:p>
          </table:table-cell>
          <table:table-cell office:value-type="float" office:value="73.3" calcext:value-type="float">
            <text:p>73,3</text:p>
          </table:table-cell>
          <table:table-cell office:value-type="float" office:value="8.7" calcext:value-type="float">
            <text:p>8,7</text:p>
          </table:table-cell>
          <table:table-cell table:number-columns-repeated="2"/>
          <table:table-cell office:value-type="float" office:value="149717" calcext:value-type="float">
            <text:p>14971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611" calcext:value-type="float">
            <text:p>49611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871" calcext:value-type="float">
            <text:p>91871</text:p>
          </table:table-cell>
          <table:table-cell office:value-type="float" office:value="72" calcext:value-type="float">
            <text:p>72</text:p>
          </table:table-cell>
          <table:table-cell office:value-type="float" office:value="8.7" calcext:value-type="float">
            <text:p>8,7</text:p>
          </table:table-cell>
          <table:table-cell table:number-columns-repeated="2"/>
          <table:table-cell office:value-type="float" office:value="103420" calcext:value-type="float">
            <text:p>103420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935" calcext:value-type="float">
            <text:p>25935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230" calcext:value-type="float">
            <text:p>110230</text:p>
          </table:table-cell>
          <table:table-cell office:value-type="float" office:value="73" calcext:value-type="float">
            <text:p>73</text:p>
          </table:table-cell>
          <table:table-cell office:value-type="float" office:value="8.7" calcext:value-type="float">
            <text:p>8,7</text:p>
          </table:table-cell>
          <table:table-cell table:number-columns-repeated="2"/>
          <table:table-cell office:value-type="float" office:value="153312" calcext:value-type="float">
            <text:p>15331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527" calcext:value-type="float">
            <text:p>57527</text:p>
          </table:table-cell>
          <table:table-cell office:value-type="float" office:value="63.4" calcext:value-type="float">
            <text:p>63,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3791" calcext:value-type="float">
            <text:p>93791</text:p>
          </table:table-cell>
          <table:table-cell office:value-type="float" office:value="71" calcext:value-type="float">
            <text:p>71</text:p>
          </table:table-cell>
          <table:table-cell office:value-type="float" office:value="8.7" calcext:value-type="float">
            <text:p>8,7</text:p>
          </table:table-cell>
          <table:table-cell table:number-columns-repeated="2"/>
          <table:table-cell office:value-type="float" office:value="108681" calcext:value-type="float">
            <text:p>10868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509" calcext:value-type="float">
            <text:p>51509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1113" calcext:value-type="float">
            <text:p>331113</text:p>
          </table:table-cell>
          <table:table-cell office:value-type="float" office:value="77" calcext:value-type="float">
            <text:p>77</text:p>
          </table:table-cell>
          <table:table-cell office:value-type="float" office:value="8.7" calcext:value-type="float">
            <text:p>8,7</text:p>
          </table:table-cell>
          <table:table-cell table:number-columns-repeated="2"/>
          <table:table-cell office:value-type="float" office:value="148217" calcext:value-type="float">
            <text:p>148217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661" calcext:value-type="float">
            <text:p>38661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3152" calcext:value-type="float">
            <text:p>103152</text:p>
          </table:table-cell>
          <table:table-cell office:value-type="float" office:value="71" calcext:value-type="float">
            <text:p>71</text:p>
          </table:table-cell>
          <table:table-cell office:value-type="float" office:value="8.7" calcext:value-type="float">
            <text:p>8,7</text:p>
          </table:table-cell>
          <table:table-cell table:number-columns-repeated="2"/>
          <table:table-cell office:value-type="float" office:value="66858" calcext:value-type="float">
            <text:p>66858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399" calcext:value-type="float">
            <text:p>33399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79539" calcext:value-type="float">
            <text:p>6579539</text:p>
          </table:table-cell>
          <table:table-cell office:value-type="float" office:value="89" calcext:value-type="float">
            <text:p>89</text:p>
          </table:table-cell>
          <table:table-cell office:value-type="float" office:value="8.7" calcext:value-type="float">
            <text:p>8,7</text:p>
          </table:table-cell>
          <table:table-cell table:number-columns-repeated="2"/>
          <table:table-cell office:value-type="float" office:value="97805" calcext:value-type="float">
            <text:p>97805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988" calcext:value-type="float">
            <text:p>37988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527" calcext:value-type="float">
            <text:p>87527</text:p>
          </table:table-cell>
          <table:table-cell office:value-type="float" office:value="77" calcext:value-type="float">
            <text:p>77</text:p>
          </table:table-cell>
          <table:table-cell office:value-type="float" office:value="8.7" calcext:value-type="float">
            <text:p>8,7</text:p>
          </table:table-cell>
          <table:table-cell table:number-columns-repeated="2"/>
          <table:table-cell office:value-type="float" office:value="72462" calcext:value-type="float">
            <text:p>7246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461" calcext:value-type="float">
            <text:p>27461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905" calcext:value-type="float">
            <text:p>60905</text:p>
          </table:table-cell>
          <table:table-cell office:value-type="float" office:value="77" calcext:value-type="float">
            <text:p>77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81695" calcext:value-type="float">
            <text:p>181695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892" calcext:value-type="float">
            <text:p>31892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0878" calcext:value-type="float">
            <text:p>150878</text:p>
          </table:table-cell>
          <table:table-cell office:value-type="float" office:value="70" calcext:value-type="float">
            <text:p>70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65385" calcext:value-type="float">
            <text:p>65385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311" calcext:value-type="float">
            <text:p>25311</text:p>
          </table:table-cell>
          <table:table-cell office:value-type="float" office:value="64.4" calcext:value-type="float">
            <text:p>64,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4567" calcext:value-type="float">
            <text:p>154567</text:p>
          </table:table-cell>
          <table:table-cell office:value-type="float" office:value="74.3" calcext:value-type="float">
            <text:p>74,3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21518" calcext:value-type="float">
            <text:p>12151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735" calcext:value-type="float">
            <text:p>32735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135" calcext:value-type="float">
            <text:p>81135</text:p>
          </table:table-cell>
          <table:table-cell office:value-type="float" office:value="75" calcext:value-type="float">
            <text:p>75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81097" calcext:value-type="float">
            <text:p>8109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307" calcext:value-type="float">
            <text:p>47307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6505" calcext:value-type="float">
            <text:p>116505</text:p>
          </table:table-cell>
          <table:table-cell office:value-type="float" office:value="72" calcext:value-type="float">
            <text:p>72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73242" calcext:value-type="float">
            <text:p>7324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562" calcext:value-type="float">
            <text:p>29562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1708" calcext:value-type="float">
            <text:p>101708</text:p>
          </table:table-cell>
          <table:table-cell office:value-type="float" office:value="70" calcext:value-type="float">
            <text:p>70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85495" calcext:value-type="float">
            <text:p>85495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190" calcext:value-type="float">
            <text:p>31190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986" calcext:value-type="float">
            <text:p>112986</text:p>
          </table:table-cell>
          <table:table-cell office:value-type="float" office:value="73" calcext:value-type="float">
            <text:p>73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80612" calcext:value-type="float">
            <text:p>18061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858" calcext:value-type="float">
            <text:p>61858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9893" calcext:value-type="float">
            <text:p>149893</text:p>
          </table:table-cell>
          <table:table-cell office:value-type="float" office:value="73" calcext:value-type="float">
            <text:p>73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55206" calcext:value-type="float">
            <text:p>5520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2351" calcext:value-type="float">
            <text:p>42351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9659" calcext:value-type="float">
            <text:p>169659</text:p>
          </table:table-cell>
          <table:table-cell office:value-type="float" office:value="72" calcext:value-type="float">
            <text:p>72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63533" calcext:value-type="float">
            <text:p>6353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012" calcext:value-type="float">
            <text:p>35012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485" calcext:value-type="float">
            <text:p>112485</text:p>
          </table:table-cell>
          <table:table-cell office:value-type="float" office:value="71.3" calcext:value-type="float">
            <text:p>71,3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73009" calcext:value-type="float">
            <text:p>7300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370" calcext:value-type="float">
            <text:p>41370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3002" calcext:value-type="float">
            <text:p>103002</text:p>
          </table:table-cell>
          <table:table-cell office:value-type="float" office:value="75" calcext:value-type="float">
            <text:p>75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23135" calcext:value-type="float">
            <text:p>123135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916" calcext:value-type="float">
            <text:p>34916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2652" calcext:value-type="float">
            <text:p>152652</text:p>
          </table:table-cell>
          <table:table-cell office:value-type="float" office:value="75" calcext:value-type="float">
            <text:p>75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36708" calcext:value-type="float">
            <text:p>13670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847" calcext:value-type="float">
            <text:p>62847</text:p>
          </table:table-cell>
          <table:table-cell office:value-type="float" office:value="65.3" calcext:value-type="float">
            <text:p>65,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1859" calcext:value-type="float">
            <text:p>141859</text:p>
          </table:table-cell>
          <table:table-cell office:value-type="float" office:value="76" calcext:value-type="float">
            <text:p>76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12951" calcext:value-type="float">
            <text:p>11295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743" calcext:value-type="float">
            <text:p>35743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3338" calcext:value-type="float">
            <text:p>103338</text:p>
          </table:table-cell>
          <table:table-cell office:value-type="float" office:value="69" calcext:value-type="float">
            <text:p>69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55445" calcext:value-type="float">
            <text:p>155445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4869" calcext:value-type="float">
            <text:p>44869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2446" calcext:value-type="float">
            <text:p>92446</text:p>
          </table:table-cell>
          <table:table-cell office:value-type="float" office:value="73" calcext:value-type="float">
            <text:p>73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93196" calcext:value-type="float">
            <text:p>9319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639" calcext:value-type="float">
            <text:p>34639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755" calcext:value-type="float">
            <text:p>87755</text:p>
          </table:table-cell>
          <table:table-cell office:value-type="float" office:value="72.3" calcext:value-type="float">
            <text:p>72,3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73159" calcext:value-type="float">
            <text:p>73159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222" calcext:value-type="float">
            <text:p>29222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6565" calcext:value-type="float">
            <text:p>456565</text:p>
          </table:table-cell>
          <table:table-cell office:value-type="float" office:value="70" calcext:value-type="float">
            <text:p>70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99531" calcext:value-type="float">
            <text:p>99531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685" calcext:value-type="float">
            <text:p>35685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5168" calcext:value-type="float">
            <text:p>125168</text:p>
          </table:table-cell>
          <table:table-cell office:value-type="float" office:value="73" calcext:value-type="float">
            <text:p>73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89568" calcext:value-type="float">
            <text:p>18956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073" calcext:value-type="float">
            <text:p>27073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9176" calcext:value-type="float">
            <text:p>249176</text:p>
          </table:table-cell>
          <table:table-cell office:value-type="float" office:value="63" calcext:value-type="float">
            <text:p>63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83265" calcext:value-type="float">
            <text:p>83265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904" calcext:value-type="float">
            <text:p>33904</text:p>
          </table:table-cell>
          <table:table-cell office:value-type="float" office:value="62.4" calcext:value-type="float">
            <text:p>62,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061" calcext:value-type="float">
            <text:p>60061</text:p>
          </table:table-cell>
          <table:table-cell office:value-type="float" office:value="73" calcext:value-type="float">
            <text:p>73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93570" calcext:value-type="float">
            <text:p>9357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870" calcext:value-type="float">
            <text:p>3287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5842" calcext:value-type="float">
            <text:p>95842</text:p>
          </table:table-cell>
          <table:table-cell office:value-type="float" office:value="72" calcext:value-type="float">
            <text:p>72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38181" calcext:value-type="float">
            <text:p>138181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201" calcext:value-type="float">
            <text:p>312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6798" calcext:value-type="float">
            <text:p>136798</text:p>
          </table:table-cell>
          <table:table-cell office:value-type="float" office:value="71" calcext:value-type="float">
            <text:p>71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41295" calcext:value-type="float">
            <text:p>141295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1504" calcext:value-type="float">
            <text:p>21504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229" calcext:value-type="float">
            <text:p>100229</text:p>
          </table:table-cell>
          <table:table-cell office:value-type="float" office:value="70.3" calcext:value-type="float">
            <text:p>70,3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11490" calcext:value-type="float">
            <text:p>11149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258" calcext:value-type="float">
            <text:p>47258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771" calcext:value-type="float">
            <text:p>112771</text:p>
          </table:table-cell>
          <table:table-cell office:value-type="float" office:value="71" calcext:value-type="float">
            <text:p>71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37847" calcext:value-type="float">
            <text:p>137847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933" calcext:value-type="float">
            <text:p>50933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0232" calcext:value-type="float">
            <text:p>160232</text:p>
          </table:table-cell>
          <table:table-cell office:value-type="float" office:value="72" calcext:value-type="float">
            <text:p>72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4778" calcext:value-type="float">
            <text:p>7477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765" calcext:value-type="float">
            <text:p>35765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2276" calcext:value-type="float">
            <text:p>102276</text:p>
          </table:table-cell>
          <table:table-cell office:value-type="float" office:value="67" calcext:value-type="float">
            <text:p>67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51104" calcext:value-type="float">
            <text:p>15110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318" calcext:value-type="float">
            <text:p>31318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925" calcext:value-type="float">
            <text:p>97925</text:p>
          </table:table-cell>
          <table:table-cell office:value-type="float" office:value="72" calcext:value-type="float">
            <text:p>72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6021" calcext:value-type="float">
            <text:p>76021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881" calcext:value-type="float">
            <text:p>25881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5861" calcext:value-type="float">
            <text:p>155861</text:p>
          </table:table-cell>
          <table:table-cell office:value-type="float" office:value="67" calcext:value-type="float">
            <text:p>67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48526" calcext:value-type="float">
            <text:p>14852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733" calcext:value-type="float">
            <text:p>32733</text:p>
          </table:table-cell>
          <table:table-cell office:value-type="float" office:value="59.4" calcext:value-type="float">
            <text:p>59,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1070" calcext:value-type="float">
            <text:p>101070</text:p>
          </table:table-cell>
          <table:table-cell office:value-type="float" office:value="70" calcext:value-type="float">
            <text:p>70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37996" calcext:value-type="float">
            <text:p>13799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617" calcext:value-type="float">
            <text:p>37617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100" calcext:value-type="float">
            <text:p>63100</text:p>
          </table:table-cell>
          <table:table-cell office:value-type="float" office:value="72" calcext:value-type="float">
            <text:p>72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62557" calcext:value-type="float">
            <text:p>162557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922" calcext:value-type="float">
            <text:p>5492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2206" calcext:value-type="float">
            <text:p>162206</text:p>
          </table:table-cell>
          <table:table-cell office:value-type="float" office:value="72.3" calcext:value-type="float">
            <text:p>72,3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4066" calcext:value-type="float">
            <text:p>74066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832" calcext:value-type="float">
            <text:p>59832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8340" calcext:value-type="float">
            <text:p>168340</text:p>
          </table:table-cell>
          <table:table-cell office:value-type="float" office:value="64.4" calcext:value-type="float">
            <text:p>64,4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37522" calcext:value-type="float">
            <text:p>13752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567" calcext:value-type="float">
            <text:p>57567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3931" calcext:value-type="float">
            <text:p>133931</text:p>
          </table:table-cell>
          <table:table-cell office:value-type="float" office:value="66" calcext:value-type="float">
            <text:p>66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84117" calcext:value-type="float">
            <text:p>84117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022" calcext:value-type="float">
            <text:p>39022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60533" calcext:value-type="float">
            <text:p>1960533</text:p>
          </table:table-cell>
          <table:table-cell office:value-type="float" office:value="70" calcext:value-type="float">
            <text:p>70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0816" calcext:value-type="float">
            <text:p>7081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759" calcext:value-type="float">
            <text:p>47759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3054" calcext:value-type="float">
            <text:p>113054</text:p>
          </table:table-cell>
          <table:table-cell office:value-type="float" office:value="64" calcext:value-type="float">
            <text:p>64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54640" calcext:value-type="float">
            <text:p>154640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273" calcext:value-type="float">
            <text:p>38273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1294" calcext:value-type="float">
            <text:p>161294</text:p>
          </table:table-cell>
          <table:table-cell office:value-type="float" office:value="74" calcext:value-type="float">
            <text:p>74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41166" calcext:value-type="float">
            <text:p>14116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1790" calcext:value-type="float">
            <text:p>21790</text:p>
          </table:table-cell>
          <table:table-cell office:value-type="float" office:value="63.4" calcext:value-type="float">
            <text:p>63,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3244" calcext:value-type="float">
            <text:p>103244</text:p>
          </table:table-cell>
          <table:table-cell office:value-type="float" office:value="72" calcext:value-type="float">
            <text:p>72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48367" calcext:value-type="float">
            <text:p>148367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824" calcext:value-type="float">
            <text:p>34824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5605" calcext:value-type="float">
            <text:p>115605</text:p>
          </table:table-cell>
          <table:table-cell office:value-type="float" office:value="70" calcext:value-type="float">
            <text:p>70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80354" calcext:value-type="float">
            <text:p>18035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395" calcext:value-type="float">
            <text:p>67395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765" calcext:value-type="float">
            <text:p>110765</text:p>
          </table:table-cell>
          <table:table-cell office:value-type="float" office:value="70" calcext:value-type="float">
            <text:p>70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73499" calcext:value-type="float">
            <text:p>173499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470" calcext:value-type="float">
            <text:p>6047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796" calcext:value-type="float">
            <text:p>52796</text:p>
          </table:table-cell>
          <table:table-cell office:value-type="float" office:value="61.4" calcext:value-type="float">
            <text:p>61,4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36839" calcext:value-type="float">
            <text:p>13683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1896" calcext:value-type="float">
            <text:p>71896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311" calcext:value-type="float">
            <text:p>109311</text:p>
          </table:table-cell>
          <table:table-cell office:value-type="float" office:value="70" calcext:value-type="float">
            <text:p>70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1441" calcext:value-type="float">
            <text:p>7144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929" calcext:value-type="float">
            <text:p>57929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249" calcext:value-type="float">
            <text:p>60249</text:p>
          </table:table-cell>
          <table:table-cell office:value-type="float" office:value="75" calcext:value-type="float">
            <text:p>75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1382" calcext:value-type="float">
            <text:p>7138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766" calcext:value-type="float">
            <text:p>56766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842" calcext:value-type="float">
            <text:p>91842</text:p>
          </table:table-cell>
          <table:table-cell office:value-type="float" office:value="70" calcext:value-type="float">
            <text:p>70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50384" calcext:value-type="float">
            <text:p>15038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2988" calcext:value-type="float">
            <text:p>72988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2750" calcext:value-type="float">
            <text:p>92750</text:p>
          </table:table-cell>
          <table:table-cell office:value-type="float" office:value="74" calcext:value-type="float">
            <text:p>74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06028" calcext:value-type="float">
            <text:p>10602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708" calcext:value-type="float">
            <text:p>39708</text:p>
          </table:table-cell>
          <table:table-cell office:value-type="float" office:value="66.3" calcext:value-type="float">
            <text:p>66,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440" calcext:value-type="float">
            <text:p>51440</text:p>
          </table:table-cell>
          <table:table-cell office:value-type="float" office:value="70" calcext:value-type="float">
            <text:p>70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34443" calcext:value-type="float">
            <text:p>13444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324" calcext:value-type="float">
            <text:p>62324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103" calcext:value-type="float">
            <text:p>62103</text:p>
          </table:table-cell>
          <table:table-cell office:value-type="float" office:value="70" calcext:value-type="float">
            <text:p>70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2457" calcext:value-type="float">
            <text:p>7245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4220" calcext:value-type="float">
            <text:p>8422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0411" calcext:value-type="float">
            <text:p>180411</text:p>
          </table:table-cell>
          <table:table-cell office:value-type="float" office:value="70" calcext:value-type="float">
            <text:p>70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1340" calcext:value-type="float">
            <text:p>71340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989" calcext:value-type="float">
            <text:p>28989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9362" calcext:value-type="float">
            <text:p>99362</text:p>
          </table:table-cell>
          <table:table-cell office:value-type="float" office:value="68" calcext:value-type="float">
            <text:p>68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42078" calcext:value-type="float">
            <text:p>14207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450" calcext:value-type="float">
            <text:p>6345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133" calcext:value-type="float">
            <text:p>98133</text:p>
          </table:table-cell>
          <table:table-cell office:value-type="float" office:value="73.3" calcext:value-type="float">
            <text:p>73,3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4634" calcext:value-type="float">
            <text:p>7463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720" calcext:value-type="float">
            <text:p>3672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1721" calcext:value-type="float">
            <text:p>101721</text:p>
          </table:table-cell>
          <table:table-cell office:value-type="float" office:value="67" calcext:value-type="float">
            <text:p>67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4900" calcext:value-type="float">
            <text:p>7490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909" calcext:value-type="float">
            <text:p>34909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265" calcext:value-type="float">
            <text:p>98265</text:p>
          </table:table-cell>
          <table:table-cell office:value-type="float" office:value="73" calcext:value-type="float">
            <text:p>73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92039" calcext:value-type="float">
            <text:p>9203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096" calcext:value-type="float">
            <text:p>32096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193" calcext:value-type="float">
            <text:p>64193</text:p>
          </table:table-cell>
          <table:table-cell office:value-type="float" office:value="69" calcext:value-type="float">
            <text:p>69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2158" calcext:value-type="float">
            <text:p>72158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116" calcext:value-type="float">
            <text:p>34116</text:p>
          </table:table-cell>
          <table:table-cell office:value-type="float" office:value="65.3" calcext:value-type="float">
            <text:p>65,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246" calcext:value-type="float">
            <text:p>100246</text:p>
          </table:table-cell>
          <table:table-cell office:value-type="float" office:value="75" calcext:value-type="float">
            <text:p>75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0332" calcext:value-type="float">
            <text:p>7033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786" calcext:value-type="float">
            <text:p>34786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3410" calcext:value-type="float">
            <text:p>103410</text:p>
          </table:table-cell>
          <table:table-cell office:value-type="float" office:value="68" calcext:value-type="float">
            <text:p>68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87732" calcext:value-type="float">
            <text:p>87732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855" calcext:value-type="float">
            <text:p>55855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737" calcext:value-type="float">
            <text:p>59737</text:p>
          </table:table-cell>
          <table:table-cell office:value-type="float" office:value="70" calcext:value-type="float">
            <text:p>70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84997" calcext:value-type="float">
            <text:p>84997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961" calcext:value-type="float">
            <text:p>45961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6601" calcext:value-type="float">
            <text:p>156601</text:p>
          </table:table-cell>
          <table:table-cell office:value-type="float" office:value="71" calcext:value-type="float">
            <text:p>71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38987" calcext:value-type="float">
            <text:p>13898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432" calcext:value-type="float">
            <text:p>33432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879" calcext:value-type="float">
            <text:p>50879</text:p>
          </table:table-cell>
          <table:table-cell office:value-type="float" office:value="70.3" calcext:value-type="float">
            <text:p>70,3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2935" calcext:value-type="float">
            <text:p>72935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224" calcext:value-type="float">
            <text:p>35224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1339" calcext:value-type="float">
            <text:p>211339</text:p>
          </table:table-cell>
          <table:table-cell office:value-type="float" office:value="66" calcext:value-type="float">
            <text:p>66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2548" calcext:value-type="float">
            <text:p>7254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688" calcext:value-type="float">
            <text:p>55688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3296" calcext:value-type="float">
            <text:p>193296</text:p>
          </table:table-cell>
          <table:table-cell office:value-type="float" office:value="65" calcext:value-type="float">
            <text:p>65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38338" calcext:value-type="float">
            <text:p>13833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323" calcext:value-type="float">
            <text:p>33323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9783" calcext:value-type="float">
            <text:p>219783</text:p>
          </table:table-cell>
          <table:table-cell office:value-type="float" office:value="69" calcext:value-type="float">
            <text:p>69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48263" calcext:value-type="float">
            <text:p>14826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358" calcext:value-type="float">
            <text:p>46358</text:p>
          </table:table-cell>
          <table:table-cell office:value-type="float" office:value="60.4" calcext:value-type="float">
            <text:p>60,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043" calcext:value-type="float">
            <text:p>106043</text:p>
          </table:table-cell>
          <table:table-cell office:value-type="float" office:value="71" calcext:value-type="float">
            <text:p>71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65463" calcext:value-type="float">
            <text:p>65463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205" calcext:value-type="float">
            <text:p>31205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094" calcext:value-type="float">
            <text:p>94094</text:p>
          </table:table-cell>
          <table:table-cell office:value-type="float" office:value="74" calcext:value-type="float">
            <text:p>74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2846" calcext:value-type="float">
            <text:p>7284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733" calcext:value-type="float">
            <text:p>34733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754" calcext:value-type="float">
            <text:p>109754</text:p>
          </table:table-cell>
          <table:table-cell office:value-type="float" office:value="61" calcext:value-type="float">
            <text:p>61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14283" calcext:value-type="float">
            <text:p>11428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619" calcext:value-type="float">
            <text:p>29619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628" calcext:value-type="float">
            <text:p>25628</text:p>
          </table:table-cell>
          <table:table-cell office:value-type="float" office:value="63" calcext:value-type="float">
            <text:p>63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1697" calcext:value-type="float">
            <text:p>7169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111" calcext:value-type="float">
            <text:p>36111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240" calcext:value-type="float">
            <text:p>64240</text:p>
          </table:table-cell>
          <table:table-cell office:value-type="float" office:value="76.2" calcext:value-type="float">
            <text:p>76,2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3170" calcext:value-type="float">
            <text:p>7317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458" calcext:value-type="float">
            <text:p>61458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265" calcext:value-type="float">
            <text:p>74265</text:p>
          </table:table-cell>
          <table:table-cell office:value-type="float" office:value="65" calcext:value-type="float">
            <text:p>65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69708" calcext:value-type="float">
            <text:p>6970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495" calcext:value-type="float">
            <text:p>55495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538" calcext:value-type="float">
            <text:p>98538</text:p>
          </table:table-cell>
          <table:table-cell office:value-type="float" office:value="62" calcext:value-type="float">
            <text:p>62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95561" calcext:value-type="float">
            <text:p>195561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910" calcext:value-type="float">
            <text:p>31910</text:p>
          </table:table-cell>
          <table:table-cell office:value-type="float" office:value="65.3" calcext:value-type="float">
            <text:p>65,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400" calcext:value-type="float">
            <text:p>48400</text:p>
          </table:table-cell>
          <table:table-cell office:value-type="float" office:value="61" calcext:value-type="float">
            <text:p>61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47578" calcext:value-type="float">
            <text:p>14757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591" calcext:value-type="float">
            <text:p>28591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881" calcext:value-type="float">
            <text:p>75881</text:p>
          </table:table-cell>
          <table:table-cell office:value-type="float" office:value="56" calcext:value-type="float">
            <text:p>56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45000" calcext:value-type="float">
            <text:p>145000</text:p>
          </table:table-cell>
          <table:table-cell office:value-type="float" office:value="97" calcext:value-type="float">
            <text:p>9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904" calcext:value-type="float">
            <text:p>45904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5058" calcext:value-type="float">
            <text:p>105058</text:p>
          </table:table-cell>
          <table:table-cell office:value-type="float" office:value="68" calcext:value-type="float">
            <text:p>68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8573" calcext:value-type="float">
            <text:p>7857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112" calcext:value-type="float">
            <text:p>29112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368" calcext:value-type="float">
            <text:p>66368</text:p>
          </table:table-cell>
          <table:table-cell office:value-type="float" office:value="73" calcext:value-type="float">
            <text:p>73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36591" calcext:value-type="float">
            <text:p>13659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695" calcext:value-type="float">
            <text:p>25695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2414" calcext:value-type="float">
            <text:p>92414</text:p>
          </table:table-cell>
          <table:table-cell office:value-type="float" office:value="68" calcext:value-type="float">
            <text:p>68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24653" calcext:value-type="float">
            <text:p>12465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810" calcext:value-type="float">
            <text:p>28810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466:.B565])" office:value-type="float" office:value="535623.23" calcext:value-type="float">
            <text:p>535623,23</text:p>
          </table:table-cell>
          <table:table-cell table:formula="of:=AVERAGE([.C466:.C565])" office:value-type="float" office:value="72.423" calcext:value-type="float">
            <text:p>72,423</text:p>
          </table:table-cell>
          <table:table-cell table:formula="of:=AVERAGE([.D466:.D565])" office:value-type="float" office:value="8.22" calcext:value-type="float">
            <text:p>8,22</text:p>
          </table:table-cell>
          <table:table-cell table:number-columns-repeated="2"/>
          <table:table-cell table:formula="of:=AVERAGE([.G466:.G565])" office:value-type="float" office:value="109635.53" calcext:value-type="float">
            <text:p>109635,53</text:p>
          </table:table-cell>
          <table:table-cell table:formula="of:=AVERAGE([.H466:.H565])" office:value-type="float" office:value="99.48" calcext:value-type="float">
            <text:p>99,48</text:p>
          </table:table-cell>
          <table:table-cell table:formula="of:=AVERAGE([.I466:.I565])" office:value-type="float" office:value="1.7" calcext:value-type="float">
            <text:p>1,7</text:p>
          </table:table-cell>
          <table:table-cell table:number-columns-repeated="2"/>
          <table:table-cell table:formula="of:=AVERAGE([.L466:.L565])" office:value-type="float" office:value="45029.86" calcext:value-type="float">
            <text:p>45029,86</text:p>
          </table:table-cell>
          <table:table-cell table:formula="of:=AVERAGE([.M466:.M565])" office:value-type="float" office:value="65.162" calcext:value-type="float">
            <text:p>65,162</text:p>
          </table:table-cell>
          <table:table-cell table:formula="of:=AVERAGE([.N466:.N565])" office:value-type="float" office:value="6.938" calcext:value-type="float">
            <text:p>6,9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466:.B565])" office:value-type="float" office:value="2586608.92641773" calcext:value-type="float">
            <text:p>2586608,92641773</text:p>
          </table:table-cell>
          <table:table-cell table:formula="of:=STDEVP([.C466:.C565])" office:value-type="float" office:value="7.24558976205526" calcext:value-type="float">
            <text:p>7,24558976205526</text:p>
          </table:table-cell>
          <table:table-cell table:formula="of:=STDEVP([.D466:.D565])" office:value-type="float" office:value="1.26712272491657" calcext:value-type="float">
            <text:p>1,26712272491657</text:p>
          </table:table-cell>
          <table:table-cell table:number-columns-repeated="2"/>
          <table:table-cell table:formula="of:=STDEVP([.G466:.G565])" office:value-type="float" office:value="35687.0590016759" calcext:value-type="float">
            <text:p>35687,0590016759</text:p>
          </table:table-cell>
          <table:table-cell table:formula="of:=STDEVP([.H466:.H565])" office:value-type="float" office:value="0.741350119714025" calcext:value-type="float">
            <text:p>0,741350119714025</text:p>
          </table:table-cell>
          <table:table-cell table:formula="of:=STDEVP([.I466:.I565])" office:value-type="float" office:value="0" calcext:value-type="float">
            <text:p>0</text:p>
          </table:table-cell>
          <table:table-cell table:number-columns-repeated="2"/>
          <table:table-cell table:formula="of:=STDEVP([.L466:.L565])" office:value-type="float" office:value="47048.3608996148" calcext:value-type="float">
            <text:p>47048,3608996148</text:p>
          </table:table-cell>
          <table:table-cell table:formula="of:=STDEVP([.M466:.M565])" office:value-type="float" office:value="6.38865838811249" calcext:value-type="float">
            <text:p>6,38865838811249</text:p>
          </table:table-cell>
          <table:table-cell table:formula="of:=STDEVP([.N466:.N565])" office:value-type="float" office:value="0.421373943190607" calcext:value-type="float">
            <text:p>0,4213739431906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466:.B565])" office:value-type="float" office:value="103077" calcext:value-type="float">
            <text:p>103077</text:p>
          </table:table-cell>
          <table:table-cell table:formula="of:=MEDIAN([.C466:.C565])" office:value-type="float" office:value="72" calcext:value-type="float">
            <text:p>72</text:p>
          </table:table-cell>
          <table:table-cell table:formula="of:=MEDIAN([.D466:.D565])" office:value-type="float" office:value="8.5" calcext:value-type="float">
            <text:p>8,5</text:p>
          </table:table-cell>
          <table:table-cell table:number-columns-repeated="2"/>
          <table:table-cell table:formula="of:=MEDIAN([.G466:.G565])" office:value-type="float" office:value="104724" calcext:value-type="float">
            <text:p>104724</text:p>
          </table:table-cell>
          <table:table-cell table:formula="of:=MEDIAN([.H466:.H565])" office:value-type="float" office:value="100" calcext:value-type="float">
            <text:p>100</text:p>
          </table:table-cell>
          <table:table-cell table:formula="of:=MEDIAN([.I466:.I565])" office:value-type="float" office:value="1.7" calcext:value-type="float">
            <text:p>1,7</text:p>
          </table:table-cell>
          <table:table-cell table:number-columns-repeated="2"/>
          <table:table-cell table:formula="of:=MEDIAN([.L466:.L565])" office:value-type="float" office:value="35408.5" calcext:value-type="float">
            <text:p>35408,5</text:p>
          </table:table-cell>
          <table:table-cell table:formula="of:=MEDIAN([.M466:.M565])" office:value-type="float" office:value="64" calcext:value-type="float">
            <text:p>64</text:p>
          </table:table-cell>
          <table:table-cell table:formula="of:=MEDIAN([.N466:.N565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466:.B515])" office:value-type="float" office:value="928426.74" calcext:value-type="float">
            <text:p>928426,74</text:p>
          </table:table-cell>
          <table:table-cell table:formula="of:=AVERAGE([.C466:.C515])" office:value-type="float" office:value="75.902" calcext:value-type="float">
            <text:p>75,902</text:p>
          </table:table-cell>
          <table:table-cell table:formula="of:=AVERAGE([.D466:.D515])" office:value-type="float" office:value="7.94" calcext:value-type="float">
            <text:p>7,94</text:p>
          </table:table-cell>
          <table:table-cell table:number-columns-repeated="2"/>
          <table:table-cell table:formula="of:=AVERAGE([.G466:.G515])" office:value-type="float" office:value="108386.18" calcext:value-type="float">
            <text:p>108386,18</text:p>
          </table:table-cell>
          <table:table-cell table:formula="of:=AVERAGE([.H466:.H515])" office:value-type="float" office:value="99.38" calcext:value-type="float">
            <text:p>99,38</text:p>
          </table:table-cell>
          <table:table-cell table:formula="of:=AVERAGE([.I466:.I515])" office:value-type="float" office:value="1.7" calcext:value-type="float">
            <text:p>1,7</text:p>
          </table:table-cell>
          <table:table-cell table:number-columns-repeated="2"/>
          <table:table-cell table:formula="of:=AVERAGE([.L466:.L515])" office:value-type="float" office:value="46084.92" calcext:value-type="float">
            <text:p>46084,92</text:p>
          </table:table-cell>
          <table:table-cell table:formula="of:=AVERAGE([.M466:.M515])" office:value-type="float" office:value="66.862" calcext:value-type="float">
            <text:p>66,862</text:p>
          </table:table-cell>
          <table:table-cell table:formula="of:=AVERAGE([.N466:.N515])" office:value-type="float" office:value="6.876" calcext:value-type="float">
            <text:p>6,8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516:.B565])" office:value-type="float" office:value="142819.72" calcext:value-type="float">
            <text:p>142819,72</text:p>
          </table:table-cell>
          <table:table-cell table:formula="of:=AVERAGE([.C516:.C565])" office:value-type="float" office:value="68.944" calcext:value-type="float">
            <text:p>68,944</text:p>
          </table:table-cell>
          <table:table-cell table:formula="of:=AVERAGE([.D516:.D565])" office:value-type="float" office:value="8.5" calcext:value-type="float">
            <text:p>8,5</text:p>
          </table:table-cell>
          <table:table-cell table:number-columns-repeated="2"/>
          <table:table-cell table:formula="of:=AVERAGE([.G516:.G565])" office:value-type="float" office:value="110884.88" calcext:value-type="float">
            <text:p>110884,88</text:p>
          </table:table-cell>
          <table:table-cell table:formula="of:=AVERAGE([.H516:.H565])" office:value-type="float" office:value="99.58" calcext:value-type="float">
            <text:p>99,58</text:p>
          </table:table-cell>
          <table:table-cell table:formula="of:=AVERAGE([.I516:.I565])" office:value-type="float" office:value="1.7" calcext:value-type="float">
            <text:p>1,7</text:p>
          </table:table-cell>
          <table:table-cell table:number-columns-repeated="2"/>
          <table:table-cell table:formula="of:=AVERAGE([.L516:.L565])" office:value-type="float" office:value="43974.8" calcext:value-type="float">
            <text:p>43974,8</text:p>
          </table:table-cell>
          <table:table-cell table:formula="of:=AVERAGE([.M516:.M565])" office:value-type="float" office:value="63.462" calcext:value-type="float">
            <text:p>63,462</text:p>
          </table:table-cell>
          <table:table-cell table:formula="of:=AVERAGE([.N516:.N565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516:.B565])" office:value-type="float" office:value="263155.564491427" calcext:value-type="float">
            <text:p>263155,564491427</text:p>
          </table:table-cell>
          <table:table-cell table:formula="of:=STDEVP([.C516:.C565])" office:value-type="float" office:value="4.17938560077914" calcext:value-type="float">
            <text:p>4,17938560077914</text:p>
          </table:table-cell>
          <table:table-cell table:formula="of:=STDEVP([.D516:.D565])" office:value-type="float" office:value="0" calcext:value-type="float">
            <text:p>0</text:p>
          </table:table-cell>
          <table:table-cell table:number-columns-repeated="2"/>
          <table:table-cell table:formula="of:=STDEVP([.G516:.G565])" office:value-type="float" office:value="37393.4148842493" calcext:value-type="float">
            <text:p>37393,4148842493</text:p>
          </table:table-cell>
          <table:table-cell table:formula="of:=STDEVP([.H516:.H565])" office:value-type="float" office:value="0.695413546028548" calcext:value-type="float">
            <text:p>0,695413546028548</text:p>
          </table:table-cell>
          <table:table-cell table:formula="of:=STDEVP([.I516:.I565])" office:value-type="float" office:value="0" calcext:value-type="float">
            <text:p>0</text:p>
          </table:table-cell>
          <table:table-cell table:number-columns-repeated="2"/>
          <table:table-cell table:formula="of:=STDEVP([.L516:.L565])" office:value-type="float" office:value="14515.8278317153" calcext:value-type="float">
            <text:p>14515,8278317153</text:p>
          </table:table-cell>
          <table:table-cell table:formula="of:=STDEVP([.M516:.M565])" office:value-type="float" office:value="2.70435870401839" calcext:value-type="float">
            <text:p>2,70435870401839</text:p>
          </table:table-cell>
          <table:table-cell table:formula="of:=STDEVP([.N516:.N565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466:.B515])" office:value-type="float" office:value="106458.5" calcext:value-type="float">
            <text:p>106458,5</text:p>
          </table:table-cell>
          <table:table-cell table:formula="of:=MEDIAN([.C466:.C515])" office:value-type="float" office:value="73" calcext:value-type="float">
            <text:p>73</text:p>
          </table:table-cell>
          <table:table-cell table:formula="of:=MEDIAN([.D466:.D515])" office:value-type="float" office:value="8.6" calcext:value-type="float">
            <text:p>8,6</text:p>
          </table:table-cell>
          <table:table-cell table:number-columns-repeated="2"/>
          <table:table-cell table:formula="of:=MEDIAN([.G466:.G515])" office:value-type="float" office:value="101480" calcext:value-type="float">
            <text:p>101480</text:p>
          </table:table-cell>
          <table:table-cell table:formula="of:=MEDIAN([.H466:.H515])" office:value-type="float" office:value="100" calcext:value-type="float">
            <text:p>100</text:p>
          </table:table-cell>
          <table:table-cell table:formula="of:=MEDIAN([.I466:.I515])" office:value-type="float" office:value="1.7" calcext:value-type="float">
            <text:p>1,7</text:p>
          </table:table-cell>
          <table:table-cell table:number-columns-repeated="2"/>
          <table:table-cell table:formula="of:=MEDIAN([.L466:.L515])" office:value-type="float" office:value="33970.5" calcext:value-type="float">
            <text:p>33970,5</text:p>
          </table:table-cell>
          <table:table-cell table:formula="of:=MEDIAN([.M466:.M515])" office:value-type="float" office:value="65" calcext:value-type="float">
            <text:p>65</text:p>
          </table:table-cell>
          <table:table-cell table:formula="of:=MEDIAN([.N466:.N515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516:.B565])" office:value-type="float" office:value="100658" calcext:value-type="float">
            <text:p>100658</text:p>
          </table:table-cell>
          <table:table-cell table:formula="of:=MEDIAN([.C516:.C565])" office:value-type="float" office:value="70" calcext:value-type="float">
            <text:p>70</text:p>
          </table:table-cell>
          <table:table-cell table:formula="of:=MEDIAN([.D516:.D565])" office:value-type="float" office:value="8.5" calcext:value-type="float">
            <text:p>8,5</text:p>
          </table:table-cell>
          <table:table-cell table:number-columns-repeated="2"/>
          <table:table-cell table:formula="of:=MEDIAN([.G516:.G565])" office:value-type="float" office:value="108759" calcext:value-type="float">
            <text:p>108759</text:p>
          </table:table-cell>
          <table:table-cell table:formula="of:=MEDIAN([.H516:.H565])" office:value-type="float" office:value="100" calcext:value-type="float">
            <text:p>100</text:p>
          </table:table-cell>
          <table:table-cell table:formula="of:=MEDIAN([.I516:.I565])" office:value-type="float" office:value="1.7" calcext:value-type="float">
            <text:p>1,7</text:p>
          </table:table-cell>
          <table:table-cell table:number-columns-repeated="2"/>
          <table:table-cell table:formula="of:=MEDIAN([.L516:.L565])" office:value-type="float" office:value="37945" calcext:value-type="float">
            <text:p>37945</text:p>
          </table:table-cell>
          <table:table-cell table:formula="of:=MEDIAN([.M516:.M565])" office:value-type="float" office:value="64" calcext:value-type="float">
            <text:p>64</text:p>
          </table:table-cell>
          <table:table-cell table:formula="of:=MEDIAN([.N516:.N565])" office:value-type="float" office:value="7" calcext:value-type="float">
            <text:p>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.00.0000</text:date>, <text:time style:data-style-name="N2" text:time-value="14:28:35.45437070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09:23:47.843328695</meta:creation-date>
    <meta:editing-duration>PT7H52M17S</meta:editing-duration>
    <meta:editing-cycles>25</meta:editing-cycles>
    <meta:generator>LibreOffice/6.0.7.3$Linux_X86_64 LibreOffice_project/00m0$Build-3</meta:generator>
    <dc:date>2020-10-20T14:28:46.853171976</dc:date>
    <meta:document-statistic meta:table-count="1" meta:cell-count="5126" meta:object-count="0"/>
  </office:meta>
</office:document-meta>
</file>